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uxhist_schema_x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xt_x</text:p>
          </table:table-cell>
          <table:table-cell office:value-type="string" calcext:value-type="string">
            <text:p>delta_x</text:p>
          </table:table-cell>
          <table:table-cell office:value-type="string" calcext:value-type="string">
            <text:p>variazione risp media</text:p>
          </table:table-cell>
          <table:table-cell table:number-columns-repeated="3"/>
        </table:table-row>
        <table:table-row table:style-name="ro1">
          <table:table-cell office:value-type="float" office:value="-1215126.60342843" calcext:value-type="float">
            <text:p>-1215126.60342843</text:p>
          </table:table-cell>
          <table:table-cell office:value-type="float" office:value="-1204115.32467712" calcext:value-type="float">
            <text:p>-1204115.32467712</text:p>
          </table:table-cell>
          <table:table-cell table:formula="of:=[.B2]-[.A2]" office:value-type="float" office:value="11011.2787513074" calcext:value-type="float">
            <text:p>11011.2787513074</text:p>
          </table:table-cell>
          <table:table-cell table:formula="of:=[.C2]-[.$C$524]" office:value-type="float" office:value="0.137813956902392" calcext:value-type="float">
            <text:p>0.1378139569</text:p>
          </table:table-cell>
          <table:table-cell table:number-columns-repeated="3"/>
        </table:table-row>
        <table:table-row table:style-name="ro1">
          <table:table-cell office:value-type="float" office:value="-1204115.32467712" calcext:value-type="float">
            <text:p>-1204115.32467712</text:p>
          </table:table-cell>
          <table:table-cell office:value-type="float" office:value="-1193104.15724531" calcext:value-type="float">
            <text:p>-1193104.15724531</text:p>
          </table:table-cell>
          <table:table-cell table:formula="of:=[.B3]-[.A3]" office:value-type="float" office:value="11011.1674318167" calcext:value-type="float">
            <text:p>11011.1674318167</text:p>
          </table:table-cell>
          <table:table-cell table:formula="of:=[.C3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1193104.15724531" calcext:value-type="float">
            <text:p>-1193104.15724531</text:p>
          </table:table-cell>
          <table:table-cell office:value-type="float" office:value="-1182092.98981349" calcext:value-type="float">
            <text:p>-1182092.98981349</text:p>
          </table:table-cell>
          <table:table-cell table:formula="of:=[.B4]-[.A4]" office:value-type="float" office:value="11011.1674318165" calcext:value-type="float">
            <text:p>11011.1674318165</text:p>
          </table:table-cell>
          <table:table-cell table:formula="of:=[.C4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-1182092.98981349" calcext:value-type="float">
            <text:p>-1182092.98981349</text:p>
          </table:table-cell>
          <table:table-cell office:value-type="float" office:value="-1171081.82238167" calcext:value-type="float">
            <text:p>-1171081.82238167</text:p>
          </table:table-cell>
          <table:table-cell table:formula="of:=[.B5]-[.A5]" office:value-type="float" office:value="11011.1674318169" calcext:value-type="float">
            <text:p>11011.1674318169</text:p>
          </table:table-cell>
          <table:table-cell table:formula="of:=[.C5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-1171081.82238167" calcext:value-type="float">
            <text:p>-1171081.82238167</text:p>
          </table:table-cell>
          <table:table-cell office:value-type="float" office:value="-1160070.87758884" calcext:value-type="float">
            <text:p>-1160070.87758884</text:p>
          </table:table-cell>
          <table:table-cell table:formula="of:=[.B6]-[.A6]" office:value-type="float" office:value="11010.9447928348" calcext:value-type="float">
            <text:p>11010.9447928348</text:p>
          </table:table-cell>
          <table:table-cell table:formula="of:=[.C6]-[.$C$524]" office:value-type="float" office:value="-0.196144515688502" calcext:value-type="float">
            <text:p>-0.1961445157</text:p>
          </table:table-cell>
          <table:table-cell table:number-columns-repeated="3"/>
        </table:table-row>
        <table:table-row table:style-name="ro1">
          <table:table-cell office:value-type="float" office:value="-1160070.87758884" calcext:value-type="float">
            <text:p>-1160070.87758884</text:p>
          </table:table-cell>
          <table:table-cell office:value-type="float" office:value="-1149059.71015702" calcext:value-type="float">
            <text:p>-1149059.71015702</text:p>
          </table:table-cell>
          <table:table-cell table:formula="of:=[.B7]-[.A7]" office:value-type="float" office:value="11011.1674318167" calcext:value-type="float">
            <text:p>11011.1674318167</text:p>
          </table:table-cell>
          <table:table-cell table:formula="of:=[.C7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1149059.71015702" calcext:value-type="float">
            <text:p>-1149059.71015702</text:p>
          </table:table-cell>
          <table:table-cell office:value-type="float" office:value="-1138048.54272521" calcext:value-type="float">
            <text:p>-1138048.54272521</text:p>
          </table:table-cell>
          <table:table-cell table:formula="of:=[.B8]-[.A8]" office:value-type="float" office:value="11011.1674318167" calcext:value-type="float">
            <text:p>11011.1674318167</text:p>
          </table:table-cell>
          <table:table-cell table:formula="of:=[.C8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1138048.54272521" calcext:value-type="float">
            <text:p>-1138048.54272521</text:p>
          </table:table-cell>
          <table:table-cell office:value-type="float" office:value="-1127037.37529339" calcext:value-type="float">
            <text:p>-1127037.37529339</text:p>
          </table:table-cell>
          <table:table-cell table:formula="of:=[.B9]-[.A9]" office:value-type="float" office:value="11011.1674318167" calcext:value-type="float">
            <text:p>11011.1674318167</text:p>
          </table:table-cell>
          <table:table-cell table:formula="of:=[.C9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1127037.37529339" calcext:value-type="float">
            <text:p>-1127037.37529339</text:p>
          </table:table-cell>
          <table:table-cell office:value-type="float" office:value="-1116026.20786157" calcext:value-type="float">
            <text:p>-1116026.20786157</text:p>
          </table:table-cell>
          <table:table-cell table:formula="of:=[.B10]-[.A10]" office:value-type="float" office:value="11011.1674318165" calcext:value-type="float">
            <text:p>11011.1674318165</text:p>
          </table:table-cell>
          <table:table-cell table:formula="of:=[.C10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-1116026.20786157" calcext:value-type="float">
            <text:p>-1116026.20786157</text:p>
          </table:table-cell>
          <table:table-cell office:value-type="float" office:value="-1105014.92911026" calcext:value-type="float">
            <text:p>-1105014.92911026</text:p>
          </table:table-cell>
          <table:table-cell table:formula="of:=[.B11]-[.A11]" office:value-type="float" office:value="11011.2787513076" calcext:value-type="float">
            <text:p>11011.2787513076</text:p>
          </table:table-cell>
          <table:table-cell table:formula="of:=[.C11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-1105014.92911026" calcext:value-type="float">
            <text:p>-1105014.92911026</text:p>
          </table:table-cell>
          <table:table-cell office:value-type="float" office:value="-1094003.76167845" calcext:value-type="float">
            <text:p>-1094003.76167845</text:p>
          </table:table-cell>
          <table:table-cell table:formula="of:=[.B12]-[.A12]" office:value-type="float" office:value="11011.1674318167" calcext:value-type="float">
            <text:p>11011.1674318167</text:p>
          </table:table-cell>
          <table:table-cell table:formula="of:=[.C12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1094003.76167845" calcext:value-type="float">
            <text:p>-1094003.76167845</text:p>
          </table:table-cell>
          <table:table-cell office:value-type="float" office:value="-1082992.59424663" calcext:value-type="float">
            <text:p>-1082992.59424663</text:p>
          </table:table-cell>
          <table:table-cell table:formula="of:=[.B13]-[.A13]" office:value-type="float" office:value="11011.1674318167" calcext:value-type="float">
            <text:p>11011.1674318167</text:p>
          </table:table-cell>
          <table:table-cell table:formula="of:=[.C13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1082992.59424663" calcext:value-type="float">
            <text:p>-1082992.59424663</text:p>
          </table:table-cell>
          <table:table-cell office:value-type="float" office:value="-1071981.6494538" calcext:value-type="float">
            <text:p>-1071981.6494538</text:p>
          </table:table-cell>
          <table:table-cell table:formula="of:=[.B14]-[.A14]" office:value-type="float" office:value="11010.944792835" calcext:value-type="float">
            <text:p>11010.944792835</text:p>
          </table:table-cell>
          <table:table-cell table:formula="of:=[.C14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-1071981.6494538" calcext:value-type="float">
            <text:p>-1071981.6494538</text:p>
          </table:table-cell>
          <table:table-cell office:value-type="float" office:value="-1060970.48202198" calcext:value-type="float">
            <text:p>-1060970.48202198</text:p>
          </table:table-cell>
          <table:table-cell table:formula="of:=[.B15]-[.A15]" office:value-type="float" office:value="11011.1674318165" calcext:value-type="float">
            <text:p>11011.1674318165</text:p>
          </table:table-cell>
          <table:table-cell table:formula="of:=[.C15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-1060970.48202198" calcext:value-type="float">
            <text:p>-1060970.48202198</text:p>
          </table:table-cell>
          <table:table-cell office:value-type="float" office:value="-1049959.31459016" calcext:value-type="float">
            <text:p>-1049959.31459016</text:p>
          </table:table-cell>
          <table:table-cell table:formula="of:=[.B16]-[.A16]" office:value-type="float" office:value="11011.1674318169" calcext:value-type="float">
            <text:p>11011.1674318169</text:p>
          </table:table-cell>
          <table:table-cell table:formula="of:=[.C16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-1049959.31459016" calcext:value-type="float">
            <text:p>-1049959.31459016</text:p>
          </table:table-cell>
          <table:table-cell office:value-type="float" office:value="-1038948.36979733" calcext:value-type="float">
            <text:p>-1038948.36979733</text:p>
          </table:table-cell>
          <table:table-cell table:formula="of:=[.B17]-[.A17]" office:value-type="float" office:value="11010.944792835" calcext:value-type="float">
            <text:p>11010.944792835</text:p>
          </table:table-cell>
          <table:table-cell table:formula="of:=[.C17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-1038948.36979733" calcext:value-type="float">
            <text:p>-1038948.36979733</text:p>
          </table:table-cell>
          <table:table-cell office:value-type="float" office:value="-1027937.20236551" calcext:value-type="float">
            <text:p>-1027937.20236551</text:p>
          </table:table-cell>
          <table:table-cell table:formula="of:=[.B18]-[.A18]" office:value-type="float" office:value="11011.1674318167" calcext:value-type="float">
            <text:p>11011.1674318167</text:p>
          </table:table-cell>
          <table:table-cell table:formula="of:=[.C18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1027937.20236551" calcext:value-type="float">
            <text:p>-1027937.20236551</text:p>
          </table:table-cell>
          <table:table-cell office:value-type="float" office:value="-1016925.9236142" calcext:value-type="float">
            <text:p>-1016925.9236142</text:p>
          </table:table-cell>
          <table:table-cell table:formula="of:=[.B19]-[.A19]" office:value-type="float" office:value="11011.2787513073" calcext:value-type="float">
            <text:p>11011.2787513073</text:p>
          </table:table-cell>
          <table:table-cell table:formula="of:=[.C19]-[.$C$524]" office:value-type="float" office:value="0.137813956785976" calcext:value-type="float">
            <text:p>0.1378139568</text:p>
          </table:table-cell>
          <table:table-cell table:number-columns-repeated="3"/>
        </table:table-row>
        <table:table-row table:style-name="ro1">
          <table:table-cell office:value-type="float" office:value="-1016925.9236142" calcext:value-type="float">
            <text:p>-1016925.9236142</text:p>
          </table:table-cell>
          <table:table-cell office:value-type="float" office:value="-1005914.75618239" calcext:value-type="float">
            <text:p>-1005914.75618239</text:p>
          </table:table-cell>
          <table:table-cell table:formula="of:=[.B20]-[.A20]" office:value-type="float" office:value="11011.1674318167" calcext:value-type="float">
            <text:p>11011.1674318167</text:p>
          </table:table-cell>
          <table:table-cell table:formula="of:=[.C20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1005914.75618239" calcext:value-type="float">
            <text:p>-1005914.75618239</text:p>
          </table:table-cell>
          <table:table-cell office:value-type="float" office:value="-994903.58875057" calcext:value-type="float">
            <text:p>-994903.58875057</text:p>
          </table:table-cell>
          <table:table-cell table:formula="of:=[.B21]-[.A21]" office:value-type="float" office:value="11011.1674318166" calcext:value-type="float">
            <text:p>11011.1674318166</text:p>
          </table:table-cell>
          <table:table-cell table:formula="of:=[.C21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994903.58875057" calcext:value-type="float">
            <text:p>-994903.58875057</text:p>
          </table:table-cell>
          <table:table-cell office:value-type="float" office:value="-983892.643957735" calcext:value-type="float">
            <text:p>-983892.643957735</text:p>
          </table:table-cell>
          <table:table-cell table:formula="of:=[.B22]-[.A22]" office:value-type="float" office:value="11010.9447928353" calcext:value-type="float">
            <text:p>11010.9447928353</text:p>
          </table:table-cell>
          <table:table-cell table:formula="of:=[.C22]-[.$C$524]" office:value-type="float" office:value="-0.196144515222841" calcext:value-type="float">
            <text:p>-0.1961445152</text:p>
          </table:table-cell>
          <table:table-cell table:number-columns-repeated="3"/>
        </table:table-row>
        <table:table-row table:style-name="ro1">
          <table:table-cell office:value-type="float" office:value="-983892.643957735" calcext:value-type="float">
            <text:p>-983892.643957735</text:p>
          </table:table-cell>
          <table:table-cell office:value-type="float" office:value="-972881.476525918" calcext:value-type="float">
            <text:p>-972881.476525918</text:p>
          </table:table-cell>
          <table:table-cell table:formula="of:=[.B23]-[.A23]" office:value-type="float" office:value="11011.1674318166" calcext:value-type="float">
            <text:p>11011.1674318166</text:p>
          </table:table-cell>
          <table:table-cell table:formula="of:=[.C23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972881.476525918" calcext:value-type="float">
            <text:p>-972881.476525918</text:p>
          </table:table-cell>
          <table:table-cell office:value-type="float" office:value="-961870.309094102" calcext:value-type="float">
            <text:p>-961870.309094102</text:p>
          </table:table-cell>
          <table:table-cell table:formula="of:=[.B24]-[.A24]" office:value-type="float" office:value="11011.1674318167" calcext:value-type="float">
            <text:p>11011.1674318167</text:p>
          </table:table-cell>
          <table:table-cell table:formula="of:=[.C24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961870.309094102" calcext:value-type="float">
            <text:p>-961870.309094102</text:p>
          </table:table-cell>
          <table:table-cell office:value-type="float" office:value="-950859.141662285" calcext:value-type="float">
            <text:p>-950859.141662285</text:p>
          </table:table-cell>
          <table:table-cell table:formula="of:=[.B25]-[.A25]" office:value-type="float" office:value="11011.1674318166" calcext:value-type="float">
            <text:p>11011.1674318166</text:p>
          </table:table-cell>
          <table:table-cell table:formula="of:=[.C25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950859.141662285" calcext:value-type="float">
            <text:p>-950859.141662285</text:p>
          </table:table-cell>
          <table:table-cell office:value-type="float" office:value="-939847.974230469" calcext:value-type="float">
            <text:p>-939847.974230469</text:p>
          </table:table-cell>
          <table:table-cell table:formula="of:=[.B26]-[.A26]" office:value-type="float" office:value="11011.1674318167" calcext:value-type="float">
            <text:p>11011.1674318167</text:p>
          </table:table-cell>
          <table:table-cell table:formula="of:=[.C26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939847.974230469" calcext:value-type="float">
            <text:p>-939847.974230469</text:p>
          </table:table-cell>
          <table:table-cell office:value-type="float" office:value="-928836.806798652" calcext:value-type="float">
            <text:p>-928836.806798652</text:p>
          </table:table-cell>
          <table:table-cell table:formula="of:=[.B27]-[.A27]" office:value-type="float" office:value="11011.1674318166" calcext:value-type="float">
            <text:p>11011.1674318166</text:p>
          </table:table-cell>
          <table:table-cell table:formula="of:=[.C27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928836.806798652" calcext:value-type="float">
            <text:p>-928836.806798652</text:p>
          </table:table-cell>
          <table:table-cell office:value-type="float" office:value="-917825.528047345" calcext:value-type="float">
            <text:p>-917825.528047345</text:p>
          </table:table-cell>
          <table:table-cell table:formula="of:=[.B28]-[.A28]" office:value-type="float" office:value="11011.2787513074" calcext:value-type="float">
            <text:p>11011.2787513074</text:p>
          </table:table-cell>
          <table:table-cell table:formula="of:=[.C28]-[.$C$524]" office:value-type="float" office:value="0.137813956902392" calcext:value-type="float">
            <text:p>0.1378139569</text:p>
          </table:table-cell>
          <table:table-cell table:number-columns-repeated="3"/>
        </table:table-row>
        <table:table-row table:style-name="ro1">
          <table:table-cell office:value-type="float" office:value="-917825.528047345" calcext:value-type="float">
            <text:p>-917825.528047345</text:p>
          </table:table-cell>
          <table:table-cell office:value-type="float" office:value="-906814.360615528" calcext:value-type="float">
            <text:p>-906814.360615528</text:p>
          </table:table-cell>
          <table:table-cell table:formula="of:=[.B29]-[.A29]" office:value-type="float" office:value="11011.1674318168" calcext:value-type="float">
            <text:p>11011.1674318168</text:p>
          </table:table-cell>
          <table:table-cell table:formula="of:=[.C29]-[.$C$524]" office:value-type="float" office:value="0.0264944663103961" calcext:value-type="float">
            <text:p>0.0264944663</text:p>
          </table:table-cell>
          <table:table-cell table:number-columns-repeated="3"/>
        </table:table-row>
        <table:table-row table:style-name="ro1">
          <table:table-cell office:value-type="float" office:value="-906814.360615528" calcext:value-type="float">
            <text:p>-906814.360615528</text:p>
          </table:table-cell>
          <table:table-cell office:value-type="float" office:value="-895803.415822693" calcext:value-type="float">
            <text:p>-895803.415822693</text:p>
          </table:table-cell>
          <table:table-cell table:formula="of:=[.B30]-[.A30]" office:value-type="float" office:value="11010.9447928352" calcext:value-type="float">
            <text:p>11010.9447928352</text:p>
          </table:table-cell>
          <table:table-cell table:formula="of:=[.C30]-[.$C$524]" office:value-type="float" office:value="-0.196144515339256" calcext:value-type="float">
            <text:p>-0.1961445153</text:p>
          </table:table-cell>
          <table:table-cell table:number-columns-repeated="3"/>
        </table:table-row>
        <table:table-row table:style-name="ro1">
          <table:table-cell office:value-type="float" office:value="-895803.415822693" calcext:value-type="float">
            <text:p>-895803.415822693</text:p>
          </table:table-cell>
          <table:table-cell office:value-type="float" office:value="-884792.248390876" calcext:value-type="float">
            <text:p>-884792.248390876</text:p>
          </table:table-cell>
          <table:table-cell table:formula="of:=[.B31]-[.A31]" office:value-type="float" office:value="11011.1674318165" calcext:value-type="float">
            <text:p>11011.1674318165</text:p>
          </table:table-cell>
          <table:table-cell table:formula="of:=[.C31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-884792.248390876" calcext:value-type="float">
            <text:p>-884792.248390876</text:p>
          </table:table-cell>
          <table:table-cell office:value-type="float" office:value="-873781.080959059" calcext:value-type="float">
            <text:p>-873781.080959059</text:p>
          </table:table-cell>
          <table:table-cell table:formula="of:=[.B32]-[.A32]" office:value-type="float" office:value="11011.1674318168" calcext:value-type="float">
            <text:p>11011.1674318168</text:p>
          </table:table-cell>
          <table:table-cell table:formula="of:=[.C32]-[.$C$524]" office:value-type="float" office:value="0.0264944663103961" calcext:value-type="float">
            <text:p>0.0264944663</text:p>
          </table:table-cell>
          <table:table-cell table:number-columns-repeated="3"/>
        </table:table-row>
        <table:table-row table:style-name="ro1">
          <table:table-cell office:value-type="float" office:value="-873781.080959059" calcext:value-type="float">
            <text:p>-873781.080959059</text:p>
          </table:table-cell>
          <table:table-cell office:value-type="float" office:value="-862769.913527243" calcext:value-type="float">
            <text:p>-862769.913527243</text:p>
          </table:table-cell>
          <table:table-cell table:formula="of:=[.B33]-[.A33]" office:value-type="float" office:value="11011.1674318165" calcext:value-type="float">
            <text:p>11011.1674318165</text:p>
          </table:table-cell>
          <table:table-cell table:formula="of:=[.C33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-862769.913527243" calcext:value-type="float">
            <text:p>-862769.913527243</text:p>
          </table:table-cell>
          <table:table-cell office:value-type="float" office:value="-851758.746095426" calcext:value-type="float">
            <text:p>-851758.746095426</text:p>
          </table:table-cell>
          <table:table-cell table:formula="of:=[.B34]-[.A34]" office:value-type="float" office:value="11011.1674318168" calcext:value-type="float">
            <text:p>11011.1674318168</text:p>
          </table:table-cell>
          <table:table-cell table:formula="of:=[.C34]-[.$C$524]" office:value-type="float" office:value="0.0264944663103961" calcext:value-type="float">
            <text:p>0.0264944663</text:p>
          </table:table-cell>
          <table:table-cell table:number-columns-repeated="3"/>
        </table:table-row>
        <table:table-row table:style-name="ro1">
          <table:table-cell office:value-type="float" office:value="-851758.746095426" calcext:value-type="float">
            <text:p>-851758.746095426</text:p>
          </table:table-cell>
          <table:table-cell office:value-type="float" office:value="-840747.756774795" calcext:value-type="float">
            <text:p>-840747.756774795</text:p>
          </table:table-cell>
          <table:table-cell table:formula="of:=[.B35]-[.A35]" office:value-type="float" office:value="11010.9893206314" calcext:value-type="float">
            <text:p>11010.9893206314</text:p>
          </table:table-cell>
          <table:table-cell table:formula="of:=[.C35]-[.$C$524]" office:value-type="float" office:value="-0.151616719125741" calcext:value-type="float">
            <text:p>-0.1516167191</text:p>
          </table:table-cell>
          <table:table-cell table:number-columns-repeated="3"/>
        </table:table-row>
        <table:table-row table:style-name="ro1">
          <table:table-cell office:value-type="float" office:value="-840747.756774795" calcext:value-type="float">
            <text:p>-840747.756774795</text:p>
          </table:table-cell>
          <table:table-cell office:value-type="float" office:value="-829736.578211029" calcext:value-type="float">
            <text:p>-829736.578211029</text:p>
          </table:table-cell>
          <table:table-cell table:formula="of:=[.B36]-[.A36]" office:value-type="float" office:value="11011.1785637657" calcext:value-type="float">
            <text:p>11011.1785637657</text:p>
          </table:table-cell>
          <table:table-cell table:formula="of:=[.C36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829736.578211029" calcext:value-type="float">
            <text:p>-829736.578211029</text:p>
          </table:table-cell>
          <table:table-cell office:value-type="float" office:value="-818725.399647263" calcext:value-type="float">
            <text:p>-818725.399647263</text:p>
          </table:table-cell>
          <table:table-cell table:formula="of:=[.B37]-[.A37]" office:value-type="float" office:value="11011.1785637657" calcext:value-type="float">
            <text:p>11011.1785637657</text:p>
          </table:table-cell>
          <table:table-cell table:formula="of:=[.C37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818725.399647263" calcext:value-type="float">
            <text:p>-818725.399647263</text:p>
          </table:table-cell>
          <table:table-cell office:value-type="float" office:value="-807714.410326632" calcext:value-type="float">
            <text:p>-807714.410326632</text:p>
          </table:table-cell>
          <table:table-cell table:formula="of:=[.B38]-[.A38]" office:value-type="float" office:value="11010.9893206314" calcext:value-type="float">
            <text:p>11010.9893206314</text:p>
          </table:table-cell>
          <table:table-cell table:formula="of:=[.C38]-[.$C$524]" office:value-type="float" office:value="-0.151616719125741" calcext:value-type="float">
            <text:p>-0.1516167191</text:p>
          </table:table-cell>
          <table:table-cell table:number-columns-repeated="3"/>
        </table:table-row>
        <table:table-row table:style-name="ro1">
          <table:table-cell office:value-type="float" office:value="-807714.410326632" calcext:value-type="float">
            <text:p>-807714.410326632</text:p>
          </table:table-cell>
          <table:table-cell office:value-type="float" office:value="-796703.242894815" calcext:value-type="float">
            <text:p>-796703.242894815</text:p>
          </table:table-cell>
          <table:table-cell table:formula="of:=[.B39]-[.A39]" office:value-type="float" office:value="11011.1674318167" calcext:value-type="float">
            <text:p>11011.1674318167</text:p>
          </table:table-cell>
          <table:table-cell table:formula="of:=[.C39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796703.242894815" calcext:value-type="float">
            <text:p>-796703.242894815</text:p>
          </table:table-cell>
          <table:table-cell office:value-type="float" office:value="-785692.075462999" calcext:value-type="float">
            <text:p>-785692.075462999</text:p>
          </table:table-cell>
          <table:table-cell table:formula="of:=[.B40]-[.A40]" office:value-type="float" office:value="11011.1674318167" calcext:value-type="float">
            <text:p>11011.1674318167</text:p>
          </table:table-cell>
          <table:table-cell table:formula="of:=[.C40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785692.075462999" calcext:value-type="float">
            <text:p>-785692.075462999</text:p>
          </table:table-cell>
          <table:table-cell office:value-type="float" office:value="-774680.908031182" calcext:value-type="float">
            <text:p>-774680.908031182</text:p>
          </table:table-cell>
          <table:table-cell table:formula="of:=[.B41]-[.A41]" office:value-type="float" office:value="11011.1674318167" calcext:value-type="float">
            <text:p>11011.1674318167</text:p>
          </table:table-cell>
          <table:table-cell table:formula="of:=[.C41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774680.908031182" calcext:value-type="float">
            <text:p>-774680.908031182</text:p>
          </table:table-cell>
          <table:table-cell office:value-type="float" office:value="-763669.740599365" calcext:value-type="float">
            <text:p>-763669.740599365</text:p>
          </table:table-cell>
          <table:table-cell table:formula="of:=[.B42]-[.A42]" office:value-type="float" office:value="11011.1674318166" calcext:value-type="float">
            <text:p>11011.1674318166</text:p>
          </table:table-cell>
          <table:table-cell table:formula="of:=[.C42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763669.740599365" calcext:value-type="float">
            <text:p>-763669.740599365</text:p>
          </table:table-cell>
          <table:table-cell office:value-type="float" office:value="-752658.539771701" calcext:value-type="float">
            <text:p>-752658.539771701</text:p>
          </table:table-cell>
          <table:table-cell table:formula="of:=[.B43]-[.A43]" office:value-type="float" office:value="11011.2008276639" calcext:value-type="float">
            <text:p>11011.2008276639</text:p>
          </table:table-cell>
          <table:table-cell table:formula="of:=[.C43]-[.$C$524]" office:value-type="float" office:value="0.0598903133832209" calcext:value-type="float">
            <text:p>0.0598903134</text:p>
          </table:table-cell>
          <table:table-cell table:number-columns-repeated="3"/>
        </table:table-row>
        <table:table-row table:style-name="ro1">
          <table:table-cell office:value-type="float" office:value="-752658.539771701" calcext:value-type="float">
            <text:p>-752658.539771701</text:p>
          </table:table-cell>
          <table:table-cell office:value-type="float" office:value="-741647.361207936" calcext:value-type="float">
            <text:p>-741647.361207936</text:p>
          </table:table-cell>
          <table:table-cell table:formula="of:=[.B44]-[.A44]" office:value-type="float" office:value="11011.1785637657" calcext:value-type="float">
            <text:p>11011.1785637657</text:p>
          </table:table-cell>
          <table:table-cell table:formula="of:=[.C44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741647.361207936" calcext:value-type="float">
            <text:p>-741647.361207936</text:p>
          </table:table-cell>
          <table:table-cell office:value-type="float" office:value="-730636.18264417" calcext:value-type="float">
            <text:p>-730636.18264417</text:p>
          </table:table-cell>
          <table:table-cell table:formula="of:=[.B45]-[.A45]" office:value-type="float" office:value="11011.1785637657" calcext:value-type="float">
            <text:p>11011.1785637657</text:p>
          </table:table-cell>
          <table:table-cell table:formula="of:=[.C45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730636.18264417" calcext:value-type="float">
            <text:p>-730636.18264417</text:p>
          </table:table-cell>
          <table:table-cell office:value-type="float" office:value="-719625.215587437" calcext:value-type="float">
            <text:p>-719625.215587437</text:p>
          </table:table-cell>
          <table:table-cell table:formula="of:=[.B46]-[.A46]" office:value-type="float" office:value="11010.9670567333" calcext:value-type="float">
            <text:p>11010.9670567333</text:p>
          </table:table-cell>
          <table:table-cell table:formula="of:=[.C46]-[.$C$524]" office:value-type="float" office:value="-0.173880617174291" calcext:value-type="float">
            <text:p>-0.1738806172</text:p>
          </table:table-cell>
          <table:table-cell table:number-columns-repeated="3"/>
        </table:table-row>
        <table:table-row table:style-name="ro1">
          <table:table-cell office:value-type="float" office:value="-719625.215587437" calcext:value-type="float">
            <text:p>-719625.215587437</text:p>
          </table:table-cell>
          <table:table-cell office:value-type="float" office:value="-708614.014759773" calcext:value-type="float">
            <text:p>-708614.014759773</text:p>
          </table:table-cell>
          <table:table-cell table:formula="of:=[.B47]-[.A47]" office:value-type="float" office:value="11011.2008276639" calcext:value-type="float">
            <text:p>11011.2008276639</text:p>
          </table:table-cell>
          <table:table-cell table:formula="of:=[.C47]-[.$C$524]" office:value-type="float" office:value="0.0598903133832209" calcext:value-type="float">
            <text:p>0.0598903134</text:p>
          </table:table-cell>
          <table:table-cell table:number-columns-repeated="3"/>
        </table:table-row>
        <table:table-row table:style-name="ro1">
          <table:table-cell office:value-type="float" office:value="-708614.014759773" calcext:value-type="float">
            <text:p>-708614.014759773</text:p>
          </table:table-cell>
          <table:table-cell office:value-type="float" office:value="-697602.847327956" calcext:value-type="float">
            <text:p>-697602.847327956</text:p>
          </table:table-cell>
          <table:table-cell table:formula="of:=[.B48]-[.A48]" office:value-type="float" office:value="11011.1674318166" calcext:value-type="float">
            <text:p>11011.1674318166</text:p>
          </table:table-cell>
          <table:table-cell table:formula="of:=[.C48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697602.847327956" calcext:value-type="float">
            <text:p>-697602.847327956</text:p>
          </table:table-cell>
          <table:table-cell office:value-type="float" office:value="-686591.679896139" calcext:value-type="float">
            <text:p>-686591.679896139</text:p>
          </table:table-cell>
          <table:table-cell table:formula="of:=[.B49]-[.A49]" office:value-type="float" office:value="11011.1674318167" calcext:value-type="float">
            <text:p>11011.1674318167</text:p>
          </table:table-cell>
          <table:table-cell table:formula="of:=[.C49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686591.679896139" calcext:value-type="float">
            <text:p>-686591.679896139</text:p>
          </table:table-cell>
          <table:table-cell office:value-type="float" office:value="-675580.512464323" calcext:value-type="float">
            <text:p>-675580.512464323</text:p>
          </table:table-cell>
          <table:table-cell table:formula="of:=[.B50]-[.A50]" office:value-type="float" office:value="11011.1674318166" calcext:value-type="float">
            <text:p>11011.1674318166</text:p>
          </table:table-cell>
          <table:table-cell table:formula="of:=[.C50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675580.512464323" calcext:value-type="float">
            <text:p>-675580.512464323</text:p>
          </table:table-cell>
          <table:table-cell office:value-type="float" office:value="-664569.345032506" calcext:value-type="float">
            <text:p>-664569.345032506</text:p>
          </table:table-cell>
          <table:table-cell table:formula="of:=[.B51]-[.A51]" office:value-type="float" office:value="11011.1674318167" calcext:value-type="float">
            <text:p>11011.1674318167</text:p>
          </table:table-cell>
          <table:table-cell table:formula="of:=[.C51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664569.345032506" calcext:value-type="float">
            <text:p>-664569.345032506</text:p>
          </table:table-cell>
          <table:table-cell office:value-type="float" office:value="-653558.144204842" calcext:value-type="float">
            <text:p>-653558.144204842</text:p>
          </table:table-cell>
          <table:table-cell table:formula="of:=[.B52]-[.A52]" office:value-type="float" office:value="11011.200827664" calcext:value-type="float">
            <text:p>11011.200827664</text:p>
          </table:table-cell>
          <table:table-cell table:formula="of:=[.C52]-[.$C$524]" office:value-type="float" office:value="0.0598903134996363" calcext:value-type="float">
            <text:p>0.0598903135</text:p>
          </table:table-cell>
          <table:table-cell table:number-columns-repeated="3"/>
        </table:table-row>
        <table:table-row table:style-name="ro1">
          <table:table-cell office:value-type="float" office:value="-653558.144204842" calcext:value-type="float">
            <text:p>-653558.144204842</text:p>
          </table:table-cell>
          <table:table-cell office:value-type="float" office:value="-642547.177148109" calcext:value-type="float">
            <text:p>-642547.177148109</text:p>
          </table:table-cell>
          <table:table-cell table:formula="of:=[.B53]-[.A53]" office:value-type="float" office:value="11010.9670567331" calcext:value-type="float">
            <text:p>11010.9670567331</text:p>
          </table:table-cell>
          <table:table-cell table:formula="of:=[.C53]-[.$C$524]" office:value-type="float" office:value="-0.173880617407121" calcext:value-type="float">
            <text:p>-0.1738806174</text:p>
          </table:table-cell>
          <table:table-cell table:number-columns-repeated="3"/>
        </table:table-row>
        <table:table-row table:style-name="ro1">
          <table:table-cell office:value-type="float" office:value="-642547.177148109" calcext:value-type="float">
            <text:p>-642547.177148109</text:p>
          </table:table-cell>
          <table:table-cell office:value-type="float" office:value="-631535.998584343" calcext:value-type="float">
            <text:p>-631535.998584343</text:p>
          </table:table-cell>
          <table:table-cell table:formula="of:=[.B54]-[.A54]" office:value-type="float" office:value="11011.1785637657" calcext:value-type="float">
            <text:p>11011.1785637657</text:p>
          </table:table-cell>
          <table:table-cell table:formula="of:=[.C54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631535.998584343" calcext:value-type="float">
            <text:p>-631535.998584343</text:p>
          </table:table-cell>
          <table:table-cell office:value-type="float" office:value="-620525.009263712" calcext:value-type="float">
            <text:p>-620525.009263712</text:p>
          </table:table-cell>
          <table:table-cell table:formula="of:=[.B55]-[.A55]" office:value-type="float" office:value="11010.9893206315" calcext:value-type="float">
            <text:p>11010.9893206315</text:p>
          </table:table-cell>
          <table:table-cell table:formula="of:=[.C55]-[.$C$524]" office:value-type="float" office:value="-0.151616719009326" calcext:value-type="float">
            <text:p>-0.151616719</text:p>
          </table:table-cell>
          <table:table-cell table:number-columns-repeated="3"/>
        </table:table-row>
        <table:table-row table:style-name="ro1">
          <table:table-cell office:value-type="float" office:value="-620525.009263712" calcext:value-type="float">
            <text:p>-620525.009263712</text:p>
          </table:table-cell>
          <table:table-cell office:value-type="float" office:value="-609513.841831895" calcext:value-type="float">
            <text:p>-609513.841831895</text:p>
          </table:table-cell>
          <table:table-cell table:formula="of:=[.B56]-[.A56]" office:value-type="float" office:value="11011.1674318167" calcext:value-type="float">
            <text:p>11011.1674318167</text:p>
          </table:table-cell>
          <table:table-cell table:formula="of:=[.C56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609513.841831895" calcext:value-type="float">
            <text:p>-609513.841831895</text:p>
          </table:table-cell>
          <table:table-cell office:value-type="float" office:value="-598502.674400079" calcext:value-type="float">
            <text:p>-598502.674400079</text:p>
          </table:table-cell>
          <table:table-cell table:formula="of:=[.B57]-[.A57]" office:value-type="float" office:value="11011.1674318166" calcext:value-type="float">
            <text:p>11011.1674318166</text:p>
          </table:table-cell>
          <table:table-cell table:formula="of:=[.C57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598502.674400079" calcext:value-type="float">
            <text:p>-598502.674400079</text:p>
          </table:table-cell>
          <table:table-cell office:value-type="float" office:value="-587491.506968262" calcext:value-type="float">
            <text:p>-587491.506968262</text:p>
          </table:table-cell>
          <table:table-cell table:formula="of:=[.B58]-[.A58]" office:value-type="float" office:value="11011.1674318167" calcext:value-type="float">
            <text:p>11011.1674318167</text:p>
          </table:table-cell>
          <table:table-cell table:formula="of:=[.C58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587491.506968262" calcext:value-type="float">
            <text:p>-587491.506968262</text:p>
          </table:table-cell>
          <table:table-cell office:value-type="float" office:value="-576480.339536445" calcext:value-type="float">
            <text:p>-576480.339536445</text:p>
          </table:table-cell>
          <table:table-cell table:formula="of:=[.B59]-[.A59]" office:value-type="float" office:value="11011.1674318166" calcext:value-type="float">
            <text:p>11011.1674318166</text:p>
          </table:table-cell>
          <table:table-cell table:formula="of:=[.C59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576480.339536445" calcext:value-type="float">
            <text:p>-576480.339536445</text:p>
          </table:table-cell>
          <table:table-cell office:value-type="float" office:value="-565469.138708781" calcext:value-type="float">
            <text:p>-565469.138708781</text:p>
          </table:table-cell>
          <table:table-cell table:formula="of:=[.B60]-[.A60]" office:value-type="float" office:value="11011.200827664" calcext:value-type="float">
            <text:p>11011.200827664</text:p>
          </table:table-cell>
          <table:table-cell table:formula="of:=[.C60]-[.$C$524]" office:value-type="float" office:value="0.0598903134996363" calcext:value-type="float">
            <text:p>0.0598903135</text:p>
          </table:table-cell>
          <table:table-cell table:number-columns-repeated="3"/>
        </table:table-row>
        <table:table-row table:style-name="ro1">
          <table:table-cell office:value-type="float" office:value="-565469.138708781" calcext:value-type="float">
            <text:p>-565469.138708781</text:p>
          </table:table-cell>
          <table:table-cell office:value-type="float" office:value="-554457.960145016" calcext:value-type="float">
            <text:p>-554457.960145016</text:p>
          </table:table-cell>
          <table:table-cell table:formula="of:=[.B61]-[.A61]" office:value-type="float" office:value="11011.1785637657" calcext:value-type="float">
            <text:p>11011.1785637657</text:p>
          </table:table-cell>
          <table:table-cell table:formula="of:=[.C61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554457.960145016" calcext:value-type="float">
            <text:p>-554457.960145016</text:p>
          </table:table-cell>
          <table:table-cell office:value-type="float" office:value="-543446.993088282" calcext:value-type="float">
            <text:p>-543446.993088282</text:p>
          </table:table-cell>
          <table:table-cell table:formula="of:=[.B62]-[.A62]" office:value-type="float" office:value="11010.9670567332" calcext:value-type="float">
            <text:p>11010.9670567332</text:p>
          </table:table-cell>
          <table:table-cell table:formula="of:=[.C62]-[.$C$524]" office:value-type="float" office:value="-0.173880617290706" calcext:value-type="float">
            <text:p>-0.1738806173</text:p>
          </table:table-cell>
          <table:table-cell table:number-columns-repeated="3"/>
        </table:table-row>
        <table:table-row table:style-name="ro1">
          <table:table-cell office:value-type="float" office:value="-543446.993088282" calcext:value-type="float">
            <text:p>-543446.993088282</text:p>
          </table:table-cell>
          <table:table-cell office:value-type="float" office:value="-532435.814524517" calcext:value-type="float">
            <text:p>-532435.814524517</text:p>
          </table:table-cell>
          <table:table-cell table:formula="of:=[.B63]-[.A63]" office:value-type="float" office:value="11011.1785637658" calcext:value-type="float">
            <text:p>11011.1785637658</text:p>
          </table:table-cell>
          <table:table-cell table:formula="of:=[.C63]-[.$C$524]" office:value-type="float" office:value="0.037626415334671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-532435.814524517" calcext:value-type="float">
            <text:p>-532435.814524517</text:p>
          </table:table-cell>
          <table:table-cell office:value-type="float" office:value="-521424.613696853" calcext:value-type="float">
            <text:p>-521424.613696853</text:p>
          </table:table-cell>
          <table:table-cell table:formula="of:=[.B64]-[.A64]" office:value-type="float" office:value="11011.2008276639" calcext:value-type="float">
            <text:p>11011.2008276639</text:p>
          </table:table-cell>
          <table:table-cell table:formula="of:=[.C64]-[.$C$524]" office:value-type="float" office:value="0.0598903133832209" calcext:value-type="float">
            <text:p>0.0598903134</text:p>
          </table:table-cell>
          <table:table-cell table:number-columns-repeated="3"/>
        </table:table-row>
        <table:table-row table:style-name="ro1">
          <table:table-cell office:value-type="float" office:value="-521424.613696853" calcext:value-type="float">
            <text:p>-521424.613696853</text:p>
          </table:table-cell>
          <table:table-cell office:value-type="float" office:value="-510413.446265036" calcext:value-type="float">
            <text:p>-510413.446265036</text:p>
          </table:table-cell>
          <table:table-cell table:formula="of:=[.B65]-[.A65]" office:value-type="float" office:value="11011.1674318166" calcext:value-type="float">
            <text:p>11011.1674318166</text:p>
          </table:table-cell>
          <table:table-cell table:formula="of:=[.C65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510413.446265036" calcext:value-type="float">
            <text:p>-510413.446265036</text:p>
          </table:table-cell>
          <table:table-cell office:value-type="float" office:value="-499402.278833219" calcext:value-type="float">
            <text:p>-499402.278833219</text:p>
          </table:table-cell>
          <table:table-cell table:formula="of:=[.B66]-[.A66]" office:value-type="float" office:value="11011.1674318168" calcext:value-type="float">
            <text:p>11011.1674318168</text:p>
          </table:table-cell>
          <table:table-cell table:formula="of:=[.C66]-[.$C$524]" office:value-type="float" office:value="0.0264944662521884" calcext:value-type="float">
            <text:p>0.0264944663</text:p>
          </table:table-cell>
          <table:table-cell table:number-columns-repeated="3"/>
        </table:table-row>
        <table:table-row table:style-name="ro1">
          <table:table-cell office:value-type="float" office:value="-499402.278833219" calcext:value-type="float">
            <text:p>-499402.278833219</text:p>
          </table:table-cell>
          <table:table-cell office:value-type="float" office:value="-488391.111401403" calcext:value-type="float">
            <text:p>-488391.111401403</text:p>
          </table:table-cell>
          <table:table-cell table:formula="of:=[.B67]-[.A67]" office:value-type="float" office:value="11011.1674318166" calcext:value-type="float">
            <text:p>11011.1674318166</text:p>
          </table:table-cell>
          <table:table-cell table:formula="of:=[.C67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488391.111401403" calcext:value-type="float">
            <text:p>-488391.111401403</text:p>
          </table:table-cell>
          <table:table-cell office:value-type="float" office:value="-477379.943969586" calcext:value-type="float">
            <text:p>-477379.943969586</text:p>
          </table:table-cell>
          <table:table-cell table:formula="of:=[.B68]-[.A68]" office:value-type="float" office:value="11011.1674318167" calcext:value-type="float">
            <text:p>11011.1674318167</text:p>
          </table:table-cell>
          <table:table-cell table:formula="of:=[.C68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477379.943969586" calcext:value-type="float">
            <text:p>-477379.943969586</text:p>
          </table:table-cell>
          <table:table-cell office:value-type="float" office:value="-466368.743141922" calcext:value-type="float">
            <text:p>-466368.743141922</text:p>
          </table:table-cell>
          <table:table-cell table:formula="of:=[.B69]-[.A69]" office:value-type="float" office:value="11011.2008276639" calcext:value-type="float">
            <text:p>11011.2008276639</text:p>
          </table:table-cell>
          <table:table-cell table:formula="of:=[.C69]-[.$C$524]" office:value-type="float" office:value="0.0598903133832209" calcext:value-type="float">
            <text:p>0.0598903134</text:p>
          </table:table-cell>
          <table:table-cell table:number-columns-repeated="3"/>
        </table:table-row>
        <table:table-row table:style-name="ro1">
          <table:table-cell office:value-type="float" office:value="-466368.743141922" calcext:value-type="float">
            <text:p>-466368.743141922</text:p>
          </table:table-cell>
          <table:table-cell office:value-type="float" office:value="-455357.776085189" calcext:value-type="float">
            <text:p>-455357.776085189</text:p>
          </table:table-cell>
          <table:table-cell table:formula="of:=[.B70]-[.A70]" office:value-type="float" office:value="11010.9670567332" calcext:value-type="float">
            <text:p>11010.9670567332</text:p>
          </table:table-cell>
          <table:table-cell table:formula="of:=[.C70]-[.$C$524]" office:value-type="float" office:value="-0.173880617290706" calcext:value-type="float">
            <text:p>-0.1738806173</text:p>
          </table:table-cell>
          <table:table-cell table:number-columns-repeated="3"/>
        </table:table-row>
        <table:table-row table:style-name="ro1">
          <table:table-cell office:value-type="float" office:value="-455357.776085189" calcext:value-type="float">
            <text:p>-455357.776085189</text:p>
          </table:table-cell>
          <table:table-cell office:value-type="float" office:value="-444346.597521423" calcext:value-type="float">
            <text:p>-444346.597521423</text:p>
          </table:table-cell>
          <table:table-cell table:formula="of:=[.B71]-[.A71]" office:value-type="float" office:value="11011.1785637657" calcext:value-type="float">
            <text:p>11011.1785637657</text:p>
          </table:table-cell>
          <table:table-cell table:formula="of:=[.C71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444346.597521423" calcext:value-type="float">
            <text:p>-444346.597521423</text:p>
          </table:table-cell>
          <table:table-cell office:value-type="float" office:value="-433335.418957658" calcext:value-type="float">
            <text:p>-433335.418957658</text:p>
          </table:table-cell>
          <table:table-cell table:formula="of:=[.B72]-[.A72]" office:value-type="float" office:value="11011.1785637658" calcext:value-type="float">
            <text:p>11011.1785637658</text:p>
          </table:table-cell>
          <table:table-cell table:formula="of:=[.C72]-[.$C$524]" office:value-type="float" office:value="0.037626415334671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-433335.418957658" calcext:value-type="float">
            <text:p>-433335.418957658</text:p>
          </table:table-cell>
          <table:table-cell office:value-type="float" office:value="-422324.451900924" calcext:value-type="float">
            <text:p>-422324.451900924</text:p>
          </table:table-cell>
          <table:table-cell table:formula="of:=[.B73]-[.A73]" office:value-type="float" office:value="11010.9670567332" calcext:value-type="float">
            <text:p>11010.9670567332</text:p>
          </table:table-cell>
          <table:table-cell table:formula="of:=[.C73]-[.$C$524]" office:value-type="float" office:value="-0.173880617348914" calcext:value-type="float">
            <text:p>-0.1738806173</text:p>
          </table:table-cell>
          <table:table-cell table:number-columns-repeated="3"/>
        </table:table-row>
        <table:table-row table:style-name="ro1">
          <table:table-cell office:value-type="float" office:value="-422324.451900924" calcext:value-type="float">
            <text:p>-422324.451900924</text:p>
          </table:table-cell>
          <table:table-cell office:value-type="float" office:value="-411313.273337159" calcext:value-type="float">
            <text:p>-411313.273337159</text:p>
          </table:table-cell>
          <table:table-cell table:formula="of:=[.B74]-[.A74]" office:value-type="float" office:value="11011.1785637658" calcext:value-type="float">
            <text:p>11011.1785637658</text:p>
          </table:table-cell>
          <table:table-cell table:formula="of:=[.C74]-[.$C$524]" office:value-type="float" office:value="0.037626415334671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-411313.273337159" calcext:value-type="float">
            <text:p>-411313.273337159</text:p>
          </table:table-cell>
          <table:table-cell office:value-type="float" office:value="-400302.105905342" calcext:value-type="float">
            <text:p>-400302.105905342</text:p>
          </table:table-cell>
          <table:table-cell table:formula="of:=[.B75]-[.A75]" office:value-type="float" office:value="11011.1674318166" calcext:value-type="float">
            <text:p>11011.1674318166</text:p>
          </table:table-cell>
          <table:table-cell table:formula="of:=[.C75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400302.105905342" calcext:value-type="float">
            <text:p>-400302.105905342</text:p>
          </table:table-cell>
          <table:table-cell office:value-type="float" office:value="-389290.916209627" calcext:value-type="float">
            <text:p>-389290.916209627</text:p>
          </table:table-cell>
          <table:table-cell table:formula="of:=[.B76]-[.A76]" office:value-type="float" office:value="11011.1896957148" calcext:value-type="float">
            <text:p>11011.1896957148</text:p>
          </table:table-cell>
          <table:table-cell table:formula="of:=[.C76]-[.$C$524]" office:value-type="float" office:value="0.0487583643007383" calcext:value-type="float">
            <text:p>0.0487583643</text:p>
          </table:table-cell>
          <table:table-cell table:number-columns-repeated="3"/>
        </table:table-row>
        <table:table-row table:style-name="ro1">
          <table:table-cell office:value-type="float" office:value="-389290.916209627" calcext:value-type="float">
            <text:p>-389290.916209627</text:p>
          </table:table-cell>
          <table:table-cell office:value-type="float" office:value="-378279.737645861" calcext:value-type="float">
            <text:p>-378279.737645861</text:p>
          </table:table-cell>
          <table:table-cell table:formula="of:=[.B77]-[.A77]" office:value-type="float" office:value="11011.1785637657" calcext:value-type="float">
            <text:p>11011.1785637657</text:p>
          </table:table-cell>
          <table:table-cell table:formula="of:=[.C77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378279.737645861" calcext:value-type="float">
            <text:p>-378279.737645861</text:p>
          </table:table-cell>
          <table:table-cell office:value-type="float" office:value="-367268.770589128" calcext:value-type="float">
            <text:p>-367268.770589128</text:p>
          </table:table-cell>
          <table:table-cell table:formula="of:=[.B78]-[.A78]" office:value-type="float" office:value="11010.9670567333" calcext:value-type="float">
            <text:p>11010.9670567333</text:p>
          </table:table-cell>
          <table:table-cell table:formula="of:=[.C78]-[.$C$524]" office:value-type="float" office:value="-0.173880617174291" calcext:value-type="float">
            <text:p>-0.1738806172</text:p>
          </table:table-cell>
          <table:table-cell table:number-columns-repeated="3"/>
        </table:table-row>
        <table:table-row table:style-name="ro1">
          <table:table-cell office:value-type="float" office:value="-367268.770589128" calcext:value-type="float">
            <text:p>-367268.770589128</text:p>
          </table:table-cell>
          <table:table-cell office:value-type="float" office:value="-356257.592025362" calcext:value-type="float">
            <text:p>-356257.592025362</text:p>
          </table:table-cell>
          <table:table-cell table:formula="of:=[.B79]-[.A79]" office:value-type="float" office:value="11011.1785637657" calcext:value-type="float">
            <text:p>11011.1785637657</text:p>
          </table:table-cell>
          <table:table-cell table:formula="of:=[.C79]-[.$C$524]" office:value-type="float" office:value="0.0376264151600481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356257.592025362" calcext:value-type="float">
            <text:p>-356257.592025362</text:p>
          </table:table-cell>
          <table:table-cell office:value-type="float" office:value="-345246.413461597" calcext:value-type="float">
            <text:p>-345246.413461597</text:p>
          </table:table-cell>
          <table:table-cell table:formula="of:=[.B80]-[.A80]" office:value-type="float" office:value="11011.1785637657" calcext:value-type="float">
            <text:p>11011.1785637657</text:p>
          </table:table-cell>
          <table:table-cell table:formula="of:=[.C80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345246.413461597" calcext:value-type="float">
            <text:p>-345246.413461597</text:p>
          </table:table-cell>
          <table:table-cell office:value-type="float" office:value="-334235.234897831" calcext:value-type="float">
            <text:p>-334235.234897831</text:p>
          </table:table-cell>
          <table:table-cell table:formula="of:=[.B81]-[.A81]" office:value-type="float" office:value="11011.1785637658" calcext:value-type="float">
            <text:p>11011.1785637658</text:p>
          </table:table-cell>
          <table:table-cell table:formula="of:=[.C81]-[.$C$524]" office:value-type="float" office:value="0.037626415334671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-334235.234897831" calcext:value-type="float">
            <text:p>-334235.234897831</text:p>
          </table:table-cell>
          <table:table-cell office:value-type="float" office:value="-323224.056334065" calcext:value-type="float">
            <text:p>-323224.056334065</text:p>
          </table:table-cell>
          <table:table-cell table:formula="of:=[.B82]-[.A82]" office:value-type="float" office:value="11011.1785637656" calcext:value-type="float">
            <text:p>11011.1785637656</text:p>
          </table:table-cell>
          <table:table-cell table:formula="of:=[.C82]-[.$C$524]" office:value-type="float" office:value="0.0376264151018404" calcext:value-type="float">
            <text:p>0.0376264151</text:p>
          </table:table-cell>
          <table:table-cell table:number-columns-repeated="3"/>
        </table:table-row>
        <table:table-row table:style-name="ro1">
          <table:table-cell office:value-type="float" office:value="-323224.056334065" calcext:value-type="float">
            <text:p>-323224.056334065</text:p>
          </table:table-cell>
          <table:table-cell office:value-type="float" office:value="-312212.877770299" calcext:value-type="float">
            <text:p>-312212.877770299</text:p>
          </table:table-cell>
          <table:table-cell table:formula="of:=[.B83]-[.A83]" office:value-type="float" office:value="11011.1785637658" calcext:value-type="float">
            <text:p>11011.1785637658</text:p>
          </table:table-cell>
          <table:table-cell table:formula="of:=[.C83]-[.$C$524]" office:value-type="float" office:value="0.0376264152764634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-312212.877770299" calcext:value-type="float">
            <text:p>-312212.877770299</text:p>
          </table:table-cell>
          <table:table-cell office:value-type="float" office:value="-301201.710338483" calcext:value-type="float">
            <text:p>-301201.710338483</text:p>
          </table:table-cell>
          <table:table-cell table:formula="of:=[.B84]-[.A84]" office:value-type="float" office:value="11011.1674318167" calcext:value-type="float">
            <text:p>11011.1674318167</text:p>
          </table:table-cell>
          <table:table-cell table:formula="of:=[.C84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301201.710338483" calcext:value-type="float">
            <text:p>-301201.710338483</text:p>
          </table:table-cell>
          <table:table-cell office:value-type="float" office:value="-290190.520642768" calcext:value-type="float">
            <text:p>-290190.520642768</text:p>
          </table:table-cell>
          <table:table-cell table:formula="of:=[.B85]-[.A85]" office:value-type="float" office:value="11011.1896957148" calcext:value-type="float">
            <text:p>11011.1896957148</text:p>
          </table:table-cell>
          <table:table-cell table:formula="of:=[.C85]-[.$C$524]" office:value-type="float" office:value="0.0487583643007383" calcext:value-type="float">
            <text:p>0.0487583643</text:p>
          </table:table-cell>
          <table:table-cell table:number-columns-repeated="3"/>
        </table:table-row>
        <table:table-row table:style-name="ro1">
          <table:table-cell office:value-type="float" office:value="-290190.520642768" calcext:value-type="float">
            <text:p>-290190.520642768</text:p>
          </table:table-cell>
          <table:table-cell office:value-type="float" office:value="-279179.553586035" calcext:value-type="float">
            <text:p>-279179.553586035</text:p>
          </table:table-cell>
          <table:table-cell table:formula="of:=[.B86]-[.A86]" office:value-type="float" office:value="11010.9670567333" calcext:value-type="float">
            <text:p>11010.9670567333</text:p>
          </table:table-cell>
          <table:table-cell table:formula="of:=[.C86]-[.$C$524]" office:value-type="float" office:value="-0.173880617174291" calcext:value-type="float">
            <text:p>-0.1738806172</text:p>
          </table:table-cell>
          <table:table-cell table:number-columns-repeated="3"/>
        </table:table-row>
        <table:table-row table:style-name="ro1">
          <table:table-cell office:value-type="float" office:value="-279179.553586035" calcext:value-type="float">
            <text:p>-279179.553586035</text:p>
          </table:table-cell>
          <table:table-cell office:value-type="float" office:value="-268168.375022269" calcext:value-type="float">
            <text:p>-268168.375022269</text:p>
          </table:table-cell>
          <table:table-cell table:formula="of:=[.B87]-[.A87]" office:value-type="float" office:value="11011.1785637657" calcext:value-type="float">
            <text:p>11011.1785637657</text:p>
          </table:table-cell>
          <table:table-cell table:formula="of:=[.C87]-[.$C$524]" office:value-type="float" office:value="0.0376264151600481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268168.375022269" calcext:value-type="float">
            <text:p>-268168.375022269</text:p>
          </table:table-cell>
          <table:table-cell office:value-type="float" office:value="-257157.196458503" calcext:value-type="float">
            <text:p>-257157.196458503</text:p>
          </table:table-cell>
          <table:table-cell table:formula="of:=[.B88]-[.A88]" office:value-type="float" office:value="11011.1785637657" calcext:value-type="float">
            <text:p>11011.1785637657</text:p>
          </table:table-cell>
          <table:table-cell table:formula="of:=[.C88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257157.196458503" calcext:value-type="float">
            <text:p>-257157.196458503</text:p>
          </table:table-cell>
          <table:table-cell office:value-type="float" office:value="-246146.017894738" calcext:value-type="float">
            <text:p>-246146.017894738</text:p>
          </table:table-cell>
          <table:table-cell table:formula="of:=[.B89]-[.A89]" office:value-type="float" office:value="11011.1785637657" calcext:value-type="float">
            <text:p>11011.1785637657</text:p>
          </table:table-cell>
          <table:table-cell table:formula="of:=[.C89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246146.017894738" calcext:value-type="float">
            <text:p>-246146.017894738</text:p>
          </table:table-cell>
          <table:table-cell office:value-type="float" office:value="-235134.839330972" calcext:value-type="float">
            <text:p>-235134.839330972</text:p>
          </table:table-cell>
          <table:table-cell table:formula="of:=[.B90]-[.A90]" office:value-type="float" office:value="11011.1785637657" calcext:value-type="float">
            <text:p>11011.1785637657</text:p>
          </table:table-cell>
          <table:table-cell table:formula="of:=[.C90]-[.$C$524]" office:value-type="float" office:value="0.0376264151891519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235134.839330972" calcext:value-type="float">
            <text:p>-235134.839330972</text:p>
          </table:table-cell>
          <table:table-cell office:value-type="float" office:value="-224123.872274239" calcext:value-type="float">
            <text:p>-224123.872274239</text:p>
          </table:table-cell>
          <table:table-cell table:formula="of:=[.B91]-[.A91]" office:value-type="float" office:value="11010.9670567333" calcext:value-type="float">
            <text:p>11010.9670567333</text:p>
          </table:table-cell>
          <table:table-cell table:formula="of:=[.C91]-[.$C$524]" office:value-type="float" office:value="-0.173880617174291" calcext:value-type="float">
            <text:p>-0.1738806172</text:p>
          </table:table-cell>
          <table:table-cell table:number-columns-repeated="3"/>
        </table:table-row>
        <table:table-row table:style-name="ro1">
          <table:table-cell office:value-type="float" office:value="-224123.872274239" calcext:value-type="float">
            <text:p>-224123.872274239</text:p>
          </table:table-cell>
          <table:table-cell office:value-type="float" office:value="-213112.704842422" calcext:value-type="float">
            <text:p>-213112.704842422</text:p>
          </table:table-cell>
          <table:table-cell table:formula="of:=[.B92]-[.A92]" office:value-type="float" office:value="11011.1674318166" calcext:value-type="float">
            <text:p>11011.1674318166</text:p>
          </table:table-cell>
          <table:table-cell table:formula="of:=[.C92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-213112.704842422" calcext:value-type="float">
            <text:p>-213112.704842422</text:p>
          </table:table-cell>
          <table:table-cell office:value-type="float" office:value="-202101.515146707" calcext:value-type="float">
            <text:p>-202101.515146707</text:p>
          </table:table-cell>
          <table:table-cell table:formula="of:=[.B93]-[.A93]" office:value-type="float" office:value="11011.1896957148" calcext:value-type="float">
            <text:p>11011.1896957148</text:p>
          </table:table-cell>
          <table:table-cell table:formula="of:=[.C93]-[.$C$524]" office:value-type="float" office:value="0.0487583643007383" calcext:value-type="float">
            <text:p>0.0487583643</text:p>
          </table:table-cell>
          <table:table-cell table:number-columns-repeated="3"/>
        </table:table-row>
        <table:table-row table:style-name="ro1">
          <table:table-cell office:value-type="float" office:value="-202101.515146707" calcext:value-type="float">
            <text:p>-202101.515146707</text:p>
          </table:table-cell>
          <table:table-cell office:value-type="float" office:value="-191090.548089974" calcext:value-type="float">
            <text:p>-191090.548089974</text:p>
          </table:table-cell>
          <table:table-cell table:formula="of:=[.B94]-[.A94]" office:value-type="float" office:value="11010.9670567333" calcext:value-type="float">
            <text:p>11010.9670567333</text:p>
          </table:table-cell>
          <table:table-cell table:formula="of:=[.C94]-[.$C$524]" office:value-type="float" office:value="-0.173880617174291" calcext:value-type="float">
            <text:p>-0.1738806172</text:p>
          </table:table-cell>
          <table:table-cell table:number-columns-repeated="3"/>
        </table:table-row>
        <table:table-row table:style-name="ro1">
          <table:table-cell office:value-type="float" office:value="-191090.548089974" calcext:value-type="float">
            <text:p>-191090.548089974</text:p>
          </table:table-cell>
          <table:table-cell office:value-type="float" office:value="-180079.369526208" calcext:value-type="float">
            <text:p>-180079.369526208</text:p>
          </table:table-cell>
          <table:table-cell table:formula="of:=[.B95]-[.A95]" office:value-type="float" office:value="11011.1785637657" calcext:value-type="float">
            <text:p>11011.1785637657</text:p>
          </table:table-cell>
          <table:table-cell table:formula="of:=[.C95]-[.$C$524]" office:value-type="float" office:value="0.0376264151891519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180079.369526208" calcext:value-type="float">
            <text:p>-180079.369526208</text:p>
          </table:table-cell>
          <table:table-cell office:value-type="float" office:value="-169068.190962442" calcext:value-type="float">
            <text:p>-169068.190962442</text:p>
          </table:table-cell>
          <table:table-cell table:formula="of:=[.B96]-[.A96]" office:value-type="float" office:value="11011.1785637657" calcext:value-type="float">
            <text:p>11011.1785637657</text:p>
          </table:table-cell>
          <table:table-cell table:formula="of:=[.C96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169068.190962442" calcext:value-type="float">
            <text:p>-169068.190962442</text:p>
          </table:table-cell>
          <table:table-cell office:value-type="float" office:value="-158057.012398677" calcext:value-type="float">
            <text:p>-158057.012398677</text:p>
          </table:table-cell>
          <table:table-cell table:formula="of:=[.B97]-[.A97]" office:value-type="float" office:value="11011.1785637658" calcext:value-type="float">
            <text:p>11011.1785637658</text:p>
          </table:table-cell>
          <table:table-cell table:formula="of:=[.C97]-[.$C$524]" office:value-type="float" office:value="0.0376264152764634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-158057.012398677" calcext:value-type="float">
            <text:p>-158057.012398677</text:p>
          </table:table-cell>
          <table:table-cell office:value-type="float" office:value="-147045.833834911" calcext:value-type="float">
            <text:p>-147045.833834911</text:p>
          </table:table-cell>
          <table:table-cell table:formula="of:=[.B98]-[.A98]" office:value-type="float" office:value="11011.1785637657" calcext:value-type="float">
            <text:p>11011.1785637657</text:p>
          </table:table-cell>
          <table:table-cell table:formula="of:=[.C98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147045.833834911" calcext:value-type="float">
            <text:p>-147045.833834911</text:p>
          </table:table-cell>
          <table:table-cell office:value-type="float" office:value="-136034.655271145" calcext:value-type="float">
            <text:p>-136034.655271145</text:p>
          </table:table-cell>
          <table:table-cell table:formula="of:=[.B99]-[.A99]" office:value-type="float" office:value="11011.1785637657" calcext:value-type="float">
            <text:p>11011.1785637657</text:p>
          </table:table-cell>
          <table:table-cell table:formula="of:=[.C99]-[.$C$524]" office:value-type="float" office:value="0.0376264151891519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136034.655271145" calcext:value-type="float">
            <text:p>-136034.655271145</text:p>
          </table:table-cell>
          <table:table-cell office:value-type="float" office:value="-125023.47670738" calcext:value-type="float">
            <text:p>-125023.47670738</text:p>
          </table:table-cell>
          <table:table-cell table:formula="of:=[.B100]-[.A100]" office:value-type="float" office:value="11011.1785637658" calcext:value-type="float">
            <text:p>11011.1785637658</text:p>
          </table:table-cell>
          <table:table-cell table:formula="of:=[.C100]-[.$C$524]" office:value-type="float" office:value="0.0376264153201191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-125023.47670738" calcext:value-type="float">
            <text:p>-125023.47670738</text:p>
          </table:table-cell>
          <table:table-cell office:value-type="float" office:value="-114012.309275563" calcext:value-type="float">
            <text:p>-114012.309275563</text:p>
          </table:table-cell>
          <table:table-cell table:formula="of:=[.B101]-[.A101]" office:value-type="float" office:value="11011.1674318167" calcext:value-type="float">
            <text:p>11011.1674318167</text:p>
          </table:table-cell>
          <table:table-cell table:formula="of:=[.C101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-114012.309275563" calcext:value-type="float">
            <text:p>-114012.309275563</text:p>
          </table:table-cell>
          <table:table-cell office:value-type="float" office:value="-103001.33776605" calcext:value-type="float">
            <text:p>-103001.33776605</text:p>
          </table:table-cell>
          <table:table-cell table:formula="of:=[.B102]-[.A102]" office:value-type="float" office:value="11010.9715095128" calcext:value-type="float">
            <text:p>11010.9715095128</text:p>
          </table:table-cell>
          <table:table-cell table:formula="of:=[.C102]-[.$C$524]" office:value-type="float" office:value="-0.169427837692638" calcext:value-type="float">
            <text:p>-0.1694278377</text:p>
          </table:table-cell>
          <table:table-cell table:number-columns-repeated="3"/>
        </table:table-row>
        <table:table-row table:style-name="ro1">
          <table:table-cell office:value-type="float" office:value="-103001.33776605" calcext:value-type="float">
            <text:p>-103001.33776605</text:p>
          </table:table-cell>
          <table:table-cell office:value-type="float" office:value="-91990.1592022843" calcext:value-type="float">
            <text:p>-91990.1592022843</text:p>
          </table:table-cell>
          <table:table-cell table:formula="of:=[.B103]-[.A103]" office:value-type="float" office:value="11011.1785637657" calcext:value-type="float">
            <text:p>11011.1785637657</text:p>
          </table:table-cell>
          <table:table-cell table:formula="of:=[.C103]-[.$C$524]" office:value-type="float" office:value="0.0376264152037038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91990.1592022843" calcext:value-type="float">
            <text:p>-91990.1592022843</text:p>
          </table:table-cell>
          <table:table-cell office:value-type="float" office:value="-80978.9806385185" calcext:value-type="float">
            <text:p>-80978.9806385185</text:p>
          </table:table-cell>
          <table:table-cell table:formula="of:=[.B104]-[.A104]" office:value-type="float" office:value="11011.1785637658" calcext:value-type="float">
            <text:p>11011.1785637658</text:p>
          </table:table-cell>
          <table:table-cell table:formula="of:=[.C104]-[.$C$524]" office:value-type="float" office:value="0.0376264153055672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-80978.9806385185" calcext:value-type="float">
            <text:p>-80978.9806385185</text:p>
          </table:table-cell>
          <table:table-cell office:value-type="float" office:value="-69967.8020747528" calcext:value-type="float">
            <text:p>-69967.8020747528</text:p>
          </table:table-cell>
          <table:table-cell table:formula="of:=[.B105]-[.A105]" office:value-type="float" office:value="11011.1785637657" calcext:value-type="float">
            <text:p>11011.1785637657</text:p>
          </table:table-cell>
          <table:table-cell table:formula="of:=[.C105]-[.$C$524]" office:value-type="float" office:value="0.0376264151891519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69967.8020747528" calcext:value-type="float">
            <text:p>-69967.8020747528</text:p>
          </table:table-cell>
          <table:table-cell office:value-type="float" office:value="-58956.7281513084" calcext:value-type="float">
            <text:p>-58956.7281513084</text:p>
          </table:table-cell>
          <table:table-cell table:formula="of:=[.B106]-[.A106]" office:value-type="float" office:value="11011.0739234444" calcext:value-type="float">
            <text:p>11011.0739234444</text:p>
          </table:table-cell>
          <table:table-cell table:formula="of:=[.C106]-[.$C$524]" office:value-type="float" office:value="-0.0670139060930524" calcext:value-type="float">
            <text:p>-0.0670139061</text:p>
          </table:table-cell>
          <table:table-cell table:number-columns-repeated="3"/>
        </table:table-row>
        <table:table-row table:style-name="ro1">
          <table:table-cell office:value-type="float" office:value="-58956.7281513084" calcext:value-type="float">
            <text:p>-58956.7281513084</text:p>
          </table:table-cell>
          <table:table-cell office:value-type="float" office:value="-47945.5495875427" calcext:value-type="float">
            <text:p>-47945.5495875427</text:p>
          </table:table-cell>
          <table:table-cell table:formula="of:=[.B107]-[.A107]" office:value-type="float" office:value="11011.1785637657" calcext:value-type="float">
            <text:p>11011.1785637657</text:p>
          </table:table-cell>
          <table:table-cell table:formula="of:=[.C107]-[.$C$524]" office:value-type="float" office:value="0.0376264152037038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-47945.5495875427" calcext:value-type="float">
            <text:p>-47945.5495875427</text:p>
          </table:table-cell>
          <table:table-cell office:value-type="float" office:value="-36934.3710237769" calcext:value-type="float">
            <text:p>-36934.3710237769</text:p>
          </table:table-cell>
          <table:table-cell table:formula="of:=[.B108]-[.A108]" office:value-type="float" office:value="11011.1785637658" calcext:value-type="float">
            <text:p>11011.1785637658</text:p>
          </table:table-cell>
          <table:table-cell table:formula="of:=[.C108]-[.$C$524]" office:value-type="float" office:value="0.0376264153055672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-36934.3710237769" calcext:value-type="float">
            <text:p>-36934.3710237769</text:p>
          </table:table-cell>
          <table:table-cell office:value-type="float" office:value="-25923.1935732061" calcext:value-type="float">
            <text:p>-25923.1935732061</text:p>
          </table:table-cell>
          <table:table-cell table:formula="of:=[.B109]-[.A109]" office:value-type="float" office:value="11011.1774505708" calcext:value-type="float">
            <text:p>11011.1774505708</text:p>
          </table:table-cell>
          <table:table-cell table:formula="of:=[.C109]-[.$C$524]" office:value-type="float" office:value="0.0365132203005487" calcext:value-type="float">
            <text:p>0.0365132203</text:p>
          </table:table-cell>
          <table:table-cell table:number-columns-repeated="3"/>
        </table:table-row>
        <table:table-row table:style-name="ro1">
          <table:table-cell office:value-type="float" office:value="-25923.1935732061" calcext:value-type="float">
            <text:p>-25923.1935732061</text:p>
          </table:table-cell>
          <table:table-cell office:value-type="float" office:value="-14912.2276296678" calcext:value-type="float">
            <text:p>-14912.2276296678</text:p>
          </table:table-cell>
          <table:table-cell table:formula="of:=[.B110]-[.A110]" office:value-type="float" office:value="11010.9659435383" calcext:value-type="float">
            <text:p>11010.9659435383</text:p>
          </table:table-cell>
          <table:table-cell table:formula="of:=[.C110]-[.$C$524]" office:value-type="float" office:value="-0.174993812197499" calcext:value-type="float">
            <text:p>-0.1749938122</text:p>
          </table:table-cell>
          <table:table-cell table:number-columns-repeated="3"/>
        </table:table-row>
        <table:table-row table:style-name="ro1">
          <table:table-cell office:value-type="float" office:value="-14912.2276296678" calcext:value-type="float">
            <text:p>-14912.2276296678</text:p>
          </table:table-cell>
          <table:table-cell office:value-type="float" office:value="-3901.0486206241" calcext:value-type="float">
            <text:p>-3901.0486206241</text:p>
          </table:table-cell>
          <table:table-cell table:formula="of:=[.B111]-[.A111]" office:value-type="float" office:value="11011.1790090437" calcext:value-type="float">
            <text:p>11011.1790090437</text:p>
          </table:table-cell>
          <table:table-cell table:formula="of:=[.C111]-[.$C$524]" office:value-type="float" office:value="0.0380716932013456" calcext:value-type="float">
            <text:p>0.0380716932</text:p>
          </table:table-cell>
          <table:table-cell table:number-columns-repeated="3"/>
        </table:table-row>
        <table:table-row table:style-name="ro1">
          <table:table-cell office:value-type="float" office:value="-3901.0486206241" calcext:value-type="float">
            <text:p>-3901.0486206241</text:p>
          </table:table-cell>
          <table:table-cell office:value-type="float" office:value="7110.1294978637" calcext:value-type="float">
            <text:p>7110.1294978637</text:p>
          </table:table-cell>
          <table:table-cell table:formula="of:=[.B112]-[.A112]" office:value-type="float" office:value="11011.1781184878" calcext:value-type="float">
            <text:p>11011.1781184878</text:p>
          </table:table-cell>
          <table:table-cell table:formula="of:=[.C112]-[.$C$524]" office:value-type="float" office:value="0.0371811373024684" calcext:value-type="float">
            <text:p>0.0371811373</text:p>
          </table:table-cell>
          <table:table-cell table:number-columns-repeated="3"/>
        </table:table-row>
        <table:table-row table:style-name="ro1">
          <table:table-cell office:value-type="float" office:value="7110.1294978637" calcext:value-type="float">
            <text:p>7110.1294978637</text:p>
          </table:table-cell>
          <table:table-cell office:value-type="float" office:value="18121.3080616294" calcext:value-type="float">
            <text:p>18121.3080616294</text:p>
          </table:table-cell>
          <table:table-cell table:formula="of:=[.B113]-[.A113]" office:value-type="float" office:value="11011.1785637657" calcext:value-type="float">
            <text:p>11011.1785637657</text:p>
          </table:table-cell>
          <table:table-cell table:formula="of:=[.C113]-[.$C$524]" office:value-type="float" office:value="0.0376264152018848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18121.3080616294" calcext:value-type="float">
            <text:p>18121.3080616294</text:p>
          </table:table-cell>
          <table:table-cell office:value-type="float" office:value="29132.4866253951" calcext:value-type="float">
            <text:p>29132.4866253951</text:p>
          </table:table-cell>
          <table:table-cell table:formula="of:=[.B114]-[.A114]" office:value-type="float" office:value="11011.1785637657" calcext:value-type="float">
            <text:p>11011.1785637657</text:p>
          </table:table-cell>
          <table:table-cell table:formula="of:=[.C114]-[.$C$524]" office:value-type="float" office:value="0.0376264152037038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29132.4866253951" calcext:value-type="float">
            <text:p>29132.4866253951</text:p>
          </table:table-cell>
          <table:table-cell office:value-type="float" office:value="40143.5594356446" calcext:value-type="float">
            <text:p>40143.5594356446</text:p>
          </table:table-cell>
          <table:table-cell table:formula="of:=[.B115]-[.A115]" office:value-type="float" office:value="11011.0728102495" calcext:value-type="float">
            <text:p>11011.0728102495</text:p>
          </table:table-cell>
          <table:table-cell table:formula="of:=[.C115]-[.$C$524]" office:value-type="float" office:value="-0.0681271009962074" calcext:value-type="float">
            <text:p>-0.068127101</text:p>
          </table:table-cell>
          <table:table-cell table:number-columns-repeated="3"/>
        </table:table-row>
        <table:table-row table:style-name="ro1">
          <table:table-cell office:value-type="float" office:value="40143.5594356446" calcext:value-type="float">
            <text:p>40143.5594356446</text:p>
          </table:table-cell>
          <table:table-cell office:value-type="float" office:value="51154.7379994104" calcext:value-type="float">
            <text:p>51154.7379994104</text:p>
          </table:table-cell>
          <table:table-cell table:formula="of:=[.B116]-[.A116]" office:value-type="float" office:value="11011.1785637658" calcext:value-type="float">
            <text:p>11011.1785637658</text:p>
          </table:table-cell>
          <table:table-cell table:formula="of:=[.C116]-[.$C$524]" office:value-type="float" office:value="0.0376264152982912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51154.7379994104" calcext:value-type="float">
            <text:p>51154.7379994104</text:p>
          </table:table-cell>
          <table:table-cell office:value-type="float" office:value="62165.9165631761" calcext:value-type="float">
            <text:p>62165.9165631761</text:p>
          </table:table-cell>
          <table:table-cell table:formula="of:=[.B117]-[.A117]" office:value-type="float" office:value="11011.1785637657" calcext:value-type="float">
            <text:p>11011.1785637657</text:p>
          </table:table-cell>
          <table:table-cell table:formula="of:=[.C117]-[.$C$524]" office:value-type="float" office:value="0.0376264152037038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62165.9165631761" calcext:value-type="float">
            <text:p>62165.9165631761</text:p>
          </table:table-cell>
          <table:table-cell office:value-type="float" office:value="73176.8802803246" calcext:value-type="float">
            <text:p>73176.8802803246</text:p>
          </table:table-cell>
          <table:table-cell table:formula="of:=[.B118]-[.A118]" office:value-type="float" office:value="11010.9637171485" calcext:value-type="float">
            <text:p>11010.9637171485</text:p>
          </table:table-cell>
          <table:table-cell table:formula="of:=[.C118]-[.$C$524]" office:value-type="float" office:value="-0.177220201989257" calcext:value-type="float">
            <text:p>-0.177220202</text:p>
          </table:table-cell>
          <table:table-cell table:number-columns-repeated="3"/>
        </table:table-row>
        <table:table-row table:style-name="ro1">
          <table:table-cell office:value-type="float" office:value="73176.8802803246" calcext:value-type="float">
            <text:p>73176.8802803246</text:p>
          </table:table-cell>
          <table:table-cell office:value-type="float" office:value="84188.1701635811" calcext:value-type="float">
            <text:p>84188.1701635811</text:p>
          </table:table-cell>
          <table:table-cell table:formula="of:=[.B119]-[.A119]" office:value-type="float" office:value="11011.2898832565" calcext:value-type="float">
            <text:p>11011.2898832565</text:p>
          </table:table-cell>
          <table:table-cell table:formula="of:=[.C119]-[.$C$524]" office:value-type="float" office:value="0.148945905999426" calcext:value-type="float">
            <text:p>0.148945906</text:p>
          </table:table-cell>
          <table:table-cell table:number-columns-repeated="3"/>
        </table:table-row>
        <table:table-row table:style-name="ro1">
          <table:table-cell office:value-type="float" office:value="84188.1701635811" calcext:value-type="float">
            <text:p>84188.1701635811</text:p>
          </table:table-cell>
          <table:table-cell office:value-type="float" office:value="95199.2374078561" calcext:value-type="float">
            <text:p>95199.2374078561</text:p>
          </table:table-cell>
          <table:table-cell table:formula="of:=[.B120]-[.A120]" office:value-type="float" office:value="11011.067244275" calcext:value-type="float">
            <text:p>11011.067244275</text:p>
          </table:table-cell>
          <table:table-cell table:formula="of:=[.C120]-[.$C$524]" office:value-type="float" office:value="-0.0736930755047069" calcext:value-type="float">
            <text:p>-0.0736930755</text:p>
          </table:table-cell>
          <table:table-cell table:number-columns-repeated="3"/>
        </table:table-row>
        <table:table-row table:style-name="ro1">
          <table:table-cell office:value-type="float" office:value="95199.2374078561" calcext:value-type="float">
            <text:p>95199.2374078561</text:p>
          </table:table-cell>
          <table:table-cell office:value-type="float" office:value="106210.415971622" calcext:value-type="float">
            <text:p>106210.415971622</text:p>
          </table:table-cell>
          <table:table-cell table:formula="of:=[.B121]-[.A121]" office:value-type="float" office:value="11011.1785637657" calcext:value-type="float">
            <text:p>11011.1785637657</text:p>
          </table:table-cell>
          <table:table-cell table:formula="of:=[.C121]-[.$C$524]" office:value-type="float" office:value="0.0376264152037038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106210.415971622" calcext:value-type="float">
            <text:p>106210.415971622</text:p>
          </table:table-cell>
          <table:table-cell office:value-type="float" office:value="117221.594535388" calcext:value-type="float">
            <text:p>117221.594535388</text:p>
          </table:table-cell>
          <table:table-cell table:formula="of:=[.B122]-[.A122]" office:value-type="float" office:value="11011.1785637657" calcext:value-type="float">
            <text:p>11011.1785637657</text:p>
          </table:table-cell>
          <table:table-cell table:formula="of:=[.C122]-[.$C$524]" office:value-type="float" office:value="0.0376264152037038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117221.594535388" calcext:value-type="float">
            <text:p>117221.594535388</text:p>
          </table:table-cell>
          <table:table-cell office:value-type="float" office:value="128232.773099153" calcext:value-type="float">
            <text:p>128232.773099153</text:p>
          </table:table-cell>
          <table:table-cell table:formula="of:=[.B123]-[.A123]" office:value-type="float" office:value="11011.1785637658" calcext:value-type="float">
            <text:p>11011.1785637658</text:p>
          </table:table-cell>
          <table:table-cell table:formula="of:=[.C123]-[.$C$524]" office:value-type="float" office:value="0.0376264153055672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128232.773099153" calcext:value-type="float">
            <text:p>128232.773099153</text:p>
          </table:table-cell>
          <table:table-cell office:value-type="float" office:value="139243.851475377" calcext:value-type="float">
            <text:p>139243.851475377</text:p>
          </table:table-cell>
          <table:table-cell table:formula="of:=[.B124]-[.A124]" office:value-type="float" office:value="11011.078376224" calcext:value-type="float">
            <text:p>11011.078376224</text:p>
          </table:table-cell>
          <table:table-cell table:formula="of:=[.C124]-[.$C$524]" office:value-type="float" office:value="-0.0625611264949839" calcext:value-type="float">
            <text:p>-0.0625611265</text:p>
          </table:table-cell>
          <table:table-cell table:number-columns-repeated="3"/>
        </table:table-row>
        <table:table-row table:style-name="ro1">
          <table:table-cell office:value-type="float" office:value="139243.851475377" calcext:value-type="float">
            <text:p>139243.851475377</text:p>
          </table:table-cell>
          <table:table-cell office:value-type="float" office:value="150254.918719652" calcext:value-type="float">
            <text:p>150254.918719652</text:p>
          </table:table-cell>
          <table:table-cell table:formula="of:=[.B125]-[.A125]" office:value-type="float" office:value="11011.0672442749" calcext:value-type="float">
            <text:p>11011.0672442749</text:p>
          </table:table-cell>
          <table:table-cell table:formula="of:=[.C125]-[.$C$524]" office:value-type="float" office:value="-0.0736930756065703" calcext:value-type="float">
            <text:p>-0.0736930756</text:p>
          </table:table-cell>
          <table:table-cell table:number-columns-repeated="3"/>
        </table:table-row>
        <table:table-row table:style-name="ro1">
          <table:table-cell office:value-type="float" office:value="150254.918719652" calcext:value-type="float">
            <text:p>150254.918719652</text:p>
          </table:table-cell>
          <table:table-cell office:value-type="float" office:value="161266.097283418" calcext:value-type="float">
            <text:p>161266.097283418</text:p>
          </table:table-cell>
          <table:table-cell table:formula="of:=[.B126]-[.A126]" office:value-type="float" office:value="11011.1785637658" calcext:value-type="float">
            <text:p>11011.1785637658</text:p>
          </table:table-cell>
          <table:table-cell table:formula="of:=[.C126]-[.$C$524]" office:value-type="float" office:value="0.0376264153055672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161266.097283418" calcext:value-type="float">
            <text:p>161266.097283418</text:p>
          </table:table-cell>
          <table:table-cell office:value-type="float" office:value="172277.275847184" calcext:value-type="float">
            <text:p>172277.275847184</text:p>
          </table:table-cell>
          <table:table-cell table:formula="of:=[.B127]-[.A127]" office:value-type="float" office:value="11011.1785637657" calcext:value-type="float">
            <text:p>11011.1785637657</text:p>
          </table:table-cell>
          <table:table-cell table:formula="of:=[.C127]-[.$C$524]" office:value-type="float" office:value="0.0376264151891519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172277.275847184" calcext:value-type="float">
            <text:p>172277.275847184</text:p>
          </table:table-cell>
          <table:table-cell office:value-type="float" office:value="183288.354223408" calcext:value-type="float">
            <text:p>183288.354223408</text:p>
          </table:table-cell>
          <table:table-cell table:formula="of:=[.B128]-[.A128]" office:value-type="float" office:value="11011.078376224" calcext:value-type="float">
            <text:p>11011.078376224</text:p>
          </table:table-cell>
          <table:table-cell table:formula="of:=[.C128]-[.$C$524]" office:value-type="float" office:value="-0.0625611264949839" calcext:value-type="float">
            <text:p>-0.0625611265</text:p>
          </table:table-cell>
          <table:table-cell table:number-columns-repeated="3"/>
        </table:table-row>
        <table:table-row table:style-name="ro1">
          <table:table-cell office:value-type="float" office:value="183288.354223408" calcext:value-type="float">
            <text:p>183288.354223408</text:p>
          </table:table-cell>
          <table:table-cell office:value-type="float" office:value="194299.532787174" calcext:value-type="float">
            <text:p>194299.532787174</text:p>
          </table:table-cell>
          <table:table-cell table:formula="of:=[.B129]-[.A129]" office:value-type="float" office:value="11011.1785637658" calcext:value-type="float">
            <text:p>11011.1785637658</text:p>
          </table:table-cell>
          <table:table-cell table:formula="of:=[.C129]-[.$C$524]" office:value-type="float" office:value="0.0376264153055672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194299.532787174" calcext:value-type="float">
            <text:p>194299.532787174</text:p>
          </table:table-cell>
          <table:table-cell office:value-type="float" office:value="205310.711350939" calcext:value-type="float">
            <text:p>205310.711350939</text:p>
          </table:table-cell>
          <table:table-cell table:formula="of:=[.B130]-[.A130]" office:value-type="float" office:value="11011.1785637657" calcext:value-type="float">
            <text:p>11011.1785637657</text:p>
          </table:table-cell>
          <table:table-cell table:formula="of:=[.C130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205310.711350939" calcext:value-type="float">
            <text:p>205310.711350939</text:p>
          </table:table-cell>
          <table:table-cell office:value-type="float" office:value="216321.889914705" calcext:value-type="float">
            <text:p>216321.889914705</text:p>
          </table:table-cell>
          <table:table-cell table:formula="of:=[.B131]-[.A131]" office:value-type="float" office:value="11011.1785637658" calcext:value-type="float">
            <text:p>11011.1785637658</text:p>
          </table:table-cell>
          <table:table-cell table:formula="of:=[.C131]-[.$C$524]" office:value-type="float" office:value="0.0376264153055672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216321.889914705" calcext:value-type="float">
            <text:p>216321.889914705</text:p>
          </table:table-cell>
          <table:table-cell office:value-type="float" office:value="227332.95715898" calcext:value-type="float">
            <text:p>227332.95715898</text:p>
          </table:table-cell>
          <table:table-cell table:formula="of:=[.B132]-[.A132]" office:value-type="float" office:value="11011.0672442749" calcext:value-type="float">
            <text:p>11011.0672442749</text:p>
          </table:table-cell>
          <table:table-cell table:formula="of:=[.C132]-[.$C$524]" office:value-type="float" office:value="-0.0736930756065703" calcext:value-type="float">
            <text:p>-0.0736930756</text:p>
          </table:table-cell>
          <table:table-cell table:number-columns-repeated="3"/>
        </table:table-row>
        <table:table-row table:style-name="ro1">
          <table:table-cell office:value-type="float" office:value="227332.95715898" calcext:value-type="float">
            <text:p>227332.95715898</text:p>
          </table:table-cell>
          <table:table-cell office:value-type="float" office:value="238344.135722746" calcext:value-type="float">
            <text:p>238344.135722746</text:p>
          </table:table-cell>
          <table:table-cell table:formula="of:=[.B133]-[.A133]" office:value-type="float" office:value="11011.1785637657" calcext:value-type="float">
            <text:p>11011.1785637657</text:p>
          </table:table-cell>
          <table:table-cell table:formula="of:=[.C133]-[.$C$524]" office:value-type="float" office:value="0.0376264151891519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238344.135722746" calcext:value-type="float">
            <text:p>238344.135722746</text:p>
          </table:table-cell>
          <table:table-cell office:value-type="float" office:value="249355.21409897" calcext:value-type="float">
            <text:p>249355.21409897</text:p>
          </table:table-cell>
          <table:table-cell table:formula="of:=[.B134]-[.A134]" office:value-type="float" office:value="11011.078376224" calcext:value-type="float">
            <text:p>11011.078376224</text:p>
          </table:table-cell>
          <table:table-cell table:formula="of:=[.C134]-[.$C$524]" office:value-type="float" office:value="-0.0625611264949839" calcext:value-type="float">
            <text:p>-0.0625611265</text:p>
          </table:table-cell>
          <table:table-cell table:number-columns-repeated="3"/>
        </table:table-row>
        <table:table-row table:style-name="ro1">
          <table:table-cell office:value-type="float" office:value="249355.21409897" calcext:value-type="float">
            <text:p>249355.21409897</text:p>
          </table:table-cell>
          <table:table-cell office:value-type="float" office:value="260366.381530786" calcext:value-type="float">
            <text:p>260366.381530786</text:p>
          </table:table-cell>
          <table:table-cell table:formula="of:=[.B135]-[.A135]" office:value-type="float" office:value="11011.1674318167" calcext:value-type="float">
            <text:p>11011.1674318167</text:p>
          </table:table-cell>
          <table:table-cell table:formula="of:=[.C135]-[.$C$524]" office:value-type="float" office:value="0.0264944662230846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260366.381530786" calcext:value-type="float">
            <text:p>260366.381530786</text:p>
          </table:table-cell>
          <table:table-cell office:value-type="float" office:value="271377.45990701" calcext:value-type="float">
            <text:p>271377.45990701</text:p>
          </table:table-cell>
          <table:table-cell table:formula="of:=[.B136]-[.A136]" office:value-type="float" office:value="11011.078376224" calcext:value-type="float">
            <text:p>11011.078376224</text:p>
          </table:table-cell>
          <table:table-cell table:formula="of:=[.C136]-[.$C$524]" office:value-type="float" office:value="-0.0625611264949839" calcext:value-type="float">
            <text:p>-0.0625611265</text:p>
          </table:table-cell>
          <table:table-cell table:number-columns-repeated="3"/>
        </table:table-row>
        <table:table-row table:style-name="ro1">
          <table:table-cell office:value-type="float" office:value="271377.45990701" calcext:value-type="float">
            <text:p>271377.45990701</text:p>
          </table:table-cell>
          <table:table-cell office:value-type="float" office:value="282388.638470776" calcext:value-type="float">
            <text:p>282388.638470776</text:p>
          </table:table-cell>
          <table:table-cell table:formula="of:=[.B137]-[.A137]" office:value-type="float" office:value="11011.1785637657" calcext:value-type="float">
            <text:p>11011.1785637657</text:p>
          </table:table-cell>
          <table:table-cell table:formula="of:=[.C137]-[.$C$524]" office:value-type="float" office:value="0.0376264151600481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282388.638470776" calcext:value-type="float">
            <text:p>282388.638470776</text:p>
          </table:table-cell>
          <table:table-cell office:value-type="float" office:value="293399.817034542" calcext:value-type="float">
            <text:p>293399.817034542</text:p>
          </table:table-cell>
          <table:table-cell table:formula="of:=[.B138]-[.A138]" office:value-type="float" office:value="11011.1785637658" calcext:value-type="float">
            <text:p>11011.1785637658</text:p>
          </table:table-cell>
          <table:table-cell table:formula="of:=[.C138]-[.$C$524]" office:value-type="float" office:value="0.037626415334671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293399.817034542" calcext:value-type="float">
            <text:p>293399.817034542</text:p>
          </table:table-cell>
          <table:table-cell office:value-type="float" office:value="304410.995598307" calcext:value-type="float">
            <text:p>304410.995598307</text:p>
          </table:table-cell>
          <table:table-cell table:formula="of:=[.B139]-[.A139]" office:value-type="float" office:value="11011.1785637657" calcext:value-type="float">
            <text:p>11011.1785637657</text:p>
          </table:table-cell>
          <table:table-cell table:formula="of:=[.C139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304410.995598307" calcext:value-type="float">
            <text:p>304410.995598307</text:p>
          </table:table-cell>
          <table:table-cell office:value-type="float" office:value="315422.062842582" calcext:value-type="float">
            <text:p>315422.062842582</text:p>
          </table:table-cell>
          <table:table-cell table:formula="of:=[.B140]-[.A140]" office:value-type="float" office:value="11011.0672442749" calcext:value-type="float">
            <text:p>11011.0672442749</text:p>
          </table:table-cell>
          <table:table-cell table:formula="of:=[.C140]-[.$C$524]" office:value-type="float" office:value="-0.0736930756065703" calcext:value-type="float">
            <text:p>-0.0736930756</text:p>
          </table:table-cell>
          <table:table-cell table:number-columns-repeated="3"/>
        </table:table-row>
        <table:table-row table:style-name="ro1">
          <table:table-cell office:value-type="float" office:value="315422.062842582" calcext:value-type="float">
            <text:p>315422.062842582</text:p>
          </table:table-cell>
          <table:table-cell office:value-type="float" office:value="326433.241406348" calcext:value-type="float">
            <text:p>326433.241406348</text:p>
          </table:table-cell>
          <table:table-cell table:formula="of:=[.B141]-[.A141]" office:value-type="float" office:value="11011.1785637658" calcext:value-type="float">
            <text:p>11011.1785637658</text:p>
          </table:table-cell>
          <table:table-cell table:formula="of:=[.C141]-[.$C$524]" office:value-type="float" office:value="0.0376264152764634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326433.241406348" calcext:value-type="float">
            <text:p>326433.241406348</text:p>
          </table:table-cell>
          <table:table-cell office:value-type="float" office:value="337444.419970114" calcext:value-type="float">
            <text:p>337444.419970114</text:p>
          </table:table-cell>
          <table:table-cell table:formula="of:=[.B142]-[.A142]" office:value-type="float" office:value="11011.1785637657" calcext:value-type="float">
            <text:p>11011.1785637657</text:p>
          </table:table-cell>
          <table:table-cell table:formula="of:=[.C142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337444.419970114" calcext:value-type="float">
            <text:p>337444.419970114</text:p>
          </table:table-cell>
          <table:table-cell office:value-type="float" office:value="348455.498346338" calcext:value-type="float">
            <text:p>348455.498346338</text:p>
          </table:table-cell>
          <table:table-cell table:formula="of:=[.B143]-[.A143]" office:value-type="float" office:value="11011.078376224" calcext:value-type="float">
            <text:p>11011.078376224</text:p>
          </table:table-cell>
          <table:table-cell table:formula="of:=[.C143]-[.$C$524]" office:value-type="float" office:value="-0.0625611265240877" calcext:value-type="float">
            <text:p>-0.0625611265</text:p>
          </table:table-cell>
          <table:table-cell table:number-columns-repeated="3"/>
        </table:table-row>
        <table:table-row table:style-name="ro1">
          <table:table-cell office:value-type="float" office:value="348455.498346338" calcext:value-type="float">
            <text:p>348455.498346338</text:p>
          </table:table-cell>
          <table:table-cell office:value-type="float" office:value="359466.565590613" calcext:value-type="float">
            <text:p>359466.565590613</text:p>
          </table:table-cell>
          <table:table-cell table:formula="of:=[.B144]-[.A144]" office:value-type="float" office:value="11011.067244275" calcext:value-type="float">
            <text:p>11011.067244275</text:p>
          </table:table-cell>
          <table:table-cell table:formula="of:=[.C144]-[.$C$524]" office:value-type="float" office:value="-0.073693075490155" calcext:value-type="float">
            <text:p>-0.0736930755</text:p>
          </table:table-cell>
          <table:table-cell table:number-columns-repeated="3"/>
        </table:table-row>
        <table:table-row table:style-name="ro1">
          <table:table-cell office:value-type="float" office:value="359466.565590613" calcext:value-type="float">
            <text:p>359466.565590613</text:p>
          </table:table-cell>
          <table:table-cell office:value-type="float" office:value="370477.744154379" calcext:value-type="float">
            <text:p>370477.744154379</text:p>
          </table:table-cell>
          <table:table-cell table:formula="of:=[.B145]-[.A145]" office:value-type="float" office:value="11011.1785637657" calcext:value-type="float">
            <text:p>11011.1785637657</text:p>
          </table:table-cell>
          <table:table-cell table:formula="of:=[.C145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370477.744154379" calcext:value-type="float">
            <text:p>370477.744154379</text:p>
          </table:table-cell>
          <table:table-cell office:value-type="float" office:value="381488.922718144" calcext:value-type="float">
            <text:p>381488.922718144</text:p>
          </table:table-cell>
          <table:table-cell table:formula="of:=[.B146]-[.A146]" office:value-type="float" office:value="11011.1785637657" calcext:value-type="float">
            <text:p>11011.1785637657</text:p>
          </table:table-cell>
          <table:table-cell table:formula="of:=[.C146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381488.922718144" calcext:value-type="float">
            <text:p>381488.922718144</text:p>
          </table:table-cell>
          <table:table-cell office:value-type="float" office:value="392500.10128191" calcext:value-type="float">
            <text:p>392500.10128191</text:p>
          </table:table-cell>
          <table:table-cell table:formula="of:=[.B147]-[.A147]" office:value-type="float" office:value="11011.1785637658" calcext:value-type="float">
            <text:p>11011.1785637658</text:p>
          </table:table-cell>
          <table:table-cell table:formula="of:=[.C147]-[.$C$524]" office:value-type="float" office:value="0.0376264152764634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392500.10128191" calcext:value-type="float">
            <text:p>392500.10128191</text:p>
          </table:table-cell>
          <table:table-cell office:value-type="float" office:value="403511.179658134" calcext:value-type="float">
            <text:p>403511.179658134</text:p>
          </table:table-cell>
          <table:table-cell table:formula="of:=[.B148]-[.A148]" office:value-type="float" office:value="11011.0783762241" calcext:value-type="float">
            <text:p>11011.0783762241</text:p>
          </table:table-cell>
          <table:table-cell table:formula="of:=[.C148]-[.$C$524]" office:value-type="float" office:value="-0.0625611264076724" calcext:value-type="float">
            <text:p>-0.0625611264</text:p>
          </table:table-cell>
          <table:table-cell table:number-columns-repeated="3"/>
        </table:table-row>
        <table:table-row table:style-name="ro1">
          <table:table-cell office:value-type="float" office:value="403511.179658134" calcext:value-type="float">
            <text:p>403511.179658134</text:p>
          </table:table-cell>
          <table:table-cell office:value-type="float" office:value="414522.3582219" calcext:value-type="float">
            <text:p>414522.3582219</text:p>
          </table:table-cell>
          <table:table-cell table:formula="of:=[.B149]-[.A149]" office:value-type="float" office:value="11011.1785637656" calcext:value-type="float">
            <text:p>11011.1785637656</text:p>
          </table:table-cell>
          <table:table-cell table:formula="of:=[.C149]-[.$C$524]" office:value-type="float" office:value="0.0376264151018404" calcext:value-type="float">
            <text:p>0.0376264151</text:p>
          </table:table-cell>
          <table:table-cell table:number-columns-repeated="3"/>
        </table:table-row>
        <table:table-row table:style-name="ro1">
          <table:table-cell office:value-type="float" office:value="414522.3582219" calcext:value-type="float">
            <text:p>414522.3582219</text:p>
          </table:table-cell>
          <table:table-cell office:value-type="float" office:value="425533.536785666" calcext:value-type="float">
            <text:p>425533.536785666</text:p>
          </table:table-cell>
          <table:table-cell table:formula="of:=[.B150]-[.A150]" office:value-type="float" office:value="11011.1785637658" calcext:value-type="float">
            <text:p>11011.1785637658</text:p>
          </table:table-cell>
          <table:table-cell table:formula="of:=[.C150]-[.$C$524]" office:value-type="float" office:value="0.037626415334671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425533.536785666" calcext:value-type="float">
            <text:p>425533.536785666</text:p>
          </table:table-cell>
          <table:table-cell office:value-type="float" office:value="436544.72648138" calcext:value-type="float">
            <text:p>436544.72648138</text:p>
          </table:table-cell>
          <table:table-cell table:formula="of:=[.B151]-[.A151]" office:value-type="float" office:value="11011.1896957148" calcext:value-type="float">
            <text:p>11011.1896957148</text:p>
          </table:table-cell>
          <table:table-cell table:formula="of:=[.C151]-[.$C$524]" office:value-type="float" office:value="0.0487583643007383" calcext:value-type="float">
            <text:p>0.0487583643</text:p>
          </table:table-cell>
          <table:table-cell table:number-columns-repeated="3"/>
        </table:table-row>
        <table:table-row table:style-name="ro1">
          <table:table-cell office:value-type="float" office:value="436544.72648138" calcext:value-type="float">
            <text:p>436544.72648138</text:p>
          </table:table-cell>
          <table:table-cell office:value-type="float" office:value="447555.782593706" calcext:value-type="float">
            <text:p>447555.782593706</text:p>
          </table:table-cell>
          <table:table-cell table:formula="of:=[.B152]-[.A152]" office:value-type="float" office:value="11011.0561123258" calcext:value-type="float">
            <text:p>11011.0561123258</text:p>
          </table:table-cell>
          <table:table-cell table:formula="of:=[.C152]-[.$C$524]" office:value-type="float" office:value="-0.084825024689053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47555.782593706" calcext:value-type="float">
            <text:p>447555.782593706</text:p>
          </table:table-cell>
          <table:table-cell office:value-type="float" office:value="458566.838706032" calcext:value-type="float">
            <text:p>458566.838706032</text:p>
          </table:table-cell>
          <table:table-cell table:formula="of:=[.B153]-[.A153]" office:value-type="float" office:value="11011.0561123259" calcext:value-type="float">
            <text:p>11011.0561123259</text:p>
          </table:table-cell>
          <table:table-cell table:formula="of:=[.C153]-[.$C$524]" office:value-type="float" office:value="-0.0848250246308453" calcext:value-type="float">
            <text:p>-0.0848250246</text:p>
          </table:table-cell>
          <table:table-cell table:number-columns-repeated="3"/>
        </table:table-row>
        <table:table-row table:style-name="ro1">
          <table:table-cell office:value-type="float" office:value="458566.838706032" calcext:value-type="float">
            <text:p>458566.838706032</text:p>
          </table:table-cell>
          <table:table-cell office:value-type="float" office:value="469578.039533696" calcext:value-type="float">
            <text:p>469578.039533696</text:p>
          </table:table-cell>
          <table:table-cell table:formula="of:=[.B154]-[.A154]" office:value-type="float" office:value="11011.2008276639" calcext:value-type="float">
            <text:p>11011.2008276639</text:p>
          </table:table-cell>
          <table:table-cell table:formula="of:=[.C154]-[.$C$524]" office:value-type="float" office:value="0.0598903134414286" calcext:value-type="float">
            <text:p>0.0598903134</text:p>
          </table:table-cell>
          <table:table-cell table:number-columns-repeated="3"/>
        </table:table-row>
        <table:table-row table:style-name="ro1">
          <table:table-cell office:value-type="float" office:value="469578.039533696" calcext:value-type="float">
            <text:p>469578.039533696</text:p>
          </table:table-cell>
          <table:table-cell office:value-type="float" office:value="480589.218097462" calcext:value-type="float">
            <text:p>480589.218097462</text:p>
          </table:table-cell>
          <table:table-cell table:formula="of:=[.B155]-[.A155]" office:value-type="float" office:value="11011.1785637657" calcext:value-type="float">
            <text:p>11011.1785637657</text:p>
          </table:table-cell>
          <table:table-cell table:formula="of:=[.C155]-[.$C$524]" office:value-type="float" office:value="0.0376264151600481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480589.218097462" calcext:value-type="float">
            <text:p>480589.218097462</text:p>
          </table:table-cell>
          <table:table-cell office:value-type="float" office:value="491600.285341737" calcext:value-type="float">
            <text:p>491600.285341737</text:p>
          </table:table-cell>
          <table:table-cell table:formula="of:=[.B156]-[.A156]" office:value-type="float" office:value="11011.067244275" calcext:value-type="float">
            <text:p>11011.067244275</text:p>
          </table:table-cell>
          <table:table-cell table:formula="of:=[.C156]-[.$C$524]" office:value-type="float" office:value="-0.0736930755483627" calcext:value-type="float">
            <text:p>-0.0736930755</text:p>
          </table:table-cell>
          <table:table-cell table:number-columns-repeated="3"/>
        </table:table-row>
        <table:table-row table:style-name="ro1">
          <table:table-cell office:value-type="float" office:value="491600.285341737" calcext:value-type="float">
            <text:p>491600.285341737</text:p>
          </table:table-cell>
          <table:table-cell office:value-type="float" office:value="502611.463905503" calcext:value-type="float">
            <text:p>502611.463905503</text:p>
          </table:table-cell>
          <table:table-cell table:formula="of:=[.B157]-[.A157]" office:value-type="float" office:value="11011.1785637659" calcext:value-type="float">
            <text:p>11011.1785637659</text:p>
          </table:table-cell>
          <table:table-cell table:formula="of:=[.C157]-[.$C$524]" office:value-type="float" office:value="0.0376264153928787" calcext:value-type="float">
            <text:p>0.0376264154</text:p>
          </table:table-cell>
          <table:table-cell table:number-columns-repeated="3"/>
        </table:table-row>
        <table:table-row table:style-name="ro1">
          <table:table-cell office:value-type="float" office:value="502611.463905503" calcext:value-type="float">
            <text:p>502611.463905503</text:p>
          </table:table-cell>
          <table:table-cell office:value-type="float" office:value="513622.642469268" calcext:value-type="float">
            <text:p>513622.642469268</text:p>
          </table:table-cell>
          <table:table-cell table:formula="of:=[.B158]-[.A158]" office:value-type="float" office:value="11011.1785637657" calcext:value-type="float">
            <text:p>11011.1785637657</text:p>
          </table:table-cell>
          <table:table-cell table:formula="of:=[.C158]-[.$C$524]" office:value-type="float" office:value="0.0376264151600481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513622.642469268" calcext:value-type="float">
            <text:p>513622.642469268</text:p>
          </table:table-cell>
          <table:table-cell office:value-type="float" office:value="524633.843296932" calcext:value-type="float">
            <text:p>524633.843296932</text:p>
          </table:table-cell>
          <table:table-cell table:formula="of:=[.B159]-[.A159]" office:value-type="float" office:value="11011.2008276639" calcext:value-type="float">
            <text:p>11011.2008276639</text:p>
          </table:table-cell>
          <table:table-cell table:formula="of:=[.C159]-[.$C$524]" office:value-type="float" office:value="0.0598903133832209" calcext:value-type="float">
            <text:p>0.0598903134</text:p>
          </table:table-cell>
          <table:table-cell table:number-columns-repeated="3"/>
        </table:table-row>
        <table:table-row table:style-name="ro1">
          <table:table-cell office:value-type="float" office:value="524633.843296932" calcext:value-type="float">
            <text:p>524633.843296932</text:p>
          </table:table-cell>
          <table:table-cell office:value-type="float" office:value="535644.899409258" calcext:value-type="float">
            <text:p>535644.899409258</text:p>
          </table:table-cell>
          <table:table-cell table:formula="of:=[.B160]-[.A160]" office:value-type="float" office:value="11011.0561123259" calcext:value-type="float">
            <text:p>11011.0561123259</text:p>
          </table:table-cell>
          <table:table-cell table:formula="of:=[.C160]-[.$C$524]" office:value-type="float" office:value="-0.0848250246308453" calcext:value-type="float">
            <text:p>-0.0848250246</text:p>
          </table:table-cell>
          <table:table-cell table:number-columns-repeated="3"/>
        </table:table-row>
        <table:table-row table:style-name="ro1">
          <table:table-cell office:value-type="float" office:value="535644.899409258" calcext:value-type="float">
            <text:p>535644.899409258</text:p>
          </table:table-cell>
          <table:table-cell office:value-type="float" office:value="546656.066841075" calcext:value-type="float">
            <text:p>546656.066841075</text:p>
          </table:table-cell>
          <table:table-cell table:formula="of:=[.B161]-[.A161]" office:value-type="float" office:value="11011.1674318166" calcext:value-type="float">
            <text:p>11011.1674318166</text:p>
          </table:table-cell>
          <table:table-cell table:formula="of:=[.C161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546656.066841075" calcext:value-type="float">
            <text:p>546656.066841075</text:p>
          </table:table-cell>
          <table:table-cell office:value-type="float" office:value="557667.234272891" calcext:value-type="float">
            <text:p>557667.234272891</text:p>
          </table:table-cell>
          <table:table-cell table:formula="of:=[.B162]-[.A162]" office:value-type="float" office:value="11011.1674318168" calcext:value-type="float">
            <text:p>11011.1674318168</text:p>
          </table:table-cell>
          <table:table-cell table:formula="of:=[.C162]-[.$C$524]" office:value-type="float" office:value="0.0264944663103961" calcext:value-type="float">
            <text:p>0.0264944663</text:p>
          </table:table-cell>
          <table:table-cell table:number-columns-repeated="3"/>
        </table:table-row>
        <table:table-row table:style-name="ro1">
          <table:table-cell office:value-type="float" office:value="557667.234272891" calcext:value-type="float">
            <text:p>557667.234272891</text:p>
          </table:table-cell>
          <table:table-cell office:value-type="float" office:value="568678.290385217" calcext:value-type="float">
            <text:p>568678.290385217</text:p>
          </table:table-cell>
          <table:table-cell table:formula="of:=[.B163]-[.A163]" office:value-type="float" office:value="11011.0561123258" calcext:value-type="float">
            <text:p>11011.0561123258</text:p>
          </table:table-cell>
          <table:table-cell table:formula="of:=[.C163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568678.290385217" calcext:value-type="float">
            <text:p>568678.290385217</text:p>
          </table:table-cell>
          <table:table-cell office:value-type="float" office:value="579689.402157288" calcext:value-type="float">
            <text:p>579689.402157288</text:p>
          </table:table-cell>
          <table:table-cell table:formula="of:=[.B164]-[.A164]" office:value-type="float" office:value="11011.1117720713" calcext:value-type="float">
            <text:p>11011.1117720713</text:p>
          </table:table-cell>
          <table:table-cell table:formula="of:=[.C164]-[.$C$524]" office:value-type="float" office:value="-0.0291652791602246" calcext:value-type="float">
            <text:p>-0.0291652792</text:p>
          </table:table-cell>
          <table:table-cell table:number-columns-repeated="3"/>
        </table:table-row>
        <table:table-row table:style-name="ro1">
          <table:table-cell office:value-type="float" office:value="579689.402157288" calcext:value-type="float">
            <text:p>579689.402157288</text:p>
          </table:table-cell>
          <table:table-cell office:value-type="float" office:value="590700.580721054" calcext:value-type="float">
            <text:p>590700.580721054</text:p>
          </table:table-cell>
          <table:table-cell table:formula="of:=[.B165]-[.A165]" office:value-type="float" office:value="11011.1785637656" calcext:value-type="float">
            <text:p>11011.1785637656</text:p>
          </table:table-cell>
          <table:table-cell table:formula="of:=[.C165]-[.$C$524]" office:value-type="float" office:value="0.0376264151018404" calcext:value-type="float">
            <text:p>0.0376264151</text:p>
          </table:table-cell>
          <table:table-cell table:number-columns-repeated="3"/>
        </table:table-row>
        <table:table-row table:style-name="ro1">
          <table:table-cell office:value-type="float" office:value="590700.580721054" calcext:value-type="float">
            <text:p>590700.580721054</text:p>
          </table:table-cell>
          <table:table-cell office:value-type="float" office:value="601711.681361176" calcext:value-type="float">
            <text:p>601711.681361176</text:p>
          </table:table-cell>
          <table:table-cell table:formula="of:=[.B166]-[.A166]" office:value-type="float" office:value="11011.1006401223" calcext:value-type="float">
            <text:p>11011.1006401223</text:p>
          </table:table-cell>
          <table:table-cell table:formula="of:=[.C166]-[.$C$524]" office:value-type="float" office:value="-0.0402972281844995" calcext:value-type="float">
            <text:p>-0.0402972282</text:p>
          </table:table-cell>
          <table:table-cell table:number-columns-repeated="3"/>
        </table:table-row>
        <table:table-row table:style-name="ro1">
          <table:table-cell office:value-type="float" office:value="601711.681361176" calcext:value-type="float">
            <text:p>601711.681361176</text:p>
          </table:table-cell>
          <table:table-cell office:value-type="float" office:value="612722.848792993" calcext:value-type="float">
            <text:p>612722.848792993</text:p>
          </table:table-cell>
          <table:table-cell table:formula="of:=[.B167]-[.A167]" office:value-type="float" office:value="11011.1674318167" calcext:value-type="float">
            <text:p>11011.1674318167</text:p>
          </table:table-cell>
          <table:table-cell table:formula="of:=[.C167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612722.848792993" calcext:value-type="float">
            <text:p>612722.848792993</text:p>
          </table:table-cell>
          <table:table-cell office:value-type="float" office:value="623733.949433115" calcext:value-type="float">
            <text:p>623733.949433115</text:p>
          </table:table-cell>
          <table:table-cell table:formula="of:=[.B168]-[.A168]" office:value-type="float" office:value="11011.1006401221" calcext:value-type="float">
            <text:p>11011.1006401221</text:p>
          </table:table-cell>
          <table:table-cell table:formula="of:=[.C168]-[.$C$524]" office:value-type="float" office:value="-0.0402972284173302" calcext:value-type="float">
            <text:p>-0.0402972284</text:p>
          </table:table-cell>
          <table:table-cell table:number-columns-repeated="3"/>
        </table:table-row>
        <table:table-row table:style-name="ro1">
          <table:table-cell office:value-type="float" office:value="623733.949433115" calcext:value-type="float">
            <text:p>623733.949433115</text:p>
          </table:table-cell>
          <table:table-cell office:value-type="float" office:value="634745.127996881" calcext:value-type="float">
            <text:p>634745.127996881</text:p>
          </table:table-cell>
          <table:table-cell table:formula="of:=[.B169]-[.A169]" office:value-type="float" office:value="11011.1785637658" calcext:value-type="float">
            <text:p>11011.1785637658</text:p>
          </table:table-cell>
          <table:table-cell table:formula="of:=[.C169]-[.$C$524]" office:value-type="float" office:value="0.037626415334671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634745.127996881" calcext:value-type="float">
            <text:p>634745.127996881</text:p>
          </table:table-cell>
          <table:table-cell office:value-type="float" office:value="645756.239768952" calcext:value-type="float">
            <text:p>645756.239768952</text:p>
          </table:table-cell>
          <table:table-cell table:formula="of:=[.B170]-[.A170]" office:value-type="float" office:value="11011.1117720711" calcext:value-type="float">
            <text:p>11011.1117720711</text:p>
          </table:table-cell>
          <table:table-cell table:formula="of:=[.C170]-[.$C$524]" office:value-type="float" office:value="-0.0291652793930552" calcext:value-type="float">
            <text:p>-0.0291652794</text:p>
          </table:table-cell>
          <table:table-cell table:number-columns-repeated="3"/>
        </table:table-row>
        <table:table-row table:style-name="ro1">
          <table:table-cell office:value-type="float" office:value="645756.239768952" calcext:value-type="float">
            <text:p>645756.239768952</text:p>
          </table:table-cell>
          <table:table-cell office:value-type="float" office:value="656767.407200769" calcext:value-type="float">
            <text:p>656767.407200769</text:p>
          </table:table-cell>
          <table:table-cell table:formula="of:=[.B171]-[.A171]" office:value-type="float" office:value="11011.1674318167" calcext:value-type="float">
            <text:p>11011.1674318167</text:p>
          </table:table-cell>
          <table:table-cell table:formula="of:=[.C171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656767.407200769" calcext:value-type="float">
            <text:p>656767.407200769</text:p>
          </table:table-cell>
          <table:table-cell office:value-type="float" office:value="667778.574632585" calcext:value-type="float">
            <text:p>667778.574632585</text:p>
          </table:table-cell>
          <table:table-cell table:formula="of:=[.B172]-[.A172]" office:value-type="float" office:value="11011.1674318167" calcext:value-type="float">
            <text:p>11011.1674318167</text:p>
          </table:table-cell>
          <table:table-cell table:formula="of:=[.C172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667778.574632585" calcext:value-type="float">
            <text:p>667778.574632585</text:p>
          </table:table-cell>
          <table:table-cell office:value-type="float" office:value="678789.630744911" calcext:value-type="float">
            <text:p>678789.630744911</text:p>
          </table:table-cell>
          <table:table-cell table:formula="of:=[.B173]-[.A173]" office:value-type="float" office:value="11011.0561123259" calcext:value-type="float">
            <text:p>11011.0561123259</text:p>
          </table:table-cell>
          <table:table-cell table:formula="of:=[.C173]-[.$C$524]" office:value-type="float" office:value="-0.0848250246308453" calcext:value-type="float">
            <text:p>-0.0848250246</text:p>
          </table:table-cell>
          <table:table-cell table:number-columns-repeated="3"/>
        </table:table-row>
        <table:table-row table:style-name="ro1">
          <table:table-cell office:value-type="float" office:value="678789.630744911" calcext:value-type="float">
            <text:p>678789.630744911</text:p>
          </table:table-cell>
          <table:table-cell office:value-type="float" office:value="689800.798176728" calcext:value-type="float">
            <text:p>689800.798176728</text:p>
          </table:table-cell>
          <table:table-cell table:formula="of:=[.B174]-[.A174]" office:value-type="float" office:value="11011.1674318167" calcext:value-type="float">
            <text:p>11011.1674318167</text:p>
          </table:table-cell>
          <table:table-cell table:formula="of:=[.C174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689800.798176728" calcext:value-type="float">
            <text:p>689800.798176728</text:p>
          </table:table-cell>
          <table:table-cell office:value-type="float" office:value="700811.965608545" calcext:value-type="float">
            <text:p>700811.965608545</text:p>
          </table:table-cell>
          <table:table-cell table:formula="of:=[.B175]-[.A175]" office:value-type="float" office:value="11011.1674318166" calcext:value-type="float">
            <text:p>11011.1674318166</text:p>
          </table:table-cell>
          <table:table-cell table:formula="of:=[.C175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700811.965608545" calcext:value-type="float">
            <text:p>700811.965608545</text:p>
          </table:table-cell>
          <table:table-cell office:value-type="float" office:value="711823.066248667" calcext:value-type="float">
            <text:p>711823.066248667</text:p>
          </table:table-cell>
          <table:table-cell table:formula="of:=[.B176]-[.A176]" office:value-type="float" office:value="11011.1006401222" calcext:value-type="float">
            <text:p>11011.1006401222</text:p>
          </table:table-cell>
          <table:table-cell table:formula="of:=[.C176]-[.$C$524]" office:value-type="float" office:value="-0.0402972283009149" calcext:value-type="float">
            <text:p>-0.0402972283</text:p>
          </table:table-cell>
          <table:table-cell table:number-columns-repeated="3"/>
        </table:table-row>
        <table:table-row table:style-name="ro1">
          <table:table-cell office:value-type="float" office:value="711823.066248667" calcext:value-type="float">
            <text:p>711823.066248667</text:p>
          </table:table-cell>
          <table:table-cell office:value-type="float" office:value="722834.244812433" calcext:value-type="float">
            <text:p>722834.244812433</text:p>
          </table:table-cell>
          <table:table-cell table:formula="of:=[.B177]-[.A177]" office:value-type="float" office:value="11011.1785637657" calcext:value-type="float">
            <text:p>11011.1785637657</text:p>
          </table:table-cell>
          <table:table-cell table:formula="of:=[.C177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722834.244812433" calcext:value-type="float">
            <text:p>722834.244812433</text:p>
          </table:table-cell>
          <table:table-cell office:value-type="float" office:value="733845.423376198" calcext:value-type="float">
            <text:p>733845.423376198</text:p>
          </table:table-cell>
          <table:table-cell table:formula="of:=[.B178]-[.A178]" office:value-type="float" office:value="11011.1785637657" calcext:value-type="float">
            <text:p>11011.1785637657</text:p>
          </table:table-cell>
          <table:table-cell table:formula="of:=[.C178]-[.$C$524]" office:value-type="float" office:value="0.0376264152182557" calcext:value-type="float">
            <text:p>0.0376264152</text:p>
          </table:table-cell>
          <table:table-cell table:number-columns-repeated="3"/>
        </table:table-row>
        <table:table-row table:style-name="ro1">
          <table:table-cell office:value-type="float" office:value="733845.423376198" calcext:value-type="float">
            <text:p>733845.423376198</text:p>
          </table:table-cell>
          <table:table-cell office:value-type="float" office:value="744856.490620473" calcext:value-type="float">
            <text:p>744856.490620473</text:p>
          </table:table-cell>
          <table:table-cell table:formula="of:=[.B179]-[.A179]" office:value-type="float" office:value="11011.067244275" calcext:value-type="float">
            <text:p>11011.067244275</text:p>
          </table:table-cell>
          <table:table-cell table:formula="of:=[.C179]-[.$C$524]" office:value-type="float" office:value="-0.073693075490155" calcext:value-type="float">
            <text:p>-0.0736930755</text:p>
          </table:table-cell>
          <table:table-cell table:number-columns-repeated="3"/>
        </table:table-row>
        <table:table-row table:style-name="ro1">
          <table:table-cell office:value-type="float" office:value="744856.490620473" calcext:value-type="float">
            <text:p>744856.490620473</text:p>
          </table:table-cell>
          <table:table-cell office:value-type="float" office:value="755867.691448137" calcext:value-type="float">
            <text:p>755867.691448137</text:p>
          </table:table-cell>
          <table:table-cell table:formula="of:=[.B180]-[.A180]" office:value-type="float" office:value="11011.2008276639" calcext:value-type="float">
            <text:p>11011.2008276639</text:p>
          </table:table-cell>
          <table:table-cell table:formula="of:=[.C180]-[.$C$524]" office:value-type="float" office:value="0.0598903133832209" calcext:value-type="float">
            <text:p>0.0598903134</text:p>
          </table:table-cell>
          <table:table-cell table:number-columns-repeated="3"/>
        </table:table-row>
        <table:table-row table:style-name="ro1">
          <table:table-cell office:value-type="float" office:value="755867.691448137" calcext:value-type="float">
            <text:p>755867.691448137</text:p>
          </table:table-cell>
          <table:table-cell office:value-type="float" office:value="766878.858879954" calcext:value-type="float">
            <text:p>766878.858879954</text:p>
          </table:table-cell>
          <table:table-cell table:formula="of:=[.B181]-[.A181]" office:value-type="float" office:value="11011.1674318166" calcext:value-type="float">
            <text:p>11011.1674318166</text:p>
          </table:table-cell>
          <table:table-cell table:formula="of:=[.C181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766878.858879954" calcext:value-type="float">
            <text:p>766878.858879954</text:p>
          </table:table-cell>
          <table:table-cell office:value-type="float" office:value="777889.91499228" calcext:value-type="float">
            <text:p>777889.91499228</text:p>
          </table:table-cell>
          <table:table-cell table:formula="of:=[.B182]-[.A182]" office:value-type="float" office:value="11011.056112326" calcext:value-type="float">
            <text:p>11011.056112326</text:p>
          </table:table-cell>
          <table:table-cell table:formula="of:=[.C182]-[.$C$524]" office:value-type="float" office:value="-0.08482502451443" calcext:value-type="float">
            <text:p>-0.0848250245</text:p>
          </table:table-cell>
          <table:table-cell table:number-columns-repeated="3"/>
        </table:table-row>
        <table:table-row table:style-name="ro1">
          <table:table-cell office:value-type="float" office:value="777889.91499228" calcext:value-type="float">
            <text:p>777889.91499228</text:p>
          </table:table-cell>
          <table:table-cell office:value-type="float" office:value="788901.082424096" calcext:value-type="float">
            <text:p>788901.082424096</text:p>
          </table:table-cell>
          <table:table-cell table:formula="of:=[.B183]-[.A183]" office:value-type="float" office:value="11011.1674318166" calcext:value-type="float">
            <text:p>11011.1674318166</text:p>
          </table:table-cell>
          <table:table-cell table:formula="of:=[.C183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788901.082424096" calcext:value-type="float">
            <text:p>788901.082424096</text:p>
          </table:table-cell>
          <table:table-cell office:value-type="float" office:value="799912.249855913" calcext:value-type="float">
            <text:p>799912.249855913</text:p>
          </table:table-cell>
          <table:table-cell table:formula="of:=[.B184]-[.A184]" office:value-type="float" office:value="11011.1674318167" calcext:value-type="float">
            <text:p>11011.1674318167</text:p>
          </table:table-cell>
          <table:table-cell table:formula="of:=[.C184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799912.249855913" calcext:value-type="float">
            <text:p>799912.249855913</text:p>
          </table:table-cell>
          <table:table-cell office:value-type="float" office:value="810923.350496035" calcext:value-type="float">
            <text:p>810923.350496035</text:p>
          </table:table-cell>
          <table:table-cell table:formula="of:=[.B185]-[.A185]" office:value-type="float" office:value="11011.1006401222" calcext:value-type="float">
            <text:p>11011.1006401222</text:p>
          </table:table-cell>
          <table:table-cell table:formula="of:=[.C185]-[.$C$524]" office:value-type="float" office:value="-0.0402972283009149" calcext:value-type="float">
            <text:p>-0.0402972283</text:p>
          </table:table-cell>
          <table:table-cell table:number-columns-repeated="3"/>
        </table:table-row>
        <table:table-row table:style-name="ro1">
          <table:table-cell office:value-type="float" office:value="810923.350496035" calcext:value-type="float">
            <text:p>810923.350496035</text:p>
          </table:table-cell>
          <table:table-cell office:value-type="float" office:value="821934.529059801" calcext:value-type="float">
            <text:p>821934.529059801</text:p>
          </table:table-cell>
          <table:table-cell table:formula="of:=[.B186]-[.A186]" office:value-type="float" office:value="11011.1785637658" calcext:value-type="float">
            <text:p>11011.1785637658</text:p>
          </table:table-cell>
          <table:table-cell table:formula="of:=[.C186]-[.$C$524]" office:value-type="float" office:value="0.037626415334671" calcext:value-type="float">
            <text:p>0.0376264153</text:p>
          </table:table-cell>
          <table:table-cell table:number-columns-repeated="3"/>
        </table:table-row>
        <table:table-row table:style-name="ro1">
          <table:table-cell office:value-type="float" office:value="821934.529059801" calcext:value-type="float">
            <text:p>821934.529059801</text:p>
          </table:table-cell>
          <table:table-cell office:value-type="float" office:value="832945.640831872" calcext:value-type="float">
            <text:p>832945.640831872</text:p>
          </table:table-cell>
          <table:table-cell table:formula="of:=[.B187]-[.A187]" office:value-type="float" office:value="11011.1117720712" calcext:value-type="float">
            <text:p>11011.1117720712</text:p>
          </table:table-cell>
          <table:table-cell table:formula="of:=[.C187]-[.$C$524]" office:value-type="float" office:value="-0.0291652792766399" calcext:value-type="float">
            <text:p>-0.0291652793</text:p>
          </table:table-cell>
          <table:table-cell table:number-columns-repeated="3"/>
        </table:table-row>
        <table:table-row table:style-name="ro1">
          <table:table-cell office:value-type="float" office:value="832945.640831872" calcext:value-type="float">
            <text:p>832945.640831872</text:p>
          </table:table-cell>
          <table:table-cell office:value-type="float" office:value="843956.830527587" calcext:value-type="float">
            <text:p>843956.830527587</text:p>
          </table:table-cell>
          <table:table-cell table:formula="of:=[.B188]-[.A188]" office:value-type="float" office:value="11011.1896957147" calcext:value-type="float">
            <text:p>11011.1896957147</text:p>
          </table:table-cell>
          <table:table-cell table:formula="of:=[.C188]-[.$C$524]" office:value-type="float" office:value="0.0487583642425307" calcext:value-type="float">
            <text:p>0.0487583642</text:p>
          </table:table-cell>
          <table:table-cell table:number-columns-repeated="3"/>
        </table:table-row>
        <table:table-row table:style-name="ro1">
          <table:table-cell office:value-type="float" office:value="843956.830527587" calcext:value-type="float">
            <text:p>843956.830527587</text:p>
          </table:table-cell>
          <table:table-cell office:value-type="float" office:value="854967.975695505" calcext:value-type="float">
            <text:p>854967.975695505</text:p>
          </table:table-cell>
          <table:table-cell table:formula="of:=[.B189]-[.A189]" office:value-type="float" office:value="11011.1451679185" calcext:value-type="float">
            <text:p>11011.1451679185</text:p>
          </table:table-cell>
          <table:table-cell table:formula="of:=[.C189]-[.$C$524]" office:value-type="float" office:value="0.00423056802901556" calcext:value-type="float">
            <text:p>0.004230568</text:p>
          </table:table-cell>
          <table:table-cell table:number-columns-repeated="3"/>
        </table:table-row>
        <table:table-row table:style-name="ro1">
          <table:table-cell office:value-type="float" office:value="854967.975695505" calcext:value-type="float">
            <text:p>854967.975695505</text:p>
          </table:table-cell>
          <table:table-cell office:value-type="float" office:value="865979.087467577" calcext:value-type="float">
            <text:p>865979.087467577</text:p>
          </table:table-cell>
          <table:table-cell table:formula="of:=[.B190]-[.A190]" office:value-type="float" office:value="11011.1117720713" calcext:value-type="float">
            <text:p>11011.1117720713</text:p>
          </table:table-cell>
          <table:table-cell table:formula="of:=[.C190]-[.$C$524]" office:value-type="float" office:value="-0.0291652791602246" calcext:value-type="float">
            <text:p>-0.0291652792</text:p>
          </table:table-cell>
          <table:table-cell table:number-columns-repeated="3"/>
        </table:table-row>
        <table:table-row table:style-name="ro1">
          <table:table-cell office:value-type="float" office:value="865979.087467577" calcext:value-type="float">
            <text:p>865979.087467577</text:p>
          </table:table-cell>
          <table:table-cell office:value-type="float" office:value="876990.266031342" calcext:value-type="float">
            <text:p>876990.266031342</text:p>
          </table:table-cell>
          <table:table-cell table:formula="of:=[.B191]-[.A191]" office:value-type="float" office:value="11011.1785637655" calcext:value-type="float">
            <text:p>11011.1785637655</text:p>
          </table:table-cell>
          <table:table-cell table:formula="of:=[.C191]-[.$C$524]" office:value-type="float" office:value="0.0376264149854251" calcext:value-type="float">
            <text:p>0.037626415</text:p>
          </table:table-cell>
          <table:table-cell table:number-columns-repeated="3"/>
        </table:table-row>
        <table:table-row table:style-name="ro1">
          <table:table-cell office:value-type="float" office:value="876990.266031342" calcext:value-type="float">
            <text:p>876990.266031342</text:p>
          </table:table-cell>
          <table:table-cell office:value-type="float" office:value="888001.366671465" calcext:value-type="float">
            <text:p>888001.366671465</text:p>
          </table:table-cell>
          <table:table-cell table:formula="of:=[.B192]-[.A192]" office:value-type="float" office:value="11011.1006401223" calcext:value-type="float">
            <text:p>11011.1006401223</text:p>
          </table:table-cell>
          <table:table-cell table:formula="of:=[.C192]-[.$C$524]" office:value-type="float" office:value="-0.0402972281844995" calcext:value-type="float">
            <text:p>-0.0402972282</text:p>
          </table:table-cell>
          <table:table-cell table:number-columns-repeated="3"/>
        </table:table-row>
        <table:table-row table:style-name="ro1">
          <table:table-cell office:value-type="float" office:value="888001.366671465" calcext:value-type="float">
            <text:p>888001.366671465</text:p>
          </table:table-cell>
          <table:table-cell office:value-type="float" office:value="899012.534103281" calcext:value-type="float">
            <text:p>899012.534103281</text:p>
          </table:table-cell>
          <table:table-cell table:formula="of:=[.B193]-[.A193]" office:value-type="float" office:value="11011.1674318167" calcext:value-type="float">
            <text:p>11011.1674318167</text:p>
          </table:table-cell>
          <table:table-cell table:formula="of:=[.C193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899012.534103281" calcext:value-type="float">
            <text:p>899012.534103281</text:p>
          </table:table-cell>
          <table:table-cell office:value-type="float" office:value="910023.590215607" calcext:value-type="float">
            <text:p>910023.590215607</text:p>
          </table:table-cell>
          <table:table-cell table:formula="of:=[.B194]-[.A194]" office:value-type="float" office:value="11011.0561123258" calcext:value-type="float">
            <text:p>11011.0561123258</text:p>
          </table:table-cell>
          <table:table-cell table:formula="of:=[.C194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910023.590215607" calcext:value-type="float">
            <text:p>910023.590215607</text:p>
          </table:table-cell>
          <table:table-cell office:value-type="float" office:value="921034.757647424" calcext:value-type="float">
            <text:p>921034.757647424</text:p>
          </table:table-cell>
          <table:table-cell table:formula="of:=[.B195]-[.A195]" office:value-type="float" office:value="11011.1674318168" calcext:value-type="float">
            <text:p>11011.1674318168</text:p>
          </table:table-cell>
          <table:table-cell table:formula="of:=[.C195]-[.$C$524]" office:value-type="float" office:value="0.0264944663103961" calcext:value-type="float">
            <text:p>0.0264944663</text:p>
          </table:table-cell>
          <table:table-cell table:number-columns-repeated="3"/>
        </table:table-row>
        <table:table-row table:style-name="ro1">
          <table:table-cell office:value-type="float" office:value="921034.757647424" calcext:value-type="float">
            <text:p>921034.757647424</text:p>
          </table:table-cell>
          <table:table-cell office:value-type="float" office:value="932045.92507924" calcext:value-type="float">
            <text:p>932045.92507924</text:p>
          </table:table-cell>
          <table:table-cell table:formula="of:=[.B196]-[.A196]" office:value-type="float" office:value="11011.1674318166" calcext:value-type="float">
            <text:p>11011.1674318166</text:p>
          </table:table-cell>
          <table:table-cell table:formula="of:=[.C196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932045.92507924" calcext:value-type="float">
            <text:p>932045.92507924</text:p>
          </table:table-cell>
          <table:table-cell office:value-type="float" office:value="943057.092511057" calcext:value-type="float">
            <text:p>943057.092511057</text:p>
          </table:table-cell>
          <table:table-cell table:formula="of:=[.B197]-[.A197]" office:value-type="float" office:value="11011.1674318167" calcext:value-type="float">
            <text:p>11011.1674318167</text:p>
          </table:table-cell>
          <table:table-cell table:formula="of:=[.C197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943057.092511057" calcext:value-type="float">
            <text:p>943057.092511057</text:p>
          </table:table-cell>
          <table:table-cell office:value-type="float" office:value="954068.148623383" calcext:value-type="float">
            <text:p>954068.148623383</text:p>
          </table:table-cell>
          <table:table-cell table:formula="of:=[.B198]-[.A198]" office:value-type="float" office:value="11011.0561123258" calcext:value-type="float">
            <text:p>11011.0561123258</text:p>
          </table:table-cell>
          <table:table-cell table:formula="of:=[.C198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954068.148623383" calcext:value-type="float">
            <text:p>954068.148623383</text:p>
          </table:table-cell>
          <table:table-cell office:value-type="float" office:value="965079.42737469" calcext:value-type="float">
            <text:p>965079.42737469</text:p>
          </table:table-cell>
          <table:table-cell table:formula="of:=[.B199]-[.A199]" office:value-type="float" office:value="11011.2787513075" calcext:value-type="float">
            <text:p>11011.2787513075</text:p>
          </table:table-cell>
          <table:table-cell table:formula="of:=[.C199]-[.$C$524]" office:value-type="float" office:value="0.137813957018807" calcext:value-type="float">
            <text:p>0.137813957</text:p>
          </table:table-cell>
          <table:table-cell table:number-columns-repeated="3"/>
        </table:table-row>
        <table:table-row table:style-name="ro1">
          <table:table-cell office:value-type="float" office:value="965079.42737469" calcext:value-type="float">
            <text:p>965079.42737469</text:p>
          </table:table-cell>
          <table:table-cell office:value-type="float" office:value="976090.483487016" calcext:value-type="float">
            <text:p>976090.483487016</text:p>
          </table:table-cell>
          <table:table-cell table:formula="of:=[.B200]-[.A200]" office:value-type="float" office:value="11011.0561123259" calcext:value-type="float">
            <text:p>11011.0561123259</text:p>
          </table:table-cell>
          <table:table-cell table:formula="of:=[.C200]-[.$C$524]" office:value-type="float" office:value="-0.0848250246308453" calcext:value-type="float">
            <text:p>-0.0848250246</text:p>
          </table:table-cell>
          <table:table-cell table:number-columns-repeated="3"/>
        </table:table-row>
        <table:table-row table:style-name="ro1">
          <table:table-cell office:value-type="float" office:value="976090.483487016" calcext:value-type="float">
            <text:p>976090.483487016</text:p>
          </table:table-cell>
          <table:table-cell office:value-type="float" office:value="987101.650918833" calcext:value-type="float">
            <text:p>987101.650918833</text:p>
          </table:table-cell>
          <table:table-cell table:formula="of:=[.B201]-[.A201]" office:value-type="float" office:value="11011.1674318168" calcext:value-type="float">
            <text:p>11011.1674318168</text:p>
          </table:table-cell>
          <table:table-cell table:formula="of:=[.C201]-[.$C$524]" office:value-type="float" office:value="0.0264944663103961" calcext:value-type="float">
            <text:p>0.0264944663</text:p>
          </table:table-cell>
          <table:table-cell table:number-columns-repeated="3"/>
        </table:table-row>
        <table:table-row table:style-name="ro1">
          <table:table-cell office:value-type="float" office:value="987101.650918833" calcext:value-type="float">
            <text:p>987101.650918833</text:p>
          </table:table-cell>
          <table:table-cell office:value-type="float" office:value="998112.81835065" calcext:value-type="float">
            <text:p>998112.81835065</text:p>
          </table:table-cell>
          <table:table-cell table:formula="of:=[.B202]-[.A202]" office:value-type="float" office:value="11011.1674318167" calcext:value-type="float">
            <text:p>11011.1674318167</text:p>
          </table:table-cell>
          <table:table-cell table:formula="of:=[.C202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998112.81835065" calcext:value-type="float">
            <text:p>998112.81835065</text:p>
          </table:table-cell>
          <table:table-cell office:value-type="float" office:value="1009123.87446298" calcext:value-type="float">
            <text:p>1009123.87446298</text:p>
          </table:table-cell>
          <table:table-cell table:formula="of:=[.B203]-[.A203]" office:value-type="float" office:value="11011.0561123256" calcext:value-type="float">
            <text:p>11011.0561123256</text:p>
          </table:table-cell>
          <table:table-cell table:formula="of:=[.C203]-[.$C$524]" office:value-type="float" office:value="-0.0848250248636759" calcext:value-type="float">
            <text:p>-0.0848250249</text:p>
          </table:table-cell>
          <table:table-cell table:number-columns-repeated="3"/>
        </table:table-row>
        <table:table-row table:style-name="ro1">
          <table:table-cell office:value-type="float" office:value="1009123.87446298" calcext:value-type="float">
            <text:p>1009123.87446298</text:p>
          </table:table-cell>
          <table:table-cell office:value-type="float" office:value="1020135.04189479" calcext:value-type="float">
            <text:p>1020135.04189479</text:p>
          </table:table-cell>
          <table:table-cell table:formula="of:=[.B204]-[.A204]" office:value-type="float" office:value="11011.1674318166" calcext:value-type="float">
            <text:p>11011.1674318166</text:p>
          </table:table-cell>
          <table:table-cell table:formula="of:=[.C204]-[.$C$524]" office:value-type="float" office:value="0.0264944660775654" calcext:value-type="float">
            <text:p>0.0264944661</text:p>
          </table:table-cell>
          <table:table-cell table:number-columns-repeated="3"/>
        </table:table-row>
        <table:table-row table:style-name="ro1">
          <table:table-cell office:value-type="float" office:value="1020135.04189479" calcext:value-type="float">
            <text:p>1020135.04189479</text:p>
          </table:table-cell>
          <table:table-cell office:value-type="float" office:value="1031146.20932661" calcext:value-type="float">
            <text:p>1031146.20932661</text:p>
          </table:table-cell>
          <table:table-cell table:formula="of:=[.B205]-[.A205]" office:value-type="float" office:value="11011.1674318167" calcext:value-type="float">
            <text:p>11011.1674318167</text:p>
          </table:table-cell>
          <table:table-cell table:formula="of:=[.C205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031146.20932661" calcext:value-type="float">
            <text:p>1031146.20932661</text:p>
          </table:table-cell>
          <table:table-cell office:value-type="float" office:value="1042157.26543893" calcext:value-type="float">
            <text:p>1042157.26543893</text:p>
          </table:table-cell>
          <table:table-cell table:formula="of:=[.B206]-[.A206]" office:value-type="float" office:value="11011.0561123259" calcext:value-type="float">
            <text:p>11011.0561123259</text:p>
          </table:table-cell>
          <table:table-cell table:formula="of:=[.C206]-[.$C$524]" office:value-type="float" office:value="-0.0848250246308453" calcext:value-type="float">
            <text:p>-0.0848250246</text:p>
          </table:table-cell>
          <table:table-cell table:number-columns-repeated="3"/>
        </table:table-row>
        <table:table-row table:style-name="ro1">
          <table:table-cell office:value-type="float" office:value="1042157.26543893" calcext:value-type="float">
            <text:p>1042157.26543893</text:p>
          </table:table-cell>
          <table:table-cell office:value-type="float" office:value="1053168.43287075" calcext:value-type="float">
            <text:p>1053168.43287075</text:p>
          </table:table-cell>
          <table:table-cell table:formula="of:=[.B207]-[.A207]" office:value-type="float" office:value="11011.1674318168" calcext:value-type="float">
            <text:p>11011.1674318168</text:p>
          </table:table-cell>
          <table:table-cell table:formula="of:=[.C207]-[.$C$524]" office:value-type="float" office:value="0.0264944663103961" calcext:value-type="float">
            <text:p>0.0264944663</text:p>
          </table:table-cell>
          <table:table-cell table:number-columns-repeated="3"/>
        </table:table-row>
        <table:table-row table:style-name="ro1">
          <table:table-cell office:value-type="float" office:value="1053168.43287075" calcext:value-type="float">
            <text:p>1053168.43287075</text:p>
          </table:table-cell>
          <table:table-cell office:value-type="float" office:value="1064179.71162206" calcext:value-type="float">
            <text:p>1064179.71162206</text:p>
          </table:table-cell>
          <table:table-cell table:formula="of:=[.B208]-[.A208]" office:value-type="float" office:value="11011.2787513074" calcext:value-type="float">
            <text:p>11011.2787513074</text:p>
          </table:table-cell>
          <table:table-cell table:formula="of:=[.C208]-[.$C$524]" office:value-type="float" office:value="0.137813956902392" calcext:value-type="float">
            <text:p>0.1378139569</text:p>
          </table:table-cell>
          <table:table-cell table:number-columns-repeated="3"/>
        </table:table-row>
        <table:table-row table:style-name="ro1">
          <table:table-cell office:value-type="float" office:value="1064179.71162206" calcext:value-type="float">
            <text:p>1064179.71162206</text:p>
          </table:table-cell>
          <table:table-cell office:value-type="float" office:value="1075190.76773438" calcext:value-type="float">
            <text:p>1075190.76773438</text:p>
          </table:table-cell>
          <table:table-cell table:formula="of:=[.B209]-[.A209]" office:value-type="float" office:value="11011.0561123258" calcext:value-type="float">
            <text:p>11011.0561123258</text:p>
          </table:table-cell>
          <table:table-cell table:formula="of:=[.C209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075190.76773438" calcext:value-type="float">
            <text:p>1075190.76773438</text:p>
          </table:table-cell>
          <table:table-cell office:value-type="float" office:value="1086201.9351662" calcext:value-type="float">
            <text:p>1086201.9351662</text:p>
          </table:table-cell>
          <table:table-cell table:formula="of:=[.B210]-[.A210]" office:value-type="float" office:value="11011.1674318167" calcext:value-type="float">
            <text:p>11011.1674318167</text:p>
          </table:table-cell>
          <table:table-cell table:formula="of:=[.C210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086201.9351662" calcext:value-type="float">
            <text:p>1086201.9351662</text:p>
          </table:table-cell>
          <table:table-cell office:value-type="float" office:value="1097213.10259802" calcext:value-type="float">
            <text:p>1097213.10259802</text:p>
          </table:table-cell>
          <table:table-cell table:formula="of:=[.B211]-[.A211]" office:value-type="float" office:value="11011.1674318167" calcext:value-type="float">
            <text:p>11011.1674318167</text:p>
          </table:table-cell>
          <table:table-cell table:formula="of:=[.C211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097213.10259802" calcext:value-type="float">
            <text:p>1097213.10259802</text:p>
          </table:table-cell>
          <table:table-cell office:value-type="float" office:value="1108224.15871034" calcext:value-type="float">
            <text:p>1108224.15871034</text:p>
          </table:table-cell>
          <table:table-cell table:formula="of:=[.B212]-[.A212]" office:value-type="float" office:value="11011.056112326" calcext:value-type="float">
            <text:p>11011.056112326</text:p>
          </table:table-cell>
          <table:table-cell table:formula="of:=[.C212]-[.$C$524]" office:value-type="float" office:value="-0.08482502451443" calcext:value-type="float">
            <text:p>-0.0848250245</text:p>
          </table:table-cell>
          <table:table-cell table:number-columns-repeated="3"/>
        </table:table-row>
        <table:table-row table:style-name="ro1">
          <table:table-cell office:value-type="float" office:value="1108224.15871034" calcext:value-type="float">
            <text:p>1108224.15871034</text:p>
          </table:table-cell>
          <table:table-cell office:value-type="float" office:value="1119235.32614216" calcext:value-type="float">
            <text:p>1119235.32614216</text:p>
          </table:table-cell>
          <table:table-cell table:formula="of:=[.B213]-[.A213]" office:value-type="float" office:value="11011.1674318165" calcext:value-type="float">
            <text:p>11011.1674318165</text:p>
          </table:table-cell>
          <table:table-cell table:formula="of:=[.C213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1119235.32614216" calcext:value-type="float">
            <text:p>1119235.32614216</text:p>
          </table:table-cell>
          <table:table-cell office:value-type="float" office:value="1130246.49357398" calcext:value-type="float">
            <text:p>1130246.49357398</text:p>
          </table:table-cell>
          <table:table-cell table:formula="of:=[.B214]-[.A214]" office:value-type="float" office:value="11011.1674318167" calcext:value-type="float">
            <text:p>11011.1674318167</text:p>
          </table:table-cell>
          <table:table-cell table:formula="of:=[.C214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130246.49357398" calcext:value-type="float">
            <text:p>1130246.49357398</text:p>
          </table:table-cell>
          <table:table-cell office:value-type="float" office:value="1141257.5496863" calcext:value-type="float">
            <text:p>1141257.5496863</text:p>
          </table:table-cell>
          <table:table-cell table:formula="of:=[.B215]-[.A215]" office:value-type="float" office:value="11011.056112326" calcext:value-type="float">
            <text:p>11011.056112326</text:p>
          </table:table-cell>
          <table:table-cell table:formula="of:=[.C215]-[.$C$524]" office:value-type="float" office:value="-0.08482502451443" calcext:value-type="float">
            <text:p>-0.0848250245</text:p>
          </table:table-cell>
          <table:table-cell table:number-columns-repeated="3"/>
        </table:table-row>
        <table:table-row table:style-name="ro1">
          <table:table-cell office:value-type="float" office:value="1141257.5496863" calcext:value-type="float">
            <text:p>1141257.5496863</text:p>
          </table:table-cell>
          <table:table-cell office:value-type="float" office:value="1152268.77277786" calcext:value-type="float">
            <text:p>1152268.77277786</text:p>
          </table:table-cell>
          <table:table-cell table:formula="of:=[.B216]-[.A216]" office:value-type="float" office:value="11011.223091562" calcext:value-type="float">
            <text:p>11011.223091562</text:p>
          </table:table-cell>
          <table:table-cell table:formula="of:=[.C216]-[.$C$524]" office:value-type="float" office:value="0.0821542115481861" calcext:value-type="float">
            <text:p>0.0821542115</text:p>
          </table:table-cell>
          <table:table-cell table:number-columns-repeated="3"/>
        </table:table-row>
        <table:table-row table:style-name="ro1">
          <table:table-cell office:value-type="float" office:value="1152268.77277786" calcext:value-type="float">
            <text:p>1152268.77277786</text:p>
          </table:table-cell>
          <table:table-cell office:value-type="float" office:value="1163279.99586943" calcext:value-type="float">
            <text:p>1163279.99586943</text:p>
          </table:table-cell>
          <table:table-cell table:formula="of:=[.B217]-[.A217]" office:value-type="float" office:value="11011.223091562" calcext:value-type="float">
            <text:p>11011.223091562</text:p>
          </table:table-cell>
          <table:table-cell table:formula="of:=[.C217]-[.$C$524]" office:value-type="float" office:value="0.0821542115481861" calcext:value-type="float">
            <text:p>0.0821542115</text:p>
          </table:table-cell>
          <table:table-cell table:number-columns-repeated="3"/>
        </table:table-row>
        <table:table-row table:style-name="ro1">
          <table:table-cell office:value-type="float" office:value="1163279.99586943" calcext:value-type="float">
            <text:p>1163279.99586943</text:p>
          </table:table-cell>
          <table:table-cell office:value-type="float" office:value="1174291.05198175" calcext:value-type="float">
            <text:p>1174291.05198175</text:p>
          </table:table-cell>
          <table:table-cell table:formula="of:=[.B218]-[.A218]" office:value-type="float" office:value="11011.0561123258" calcext:value-type="float">
            <text:p>11011.0561123258</text:p>
          </table:table-cell>
          <table:table-cell table:formula="of:=[.C218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174291.05198175" calcext:value-type="float">
            <text:p>1174291.05198175</text:p>
          </table:table-cell>
          <table:table-cell office:value-type="float" office:value="1185302.21941357" calcext:value-type="float">
            <text:p>1185302.21941357</text:p>
          </table:table-cell>
          <table:table-cell table:formula="of:=[.B219]-[.A219]" office:value-type="float" office:value="11011.1674318167" calcext:value-type="float">
            <text:p>11011.1674318167</text:p>
          </table:table-cell>
          <table:table-cell table:formula="of:=[.C219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185302.21941357" calcext:value-type="float">
            <text:p>1185302.21941357</text:p>
          </table:table-cell>
          <table:table-cell office:value-type="float" office:value="1196313.38684539" calcext:value-type="float">
            <text:p>1196313.38684539</text:p>
          </table:table-cell>
          <table:table-cell table:formula="of:=[.B220]-[.A220]" office:value-type="float" office:value="11011.1674318167" calcext:value-type="float">
            <text:p>11011.1674318167</text:p>
          </table:table-cell>
          <table:table-cell table:formula="of:=[.C220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196313.38684539" calcext:value-type="float">
            <text:p>1196313.38684539</text:p>
          </table:table-cell>
          <table:table-cell office:value-type="float" office:value="1207324.44295771" calcext:value-type="float">
            <text:p>1207324.44295771</text:p>
          </table:table-cell>
          <table:table-cell table:formula="of:=[.B221]-[.A221]" office:value-type="float" office:value="11011.0561123258" calcext:value-type="float">
            <text:p>11011.0561123258</text:p>
          </table:table-cell>
          <table:table-cell table:formula="of:=[.C221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207324.44295771" calcext:value-type="float">
            <text:p>1207324.44295771</text:p>
          </table:table-cell>
          <table:table-cell office:value-type="float" office:value="1218335.61038953" calcext:value-type="float">
            <text:p>1218335.61038953</text:p>
          </table:table-cell>
          <table:table-cell table:formula="of:=[.B222]-[.A222]" office:value-type="float" office:value="11011.1674318167" calcext:value-type="float">
            <text:p>11011.1674318167</text:p>
          </table:table-cell>
          <table:table-cell table:formula="of:=[.C222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218335.61038953" calcext:value-type="float">
            <text:p>1218335.61038953</text:p>
          </table:table-cell>
          <table:table-cell office:value-type="float" office:value="1229346.66650185" calcext:value-type="float">
            <text:p>1229346.66650185</text:p>
          </table:table-cell>
          <table:table-cell table:formula="of:=[.B223]-[.A223]" office:value-type="float" office:value="11011.056112326" calcext:value-type="float">
            <text:p>11011.056112326</text:p>
          </table:table-cell>
          <table:table-cell table:formula="of:=[.C223]-[.$C$524]" office:value-type="float" office:value="-0.08482502451443" calcext:value-type="float">
            <text:p>-0.0848250245</text:p>
          </table:table-cell>
          <table:table-cell table:number-columns-repeated="3"/>
        </table:table-row>
        <table:table-row table:style-name="ro1">
          <table:table-cell office:value-type="float" office:value="1229346.66650185" calcext:value-type="float">
            <text:p>1229346.66650185</text:p>
          </table:table-cell>
          <table:table-cell office:value-type="float" office:value="1240357.83393367" calcext:value-type="float">
            <text:p>1240357.83393367</text:p>
          </table:table-cell>
          <table:table-cell table:formula="of:=[.B224]-[.A224]" office:value-type="float" office:value="11011.1674318167" calcext:value-type="float">
            <text:p>11011.1674318167</text:p>
          </table:table-cell>
          <table:table-cell table:formula="of:=[.C224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240357.83393367" calcext:value-type="float">
            <text:p>1240357.83393367</text:p>
          </table:table-cell>
          <table:table-cell office:value-type="float" office:value="1251369.11268498" calcext:value-type="float">
            <text:p>1251369.11268498</text:p>
          </table:table-cell>
          <table:table-cell table:formula="of:=[.B225]-[.A225]" office:value-type="float" office:value="11011.2787513072" calcext:value-type="float">
            <text:p>11011.2787513072</text:p>
          </table:table-cell>
          <table:table-cell table:formula="of:=[.C225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1251369.11268498" calcext:value-type="float">
            <text:p>1251369.11268498</text:p>
          </table:table-cell>
          <table:table-cell office:value-type="float" office:value="1262380.1687973" calcext:value-type="float">
            <text:p>1262380.1687973</text:p>
          </table:table-cell>
          <table:table-cell table:formula="of:=[.B226]-[.A226]" office:value-type="float" office:value="11011.056112326" calcext:value-type="float">
            <text:p>11011.056112326</text:p>
          </table:table-cell>
          <table:table-cell table:formula="of:=[.C226]-[.$C$524]" office:value-type="float" office:value="-0.08482502451443" calcext:value-type="float">
            <text:p>-0.0848250245</text:p>
          </table:table-cell>
          <table:table-cell table:number-columns-repeated="3"/>
        </table:table-row>
        <table:table-row table:style-name="ro1">
          <table:table-cell office:value-type="float" office:value="1262380.1687973" calcext:value-type="float">
            <text:p>1262380.1687973</text:p>
          </table:table-cell>
          <table:table-cell office:value-type="float" office:value="1273391.33622912" calcext:value-type="float">
            <text:p>1273391.33622912</text:p>
          </table:table-cell>
          <table:table-cell table:formula="of:=[.B227]-[.A227]" office:value-type="float" office:value="11011.1674318167" calcext:value-type="float">
            <text:p>11011.1674318167</text:p>
          </table:table-cell>
          <table:table-cell table:formula="of:=[.C227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273391.33622912" calcext:value-type="float">
            <text:p>1273391.33622912</text:p>
          </table:table-cell>
          <table:table-cell office:value-type="float" office:value="1284402.50366094" calcext:value-type="float">
            <text:p>1284402.50366094</text:p>
          </table:table-cell>
          <table:table-cell table:formula="of:=[.B228]-[.A228]" office:value-type="float" office:value="11011.1674318167" calcext:value-type="float">
            <text:p>11011.1674318167</text:p>
          </table:table-cell>
          <table:table-cell table:formula="of:=[.C228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284402.50366094" calcext:value-type="float">
            <text:p>1284402.50366094</text:p>
          </table:table-cell>
          <table:table-cell office:value-type="float" office:value="1295413.55977326" calcext:value-type="float">
            <text:p>1295413.55977326</text:p>
          </table:table-cell>
          <table:table-cell table:formula="of:=[.B229]-[.A229]" office:value-type="float" office:value="11011.0561123258" calcext:value-type="float">
            <text:p>11011.0561123258</text:p>
          </table:table-cell>
          <table:table-cell table:formula="of:=[.C229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295413.55977326" calcext:value-type="float">
            <text:p>1295413.55977326</text:p>
          </table:table-cell>
          <table:table-cell office:value-type="float" office:value="1306424.72720508" calcext:value-type="float">
            <text:p>1306424.72720508</text:p>
          </table:table-cell>
          <table:table-cell table:formula="of:=[.B230]-[.A230]" office:value-type="float" office:value="11011.1674318169" calcext:value-type="float">
            <text:p>11011.1674318169</text:p>
          </table:table-cell>
          <table:table-cell table:formula="of:=[.C230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1306424.72720508" calcext:value-type="float">
            <text:p>1306424.72720508</text:p>
          </table:table-cell>
          <table:table-cell office:value-type="float" office:value="1317435.8946369" calcext:value-type="float">
            <text:p>1317435.8946369</text:p>
          </table:table-cell>
          <table:table-cell table:formula="of:=[.B231]-[.A231]" office:value-type="float" office:value="11011.1674318165" calcext:value-type="float">
            <text:p>11011.1674318165</text:p>
          </table:table-cell>
          <table:table-cell table:formula="of:=[.C231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1317435.8946369" calcext:value-type="float">
            <text:p>1317435.8946369</text:p>
          </table:table-cell>
          <table:table-cell office:value-type="float" office:value="1328446.95074922" calcext:value-type="float">
            <text:p>1328446.95074922</text:p>
          </table:table-cell>
          <table:table-cell table:formula="of:=[.B232]-[.A232]" office:value-type="float" office:value="11011.056112326" calcext:value-type="float">
            <text:p>11011.056112326</text:p>
          </table:table-cell>
          <table:table-cell table:formula="of:=[.C232]-[.$C$524]" office:value-type="float" office:value="-0.08482502451443" calcext:value-type="float">
            <text:p>-0.0848250245</text:p>
          </table:table-cell>
          <table:table-cell table:number-columns-repeated="3"/>
        </table:table-row>
        <table:table-row table:style-name="ro1">
          <table:table-cell office:value-type="float" office:value="1328446.95074922" calcext:value-type="float">
            <text:p>1328446.95074922</text:p>
          </table:table-cell>
          <table:table-cell office:value-type="float" office:value="1339458.17384078" calcext:value-type="float">
            <text:p>1339458.17384078</text:p>
          </table:table-cell>
          <table:table-cell table:formula="of:=[.B233]-[.A233]" office:value-type="float" office:value="11011.2230915618" calcext:value-type="float">
            <text:p>11011.2230915618</text:p>
          </table:table-cell>
          <table:table-cell table:formula="of:=[.C233]-[.$C$524]" office:value-type="float" office:value="0.0821542113153555" calcext:value-type="float">
            <text:p>0.0821542113</text:p>
          </table:table-cell>
          <table:table-cell table:number-columns-repeated="3"/>
        </table:table-row>
        <table:table-row table:style-name="ro1">
          <table:table-cell office:value-type="float" office:value="1339458.17384078" calcext:value-type="float">
            <text:p>1339458.17384078</text:p>
          </table:table-cell>
          <table:table-cell office:value-type="float" office:value="1350469.39693235" calcext:value-type="float">
            <text:p>1350469.39693235</text:p>
          </table:table-cell>
          <table:table-cell table:formula="of:=[.B234]-[.A234]" office:value-type="float" office:value="11011.2230915623" calcext:value-type="float">
            <text:p>11011.2230915623</text:p>
          </table:table-cell>
          <table:table-cell table:formula="of:=[.C234]-[.$C$524]" office:value-type="float" office:value="0.0821542117810168" calcext:value-type="float">
            <text:p>0.0821542118</text:p>
          </table:table-cell>
          <table:table-cell table:number-columns-repeated="3"/>
        </table:table-row>
        <table:table-row table:style-name="ro1">
          <table:table-cell office:value-type="float" office:value="1350469.39693235" calcext:value-type="float">
            <text:p>1350469.39693235</text:p>
          </table:table-cell>
          <table:table-cell office:value-type="float" office:value="1361480.45304467" calcext:value-type="float">
            <text:p>1361480.45304467</text:p>
          </table:table-cell>
          <table:table-cell table:formula="of:=[.B235]-[.A235]" office:value-type="float" office:value="11011.0561123258" calcext:value-type="float">
            <text:p>11011.0561123258</text:p>
          </table:table-cell>
          <table:table-cell table:formula="of:=[.C235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361480.45304467" calcext:value-type="float">
            <text:p>1361480.45304467</text:p>
          </table:table-cell>
          <table:table-cell office:value-type="float" office:value="1372491.62047649" calcext:value-type="float">
            <text:p>1372491.62047649</text:p>
          </table:table-cell>
          <table:table-cell table:formula="of:=[.B236]-[.A236]" office:value-type="float" office:value="11011.1674318167" calcext:value-type="float">
            <text:p>11011.1674318167</text:p>
          </table:table-cell>
          <table:table-cell table:formula="of:=[.C236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372491.62047649" calcext:value-type="float">
            <text:p>1372491.62047649</text:p>
          </table:table-cell>
          <table:table-cell office:value-type="float" office:value="1383502.78790831" calcext:value-type="float">
            <text:p>1383502.78790831</text:p>
          </table:table-cell>
          <table:table-cell table:formula="of:=[.B237]-[.A237]" office:value-type="float" office:value="11011.1674318167" calcext:value-type="float">
            <text:p>11011.1674318167</text:p>
          </table:table-cell>
          <table:table-cell table:formula="of:=[.C237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383502.78790831" calcext:value-type="float">
            <text:p>1383502.78790831</text:p>
          </table:table-cell>
          <table:table-cell office:value-type="float" office:value="1394513.84402063" calcext:value-type="float">
            <text:p>1394513.84402063</text:p>
          </table:table-cell>
          <table:table-cell table:formula="of:=[.B238]-[.A238]" office:value-type="float" office:value="11011.056112326" calcext:value-type="float">
            <text:p>11011.056112326</text:p>
          </table:table-cell>
          <table:table-cell table:formula="of:=[.C238]-[.$C$524]" office:value-type="float" office:value="-0.08482502451443" calcext:value-type="float">
            <text:p>-0.0848250245</text:p>
          </table:table-cell>
          <table:table-cell table:number-columns-repeated="3"/>
        </table:table-row>
        <table:table-row table:style-name="ro1">
          <table:table-cell office:value-type="float" office:value="1394513.84402063" calcext:value-type="float">
            <text:p>1394513.84402063</text:p>
          </table:table-cell>
          <table:table-cell office:value-type="float" office:value="1405525.01145245" calcext:value-type="float">
            <text:p>1405525.01145245</text:p>
          </table:table-cell>
          <table:table-cell table:formula="of:=[.B239]-[.A239]" office:value-type="float" office:value="11011.1674318167" calcext:value-type="float">
            <text:p>11011.1674318167</text:p>
          </table:table-cell>
          <table:table-cell table:formula="of:=[.C239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405525.01145245" calcext:value-type="float">
            <text:p>1405525.01145245</text:p>
          </table:table-cell>
          <table:table-cell office:value-type="float" office:value="1416536.17888427" calcext:value-type="float">
            <text:p>1416536.17888427</text:p>
          </table:table-cell>
          <table:table-cell table:formula="of:=[.B240]-[.A240]" office:value-type="float" office:value="11011.1674318165" calcext:value-type="float">
            <text:p>11011.1674318165</text:p>
          </table:table-cell>
          <table:table-cell table:formula="of:=[.C240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1416536.17888427" calcext:value-type="float">
            <text:p>1416536.17888427</text:p>
          </table:table-cell>
          <table:table-cell office:value-type="float" office:value="1427547.23499659" calcext:value-type="float">
            <text:p>1427547.23499659</text:p>
          </table:table-cell>
          <table:table-cell table:formula="of:=[.B241]-[.A241]" office:value-type="float" office:value="11011.0561123258" calcext:value-type="float">
            <text:p>11011.0561123258</text:p>
          </table:table-cell>
          <table:table-cell table:formula="of:=[.C241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427547.23499659" calcext:value-type="float">
            <text:p>1427547.23499659</text:p>
          </table:table-cell>
          <table:table-cell office:value-type="float" office:value="1438558.5137479" calcext:value-type="float">
            <text:p>1438558.5137479</text:p>
          </table:table-cell>
          <table:table-cell table:formula="of:=[.B242]-[.A242]" office:value-type="float" office:value="11011.2787513076" calcext:value-type="float">
            <text:p>11011.2787513076</text:p>
          </table:table-cell>
          <table:table-cell table:formula="of:=[.C242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1438558.5137479" calcext:value-type="float">
            <text:p>1438558.5137479</text:p>
          </table:table-cell>
          <table:table-cell office:value-type="float" office:value="1449569.68117972" calcext:value-type="float">
            <text:p>1449569.68117972</text:p>
          </table:table-cell>
          <table:table-cell table:formula="of:=[.B243]-[.A243]" office:value-type="float" office:value="11011.1674318167" calcext:value-type="float">
            <text:p>11011.1674318167</text:p>
          </table:table-cell>
          <table:table-cell table:formula="of:=[.C243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449569.68117972" calcext:value-type="float">
            <text:p>1449569.68117972</text:p>
          </table:table-cell>
          <table:table-cell office:value-type="float" office:value="1460580.73729204" calcext:value-type="float">
            <text:p>1460580.73729204</text:p>
          </table:table-cell>
          <table:table-cell table:formula="of:=[.B244]-[.A244]" office:value-type="float" office:value="11011.0561123258" calcext:value-type="float">
            <text:p>11011.0561123258</text:p>
          </table:table-cell>
          <table:table-cell table:formula="of:=[.C244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460580.73729204" calcext:value-type="float">
            <text:p>1460580.73729204</text:p>
          </table:table-cell>
          <table:table-cell office:value-type="float" office:value="1471591.90472386" calcext:value-type="float">
            <text:p>1471591.90472386</text:p>
          </table:table-cell>
          <table:table-cell table:formula="of:=[.B245]-[.A245]" office:value-type="float" office:value="11011.1674318167" calcext:value-type="float">
            <text:p>11011.1674318167</text:p>
          </table:table-cell>
          <table:table-cell table:formula="of:=[.C245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471591.90472386" calcext:value-type="float">
            <text:p>1471591.90472386</text:p>
          </table:table-cell>
          <table:table-cell office:value-type="float" office:value="1482602.96083618" calcext:value-type="float">
            <text:p>1482602.96083618</text:p>
          </table:table-cell>
          <table:table-cell table:formula="of:=[.B246]-[.A246]" office:value-type="float" office:value="11011.0561123258" calcext:value-type="float">
            <text:p>11011.0561123258</text:p>
          </table:table-cell>
          <table:table-cell table:formula="of:=[.C246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482602.96083618" calcext:value-type="float">
            <text:p>1482602.96083618</text:p>
          </table:table-cell>
          <table:table-cell office:value-type="float" office:value="1493614.128268" calcext:value-type="float">
            <text:p>1493614.128268</text:p>
          </table:table-cell>
          <table:table-cell table:formula="of:=[.B247]-[.A247]" office:value-type="float" office:value="11011.1674318167" calcext:value-type="float">
            <text:p>11011.1674318167</text:p>
          </table:table-cell>
          <table:table-cell table:formula="of:=[.C247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493614.128268" calcext:value-type="float">
            <text:p>1493614.128268</text:p>
          </table:table-cell>
          <table:table-cell office:value-type="float" office:value="1504625.29569982" calcext:value-type="float">
            <text:p>1504625.29569982</text:p>
          </table:table-cell>
          <table:table-cell table:formula="of:=[.B248]-[.A248]" office:value-type="float" office:value="11011.1674318167" calcext:value-type="float">
            <text:p>11011.1674318167</text:p>
          </table:table-cell>
          <table:table-cell table:formula="of:=[.C248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504625.29569982" calcext:value-type="float">
            <text:p>1504625.29569982</text:p>
          </table:table-cell>
          <table:table-cell office:value-type="float" office:value="1515636.35181214" calcext:value-type="float">
            <text:p>1515636.35181214</text:p>
          </table:table-cell>
          <table:table-cell table:formula="of:=[.B249]-[.A249]" office:value-type="float" office:value="11011.056112326" calcext:value-type="float">
            <text:p>11011.056112326</text:p>
          </table:table-cell>
          <table:table-cell table:formula="of:=[.C249]-[.$C$524]" office:value-type="float" office:value="-0.08482502451443" calcext:value-type="float">
            <text:p>-0.0848250245</text:p>
          </table:table-cell>
          <table:table-cell table:number-columns-repeated="3"/>
        </table:table-row>
        <table:table-row table:style-name="ro1">
          <table:table-cell office:value-type="float" office:value="1515636.35181214" calcext:value-type="float">
            <text:p>1515636.35181214</text:p>
          </table:table-cell>
          <table:table-cell office:value-type="float" office:value="1526647.51924396" calcext:value-type="float">
            <text:p>1526647.51924396</text:p>
          </table:table-cell>
          <table:table-cell table:formula="of:=[.B250]-[.A250]" office:value-type="float" office:value="11011.1674318165" calcext:value-type="float">
            <text:p>11011.1674318165</text:p>
          </table:table-cell>
          <table:table-cell table:formula="of:=[.C250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1526647.51924396" calcext:value-type="float">
            <text:p>1526647.51924396</text:p>
          </table:table-cell>
          <table:table-cell office:value-type="float" office:value="1537658.79799527" calcext:value-type="float">
            <text:p>1537658.79799527</text:p>
          </table:table-cell>
          <table:table-cell table:formula="of:=[.B251]-[.A251]" office:value-type="float" office:value="11011.2787513076" calcext:value-type="float">
            <text:p>11011.2787513076</text:p>
          </table:table-cell>
          <table:table-cell table:formula="of:=[.C251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1537658.79799527" calcext:value-type="float">
            <text:p>1537658.79799527</text:p>
          </table:table-cell>
          <table:table-cell office:value-type="float" office:value="1548669.85410759" calcext:value-type="float">
            <text:p>1548669.85410759</text:p>
          </table:table-cell>
          <table:table-cell table:formula="of:=[.B252]-[.A252]" office:value-type="float" office:value="11011.0561123258" calcext:value-type="float">
            <text:p>11011.0561123258</text:p>
          </table:table-cell>
          <table:table-cell table:formula="of:=[.C252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548669.85410759" calcext:value-type="float">
            <text:p>1548669.85410759</text:p>
          </table:table-cell>
          <table:table-cell office:value-type="float" office:value="1559681.02153941" calcext:value-type="float">
            <text:p>1559681.02153941</text:p>
          </table:table-cell>
          <table:table-cell table:formula="of:=[.B253]-[.A253]" office:value-type="float" office:value="11011.1674318167" calcext:value-type="float">
            <text:p>11011.1674318167</text:p>
          </table:table-cell>
          <table:table-cell table:formula="of:=[.C253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559681.02153941" calcext:value-type="float">
            <text:p>1559681.02153941</text:p>
          </table:table-cell>
          <table:table-cell office:value-type="float" office:value="1570692.18897123" calcext:value-type="float">
            <text:p>1570692.18897123</text:p>
          </table:table-cell>
          <table:table-cell table:formula="of:=[.B254]-[.A254]" office:value-type="float" office:value="11011.1674318167" calcext:value-type="float">
            <text:p>11011.1674318167</text:p>
          </table:table-cell>
          <table:table-cell table:formula="of:=[.C254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570692.18897123" calcext:value-type="float">
            <text:p>1570692.18897123</text:p>
          </table:table-cell>
          <table:table-cell office:value-type="float" office:value="1581703.24508355" calcext:value-type="float">
            <text:p>1581703.24508355</text:p>
          </table:table-cell>
          <table:table-cell table:formula="of:=[.B255]-[.A255]" office:value-type="float" office:value="11011.0561123258" calcext:value-type="float">
            <text:p>11011.0561123258</text:p>
          </table:table-cell>
          <table:table-cell table:formula="of:=[.C255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581703.24508355" calcext:value-type="float">
            <text:p>1581703.24508355</text:p>
          </table:table-cell>
          <table:table-cell office:value-type="float" office:value="1592714.41251537" calcext:value-type="float">
            <text:p>1592714.41251537</text:p>
          </table:table-cell>
          <table:table-cell table:formula="of:=[.B256]-[.A256]" office:value-type="float" office:value="11011.1674318167" calcext:value-type="float">
            <text:p>11011.1674318167</text:p>
          </table:table-cell>
          <table:table-cell table:formula="of:=[.C256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592714.41251537" calcext:value-type="float">
            <text:p>1592714.41251537</text:p>
          </table:table-cell>
          <table:table-cell office:value-type="float" office:value="1603725.57994719" calcext:value-type="float">
            <text:p>1603725.57994719</text:p>
          </table:table-cell>
          <table:table-cell table:formula="of:=[.B257]-[.A257]" office:value-type="float" office:value="11011.1674318167" calcext:value-type="float">
            <text:p>11011.1674318167</text:p>
          </table:table-cell>
          <table:table-cell table:formula="of:=[.C257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603725.57994719" calcext:value-type="float">
            <text:p>1603725.57994719</text:p>
          </table:table-cell>
          <table:table-cell office:value-type="float" office:value="1614736.63605951" calcext:value-type="float">
            <text:p>1614736.63605951</text:p>
          </table:table-cell>
          <table:table-cell table:formula="of:=[.B258]-[.A258]" office:value-type="float" office:value="11011.0561123258" calcext:value-type="float">
            <text:p>11011.0561123258</text:p>
          </table:table-cell>
          <table:table-cell table:formula="of:=[.C258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614736.63605951" calcext:value-type="float">
            <text:p>1614736.63605951</text:p>
          </table:table-cell>
          <table:table-cell office:value-type="float" office:value="1625747.85915107" calcext:value-type="float">
            <text:p>1625747.85915107</text:p>
          </table:table-cell>
          <table:table-cell table:formula="of:=[.B259]-[.A259]" office:value-type="float" office:value="11011.223091562" calcext:value-type="float">
            <text:p>11011.223091562</text:p>
          </table:table-cell>
          <table:table-cell table:formula="of:=[.C259]-[.$C$524]" office:value-type="float" office:value="0.0821542115481861" calcext:value-type="float">
            <text:p>0.0821542115</text:p>
          </table:table-cell>
          <table:table-cell table:number-columns-repeated="3"/>
        </table:table-row>
        <table:table-row table:style-name="ro1">
          <table:table-cell office:value-type="float" office:value="1625747.85915107" calcext:value-type="float">
            <text:p>1625747.85915107</text:p>
          </table:table-cell>
          <table:table-cell office:value-type="float" office:value="1636759.08224264" calcext:value-type="float">
            <text:p>1636759.08224264</text:p>
          </table:table-cell>
          <table:table-cell table:formula="of:=[.B260]-[.A260]" office:value-type="float" office:value="11011.2230915623" calcext:value-type="float">
            <text:p>11011.2230915623</text:p>
          </table:table-cell>
          <table:table-cell table:formula="of:=[.C260]-[.$C$524]" office:value-type="float" office:value="0.0821542117810168" calcext:value-type="float">
            <text:p>0.0821542118</text:p>
          </table:table-cell>
          <table:table-cell table:number-columns-repeated="3"/>
        </table:table-row>
        <table:table-row table:style-name="ro1">
          <table:table-cell office:value-type="float" office:value="1636759.08224264" calcext:value-type="float">
            <text:p>1636759.08224264</text:p>
          </table:table-cell>
          <table:table-cell office:value-type="float" office:value="1647770.13835496" calcext:value-type="float">
            <text:p>1647770.13835496</text:p>
          </table:table-cell>
          <table:table-cell table:formula="of:=[.B261]-[.A261]" office:value-type="float" office:value="11011.0561123255" calcext:value-type="float">
            <text:p>11011.0561123255</text:p>
          </table:table-cell>
          <table:table-cell table:formula="of:=[.C261]-[.$C$524]" office:value-type="float" office:value="-0.0848250249800913" calcext:value-type="float">
            <text:p>-0.084825025</text:p>
          </table:table-cell>
          <table:table-cell table:number-columns-repeated="3"/>
        </table:table-row>
        <table:table-row table:style-name="ro1">
          <table:table-cell office:value-type="float" office:value="1647770.13835496" calcext:value-type="float">
            <text:p>1647770.13835496</text:p>
          </table:table-cell>
          <table:table-cell office:value-type="float" office:value="1658781.30578678" calcext:value-type="float">
            <text:p>1658781.30578678</text:p>
          </table:table-cell>
          <table:table-cell table:formula="of:=[.B262]-[.A262]" office:value-type="float" office:value="11011.1674318167" calcext:value-type="float">
            <text:p>11011.1674318167</text:p>
          </table:table-cell>
          <table:table-cell table:formula="of:=[.C262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658781.30578678" calcext:value-type="float">
            <text:p>1658781.30578678</text:p>
          </table:table-cell>
          <table:table-cell office:value-type="float" office:value="1669792.47321859" calcext:value-type="float">
            <text:p>1669792.47321859</text:p>
          </table:table-cell>
          <table:table-cell table:formula="of:=[.B263]-[.A263]" office:value-type="float" office:value="11011.1674318167" calcext:value-type="float">
            <text:p>11011.1674318167</text:p>
          </table:table-cell>
          <table:table-cell table:formula="of:=[.C263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669792.47321859" calcext:value-type="float">
            <text:p>1669792.47321859</text:p>
          </table:table-cell>
          <table:table-cell office:value-type="float" office:value="1680803.52933092" calcext:value-type="float">
            <text:p>1680803.52933092</text:p>
          </table:table-cell>
          <table:table-cell table:formula="of:=[.B264]-[.A264]" office:value-type="float" office:value="11011.056112326" calcext:value-type="float">
            <text:p>11011.056112326</text:p>
          </table:table-cell>
          <table:table-cell table:formula="of:=[.C264]-[.$C$524]" office:value-type="float" office:value="-0.08482502451443" calcext:value-type="float">
            <text:p>-0.0848250245</text:p>
          </table:table-cell>
          <table:table-cell table:number-columns-repeated="3"/>
        </table:table-row>
        <table:table-row table:style-name="ro1">
          <table:table-cell office:value-type="float" office:value="1680803.52933092" calcext:value-type="float">
            <text:p>1680803.52933092</text:p>
          </table:table-cell>
          <table:table-cell office:value-type="float" office:value="1691814.69676274" calcext:value-type="float">
            <text:p>1691814.69676274</text:p>
          </table:table-cell>
          <table:table-cell table:formula="of:=[.B265]-[.A265]" office:value-type="float" office:value="11011.1674318167" calcext:value-type="float">
            <text:p>11011.1674318167</text:p>
          </table:table-cell>
          <table:table-cell table:formula="of:=[.C265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691814.69676274" calcext:value-type="float">
            <text:p>1691814.69676274</text:p>
          </table:table-cell>
          <table:table-cell office:value-type="float" office:value="1702825.86419455" calcext:value-type="float">
            <text:p>1702825.86419455</text:p>
          </table:table-cell>
          <table:table-cell table:formula="of:=[.B266]-[.A266]" office:value-type="float" office:value="11011.1674318167" calcext:value-type="float">
            <text:p>11011.1674318167</text:p>
          </table:table-cell>
          <table:table-cell table:formula="of:=[.C266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702825.86419455" calcext:value-type="float">
            <text:p>1702825.86419455</text:p>
          </table:table-cell>
          <table:table-cell office:value-type="float" office:value="1713836.92030688" calcext:value-type="float">
            <text:p>1713836.92030688</text:p>
          </table:table-cell>
          <table:table-cell table:formula="of:=[.B267]-[.A267]" office:value-type="float" office:value="11011.0561123258" calcext:value-type="float">
            <text:p>11011.0561123258</text:p>
          </table:table-cell>
          <table:table-cell table:formula="of:=[.C267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713836.92030688" calcext:value-type="float">
            <text:p>1713836.92030688</text:p>
          </table:table-cell>
          <table:table-cell office:value-type="float" office:value="1724848.19905819" calcext:value-type="float">
            <text:p>1724848.19905819</text:p>
          </table:table-cell>
          <table:table-cell table:formula="of:=[.B268]-[.A268]" office:value-type="float" office:value="11011.2787513074" calcext:value-type="float">
            <text:p>11011.2787513074</text:p>
          </table:table-cell>
          <table:table-cell table:formula="of:=[.C268]-[.$C$524]" office:value-type="float" office:value="0.137813956902392" calcext:value-type="float">
            <text:p>0.1378139569</text:p>
          </table:table-cell>
          <table:table-cell table:number-columns-repeated="3"/>
        </table:table-row>
        <table:table-row table:style-name="ro1">
          <table:table-cell office:value-type="float" office:value="1724848.19905819" calcext:value-type="float">
            <text:p>1724848.19905819</text:p>
          </table:table-cell>
          <table:table-cell office:value-type="float" office:value="1735859.25517051" calcext:value-type="float">
            <text:p>1735859.25517051</text:p>
          </table:table-cell>
          <table:table-cell table:formula="of:=[.B269]-[.A269]" office:value-type="float" office:value="11011.0561123262" calcext:value-type="float">
            <text:p>11011.0561123262</text:p>
          </table:table-cell>
          <table:table-cell table:formula="of:=[.C269]-[.$C$524]" office:value-type="float" office:value="-0.0848250242815993" calcext:value-type="float">
            <text:p>-0.0848250243</text:p>
          </table:table-cell>
          <table:table-cell table:number-columns-repeated="3"/>
        </table:table-row>
        <table:table-row table:style-name="ro1">
          <table:table-cell office:value-type="float" office:value="1735859.25517051" calcext:value-type="float">
            <text:p>1735859.25517051</text:p>
          </table:table-cell>
          <table:table-cell office:value-type="float" office:value="1746870.42260233" calcext:value-type="float">
            <text:p>1746870.42260233</text:p>
          </table:table-cell>
          <table:table-cell table:formula="of:=[.B270]-[.A270]" office:value-type="float" office:value="11011.1674318162" calcext:value-type="float">
            <text:p>11011.1674318162</text:p>
          </table:table-cell>
          <table:table-cell table:formula="of:=[.C270]-[.$C$524]" office:value-type="float" office:value="0.0264944657283195" calcext:value-type="float">
            <text:p>0.0264944657</text:p>
          </table:table-cell>
          <table:table-cell table:number-columns-repeated="3"/>
        </table:table-row>
        <table:table-row table:style-name="ro1">
          <table:table-cell office:value-type="float" office:value="1746870.42260233" calcext:value-type="float">
            <text:p>1746870.42260233</text:p>
          </table:table-cell>
          <table:table-cell office:value-type="float" office:value="1757881.59003415" calcext:value-type="float">
            <text:p>1757881.59003415</text:p>
          </table:table-cell>
          <table:table-cell table:formula="of:=[.B271]-[.A271]" office:value-type="float" office:value="11011.1674318167" calcext:value-type="float">
            <text:p>11011.1674318167</text:p>
          </table:table-cell>
          <table:table-cell table:formula="of:=[.C271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757881.59003415" calcext:value-type="float">
            <text:p>1757881.59003415</text:p>
          </table:table-cell>
          <table:table-cell office:value-type="float" office:value="1768892.75746596" calcext:value-type="float">
            <text:p>1768892.75746596</text:p>
          </table:table-cell>
          <table:table-cell table:formula="of:=[.B272]-[.A272]" office:value-type="float" office:value="11011.1674318169" calcext:value-type="float">
            <text:p>11011.1674318169</text:p>
          </table:table-cell>
          <table:table-cell table:formula="of:=[.C272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1768892.75746596" calcext:value-type="float">
            <text:p>1768892.75746596</text:p>
          </table:table-cell>
          <table:table-cell office:value-type="float" office:value="1779903.81357829" calcext:value-type="float">
            <text:p>1779903.81357829</text:p>
          </table:table-cell>
          <table:table-cell table:formula="of:=[.B273]-[.A273]" office:value-type="float" office:value="11011.0561123258" calcext:value-type="float">
            <text:p>11011.0561123258</text:p>
          </table:table-cell>
          <table:table-cell table:formula="of:=[.C273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779903.81357829" calcext:value-type="float">
            <text:p>1779903.81357829</text:p>
          </table:table-cell>
          <table:table-cell office:value-type="float" office:value="1790914.86969061" calcext:value-type="float">
            <text:p>1790914.86969061</text:p>
          </table:table-cell>
          <table:table-cell table:formula="of:=[.B274]-[.A274]" office:value-type="float" office:value="11011.0561123258" calcext:value-type="float">
            <text:p>11011.0561123258</text:p>
          </table:table-cell>
          <table:table-cell table:formula="of:=[.C274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790914.86969061" calcext:value-type="float">
            <text:p>1790914.86969061</text:p>
          </table:table-cell>
          <table:table-cell office:value-type="float" office:value="1801926.03712243" calcext:value-type="float">
            <text:p>1801926.03712243</text:p>
          </table:table-cell>
          <table:table-cell table:formula="of:=[.B275]-[.A275]" office:value-type="float" office:value="11011.1674318165" calcext:value-type="float">
            <text:p>11011.1674318165</text:p>
          </table:table-cell>
          <table:table-cell table:formula="of:=[.C275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1801926.03712243" calcext:value-type="float">
            <text:p>1801926.03712243</text:p>
          </table:table-cell>
          <table:table-cell office:value-type="float" office:value="1812937.20455425" calcext:value-type="float">
            <text:p>1812937.20455425</text:p>
          </table:table-cell>
          <table:table-cell table:formula="of:=[.B276]-[.A276]" office:value-type="float" office:value="11011.1674318172" calcext:value-type="float">
            <text:p>11011.1674318172</text:p>
          </table:table-cell>
          <table:table-cell table:formula="of:=[.C276]-[.$C$524]" office:value-type="float" office:value="0.0264944666596421" calcext:value-type="float">
            <text:p>0.0264944667</text:p>
          </table:table-cell>
          <table:table-cell table:number-columns-repeated="3"/>
        </table:table-row>
        <table:table-row table:style-name="ro1">
          <table:table-cell office:value-type="float" office:value="1812937.20455425" calcext:value-type="float">
            <text:p>1812937.20455425</text:p>
          </table:table-cell>
          <table:table-cell office:value-type="float" office:value="1823948.48330556" calcext:value-type="float">
            <text:p>1823948.48330556</text:p>
          </table:table-cell>
          <table:table-cell table:formula="of:=[.B277]-[.A277]" office:value-type="float" office:value="11011.2787513072" calcext:value-type="float">
            <text:p>11011.2787513072</text:p>
          </table:table-cell>
          <table:table-cell table:formula="of:=[.C277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1823948.48330556" calcext:value-type="float">
            <text:p>1823948.48330556</text:p>
          </table:table-cell>
          <table:table-cell office:value-type="float" office:value="1834959.65073737" calcext:value-type="float">
            <text:p>1834959.65073737</text:p>
          </table:table-cell>
          <table:table-cell table:formula="of:=[.B278]-[.A278]" office:value-type="float" office:value="11011.1674318167" calcext:value-type="float">
            <text:p>11011.1674318167</text:p>
          </table:table-cell>
          <table:table-cell table:formula="of:=[.C278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834959.65073737" calcext:value-type="float">
            <text:p>1834959.65073737</text:p>
          </table:table-cell>
          <table:table-cell office:value-type="float" office:value="1845970.81816919" calcext:value-type="float">
            <text:p>1845970.81816919</text:p>
          </table:table-cell>
          <table:table-cell table:formula="of:=[.B279]-[.A279]" office:value-type="float" office:value="11011.1674318167" calcext:value-type="float">
            <text:p>11011.1674318167</text:p>
          </table:table-cell>
          <table:table-cell table:formula="of:=[.C279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845970.81816919" calcext:value-type="float">
            <text:p>1845970.81816919</text:p>
          </table:table-cell>
          <table:table-cell office:value-type="float" office:value="1856981.76296202" calcext:value-type="float">
            <text:p>1856981.76296202</text:p>
          </table:table-cell>
          <table:table-cell table:formula="of:=[.B280]-[.A280]" office:value-type="float" office:value="11010.944792835" calcext:value-type="float">
            <text:p>11010.944792835</text:p>
          </table:table-cell>
          <table:table-cell table:formula="of:=[.C280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1856981.76296202" calcext:value-type="float">
            <text:p>1856981.76296202</text:p>
          </table:table-cell>
          <table:table-cell office:value-type="float" office:value="1867992.93039384" calcext:value-type="float">
            <text:p>1867992.93039384</text:p>
          </table:table-cell>
          <table:table-cell table:formula="of:=[.B281]-[.A281]" office:value-type="float" office:value="11011.1674318167" calcext:value-type="float">
            <text:p>11011.1674318167</text:p>
          </table:table-cell>
          <table:table-cell table:formula="of:=[.C281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867992.93039384" calcext:value-type="float">
            <text:p>1867992.93039384</text:p>
          </table:table-cell>
          <table:table-cell office:value-type="float" office:value="1879004.09782566" calcext:value-type="float">
            <text:p>1879004.09782566</text:p>
          </table:table-cell>
          <table:table-cell table:formula="of:=[.B282]-[.A282]" office:value-type="float" office:value="11011.1674318165" calcext:value-type="float">
            <text:p>11011.1674318165</text:p>
          </table:table-cell>
          <table:table-cell table:formula="of:=[.C282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1879004.09782566" calcext:value-type="float">
            <text:p>1879004.09782566</text:p>
          </table:table-cell>
          <table:table-cell office:value-type="float" office:value="1890015.26525747" calcext:value-type="float">
            <text:p>1890015.26525747</text:p>
          </table:table-cell>
          <table:table-cell table:formula="of:=[.B283]-[.A283]" office:value-type="float" office:value="11011.1674318169" calcext:value-type="float">
            <text:p>11011.1674318169</text:p>
          </table:table-cell>
          <table:table-cell table:formula="of:=[.C283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1890015.26525747" calcext:value-type="float">
            <text:p>1890015.26525747</text:p>
          </table:table-cell>
          <table:table-cell office:value-type="float" office:value="1901026.43268929" calcext:value-type="float">
            <text:p>1901026.43268929</text:p>
          </table:table-cell>
          <table:table-cell table:formula="of:=[.B284]-[.A284]" office:value-type="float" office:value="11011.1674318165" calcext:value-type="float">
            <text:p>11011.1674318165</text:p>
          </table:table-cell>
          <table:table-cell table:formula="of:=[.C284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1901026.43268929" calcext:value-type="float">
            <text:p>1901026.43268929</text:p>
          </table:table-cell>
          <table:table-cell office:value-type="float" office:value="1912037.48880162" calcext:value-type="float">
            <text:p>1912037.48880162</text:p>
          </table:table-cell>
          <table:table-cell table:formula="of:=[.B285]-[.A285]" office:value-type="float" office:value="11011.0561123258" calcext:value-type="float">
            <text:p>11011.0561123258</text:p>
          </table:table-cell>
          <table:table-cell table:formula="of:=[.C285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1912037.48880162" calcext:value-type="float">
            <text:p>1912037.48880162</text:p>
          </table:table-cell>
          <table:table-cell office:value-type="float" office:value="1923048.65623343" calcext:value-type="float">
            <text:p>1923048.65623343</text:p>
          </table:table-cell>
          <table:table-cell table:formula="of:=[.B286]-[.A286]" office:value-type="float" office:value="11011.1674318169" calcext:value-type="float">
            <text:p>11011.1674318169</text:p>
          </table:table-cell>
          <table:table-cell table:formula="of:=[.C286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1923048.65623343" calcext:value-type="float">
            <text:p>1923048.65623343</text:p>
          </table:table-cell>
          <table:table-cell office:value-type="float" office:value="1934059.82366525" calcext:value-type="float">
            <text:p>1934059.82366525</text:p>
          </table:table-cell>
          <table:table-cell table:formula="of:=[.B287]-[.A287]" office:value-type="float" office:value="11011.1674318167" calcext:value-type="float">
            <text:p>11011.1674318167</text:p>
          </table:table-cell>
          <table:table-cell table:formula="of:=[.C287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934059.82366525" calcext:value-type="float">
            <text:p>1934059.82366525</text:p>
          </table:table-cell>
          <table:table-cell office:value-type="float" office:value="1945070.99109707" calcext:value-type="float">
            <text:p>1945070.99109707</text:p>
          </table:table-cell>
          <table:table-cell table:formula="of:=[.B288]-[.A288]" office:value-type="float" office:value="11011.1674318167" calcext:value-type="float">
            <text:p>11011.1674318167</text:p>
          </table:table-cell>
          <table:table-cell table:formula="of:=[.C288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945070.99109707" calcext:value-type="float">
            <text:p>1945070.99109707</text:p>
          </table:table-cell>
          <table:table-cell office:value-type="float" office:value="1956082.15852888" calcext:value-type="float">
            <text:p>1956082.15852888</text:p>
          </table:table-cell>
          <table:table-cell table:formula="of:=[.B289]-[.A289]" office:value-type="float" office:value="11011.1674318162" calcext:value-type="float">
            <text:p>11011.1674318162</text:p>
          </table:table-cell>
          <table:table-cell table:formula="of:=[.C289]-[.$C$524]" office:value-type="float" office:value="0.0264944657283195" calcext:value-type="float">
            <text:p>0.0264944657</text:p>
          </table:table-cell>
          <table:table-cell table:number-columns-repeated="3"/>
        </table:table-row>
        <table:table-row table:style-name="ro1">
          <table:table-cell office:value-type="float" office:value="1956082.15852888" calcext:value-type="float">
            <text:p>1956082.15852888</text:p>
          </table:table-cell>
          <table:table-cell office:value-type="float" office:value="1967093.3259607" calcext:value-type="float">
            <text:p>1967093.3259607</text:p>
          </table:table-cell>
          <table:table-cell table:formula="of:=[.B290]-[.A290]" office:value-type="float" office:value="11011.1674318169" calcext:value-type="float">
            <text:p>11011.1674318169</text:p>
          </table:table-cell>
          <table:table-cell table:formula="of:=[.C290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1967093.3259607" calcext:value-type="float">
            <text:p>1967093.3259607</text:p>
          </table:table-cell>
          <table:table-cell office:value-type="float" office:value="1978104.27075353" calcext:value-type="float">
            <text:p>1978104.27075353</text:p>
          </table:table-cell>
          <table:table-cell table:formula="of:=[.B291]-[.A291]" office:value-type="float" office:value="11010.9447928353" calcext:value-type="float">
            <text:p>11010.9447928353</text:p>
          </table:table-cell>
          <table:table-cell table:formula="of:=[.C291]-[.$C$524]" office:value-type="float" office:value="-0.196144515222841" calcext:value-type="float">
            <text:p>-0.1961445152</text:p>
          </table:table-cell>
          <table:table-cell table:number-columns-repeated="3"/>
        </table:table-row>
        <table:table-row table:style-name="ro1">
          <table:table-cell office:value-type="float" office:value="1978104.27075353" calcext:value-type="float">
            <text:p>1978104.27075353</text:p>
          </table:table-cell>
          <table:table-cell office:value-type="float" office:value="1989115.43818535" calcext:value-type="float">
            <text:p>1989115.43818535</text:p>
          </table:table-cell>
          <table:table-cell table:formula="of:=[.B292]-[.A292]" office:value-type="float" office:value="11011.1674318167" calcext:value-type="float">
            <text:p>11011.1674318167</text:p>
          </table:table-cell>
          <table:table-cell table:formula="of:=[.C292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1989115.43818535" calcext:value-type="float">
            <text:p>1989115.43818535</text:p>
          </table:table-cell>
          <table:table-cell office:value-type="float" office:value="2000126.60561717" calcext:value-type="float">
            <text:p>2000126.60561717</text:p>
          </table:table-cell>
          <table:table-cell table:formula="of:=[.B293]-[.A293]" office:value-type="float" office:value="11011.1674318162" calcext:value-type="float">
            <text:p>11011.1674318162</text:p>
          </table:table-cell>
          <table:table-cell table:formula="of:=[.C293]-[.$C$524]" office:value-type="float" office:value="0.0264944657283195" calcext:value-type="float">
            <text:p>0.0264944657</text:p>
          </table:table-cell>
          <table:table-cell table:number-columns-repeated="3"/>
        </table:table-row>
        <table:table-row table:style-name="ro1">
          <table:table-cell office:value-type="float" office:value="2000126.60561717" calcext:value-type="float">
            <text:p>2000126.60561717</text:p>
          </table:table-cell>
          <table:table-cell office:value-type="float" office:value="2011137.88436847" calcext:value-type="float">
            <text:p>2011137.88436847</text:p>
          </table:table-cell>
          <table:table-cell table:formula="of:=[.B294]-[.A294]" office:value-type="float" office:value="11011.2787513074" calcext:value-type="float">
            <text:p>11011.2787513074</text:p>
          </table:table-cell>
          <table:table-cell table:formula="of:=[.C294]-[.$C$524]" office:value-type="float" office:value="0.137813956902392" calcext:value-type="float">
            <text:p>0.1378139569</text:p>
          </table:table-cell>
          <table:table-cell table:number-columns-repeated="3"/>
        </table:table-row>
        <table:table-row table:style-name="ro1">
          <table:table-cell office:value-type="float" office:value="2011137.88436847" calcext:value-type="float">
            <text:p>2011137.88436847</text:p>
          </table:table-cell>
          <table:table-cell office:value-type="float" office:value="2022149.05180029" calcext:value-type="float">
            <text:p>2022149.05180029</text:p>
          </table:table-cell>
          <table:table-cell table:formula="of:=[.B295]-[.A295]" office:value-type="float" office:value="11011.1674318169" calcext:value-type="float">
            <text:p>11011.1674318169</text:p>
          </table:table-cell>
          <table:table-cell table:formula="of:=[.C295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022149.05180029" calcext:value-type="float">
            <text:p>2022149.05180029</text:p>
          </table:table-cell>
          <table:table-cell office:value-type="float" office:value="2033159.99659313" calcext:value-type="float">
            <text:p>2033159.99659313</text:p>
          </table:table-cell>
          <table:table-cell table:formula="of:=[.B296]-[.A296]" office:value-type="float" office:value="11010.944792835" calcext:value-type="float">
            <text:p>11010.944792835</text:p>
          </table:table-cell>
          <table:table-cell table:formula="of:=[.C296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2033159.99659313" calcext:value-type="float">
            <text:p>2033159.99659313</text:p>
          </table:table-cell>
          <table:table-cell office:value-type="float" office:value="2044171.16402494" calcext:value-type="float">
            <text:p>2044171.16402494</text:p>
          </table:table-cell>
          <table:table-cell table:formula="of:=[.B297]-[.A297]" office:value-type="float" office:value="11011.1674318167" calcext:value-type="float">
            <text:p>11011.1674318167</text:p>
          </table:table-cell>
          <table:table-cell table:formula="of:=[.C297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2044171.16402494" calcext:value-type="float">
            <text:p>2044171.16402494</text:p>
          </table:table-cell>
          <table:table-cell office:value-type="float" office:value="2055182.33145676" calcext:value-type="float">
            <text:p>2055182.33145676</text:p>
          </table:table-cell>
          <table:table-cell table:formula="of:=[.B298]-[.A298]" office:value-type="float" office:value="11011.1674318165" calcext:value-type="float">
            <text:p>11011.1674318165</text:p>
          </table:table-cell>
          <table:table-cell table:formula="of:=[.C298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055182.33145676" calcext:value-type="float">
            <text:p>2055182.33145676</text:p>
          </table:table-cell>
          <table:table-cell office:value-type="float" office:value="2066193.49888858" calcext:value-type="float">
            <text:p>2066193.49888858</text:p>
          </table:table-cell>
          <table:table-cell table:formula="of:=[.B299]-[.A299]" office:value-type="float" office:value="11011.1674318172" calcext:value-type="float">
            <text:p>11011.1674318172</text:p>
          </table:table-cell>
          <table:table-cell table:formula="of:=[.C299]-[.$C$524]" office:value-type="float" office:value="0.0264944666596421" calcext:value-type="float">
            <text:p>0.0264944667</text:p>
          </table:table-cell>
          <table:table-cell table:number-columns-repeated="3"/>
        </table:table-row>
        <table:table-row table:style-name="ro1">
          <table:table-cell office:value-type="float" office:value="2066193.49888858" calcext:value-type="float">
            <text:p>2066193.49888858</text:p>
          </table:table-cell>
          <table:table-cell office:value-type="float" office:value="2077204.66632039" calcext:value-type="float">
            <text:p>2077204.66632039</text:p>
          </table:table-cell>
          <table:table-cell table:formula="of:=[.B300]-[.A300]" office:value-type="float" office:value="11011.1674318162" calcext:value-type="float">
            <text:p>11011.1674318162</text:p>
          </table:table-cell>
          <table:table-cell table:formula="of:=[.C300]-[.$C$524]" office:value-type="float" office:value="0.0264944657283195" calcext:value-type="float">
            <text:p>0.0264944657</text:p>
          </table:table-cell>
          <table:table-cell table:number-columns-repeated="3"/>
        </table:table-row>
        <table:table-row table:style-name="ro1">
          <table:table-cell office:value-type="float" office:value="2077204.66632039" calcext:value-type="float">
            <text:p>2077204.66632039</text:p>
          </table:table-cell>
          <table:table-cell office:value-type="float" office:value="2088215.83375221" calcext:value-type="float">
            <text:p>2088215.83375221</text:p>
          </table:table-cell>
          <table:table-cell table:formula="of:=[.B301]-[.A301]" office:value-type="float" office:value="11011.1674318167" calcext:value-type="float">
            <text:p>11011.1674318167</text:p>
          </table:table-cell>
          <table:table-cell table:formula="of:=[.C301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2088215.83375221" calcext:value-type="float">
            <text:p>2088215.83375221</text:p>
          </table:table-cell>
          <table:table-cell office:value-type="float" office:value="2099227.00118403" calcext:value-type="float">
            <text:p>2099227.00118403</text:p>
          </table:table-cell>
          <table:table-cell table:formula="of:=[.B302]-[.A302]" office:value-type="float" office:value="11011.1674318167" calcext:value-type="float">
            <text:p>11011.1674318167</text:p>
          </table:table-cell>
          <table:table-cell table:formula="of:=[.C302]-[.$C$524]" office:value-type="float" office:value="0.0264944661939808" calcext:value-type="float">
            <text:p>0.0264944662</text:p>
          </table:table-cell>
          <table:table-cell table:number-columns-repeated="3"/>
        </table:table-row>
        <table:table-row table:style-name="ro1">
          <table:table-cell office:value-type="float" office:value="2099227.00118403" calcext:value-type="float">
            <text:p>2099227.00118403</text:p>
          </table:table-cell>
          <table:table-cell office:value-type="float" office:value="2110237.94597686" calcext:value-type="float">
            <text:p>2110237.94597686</text:p>
          </table:table-cell>
          <table:table-cell table:formula="of:=[.B303]-[.A303]" office:value-type="float" office:value="11010.944792835" calcext:value-type="float">
            <text:p>11010.944792835</text:p>
          </table:table-cell>
          <table:table-cell table:formula="of:=[.C303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2110237.94597686" calcext:value-type="float">
            <text:p>2110237.94597686</text:p>
          </table:table-cell>
          <table:table-cell office:value-type="float" office:value="2121249.22472817" calcext:value-type="float">
            <text:p>2121249.22472817</text:p>
          </table:table-cell>
          <table:table-cell table:formula="of:=[.B304]-[.A304]" office:value-type="float" office:value="11011.2787513076" calcext:value-type="float">
            <text:p>11011.2787513076</text:p>
          </table:table-cell>
          <table:table-cell table:formula="of:=[.C304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2121249.22472817" calcext:value-type="float">
            <text:p>2121249.22472817</text:p>
          </table:table-cell>
          <table:table-cell office:value-type="float" office:value="2132260.28084049" calcext:value-type="float">
            <text:p>2132260.28084049</text:p>
          </table:table-cell>
          <table:table-cell table:formula="of:=[.B305]-[.A305]" office:value-type="float" office:value="11011.0561123253" calcext:value-type="float">
            <text:p>11011.0561123253</text:p>
          </table:table-cell>
          <table:table-cell table:formula="of:=[.C305]-[.$C$524]" office:value-type="float" office:value="-0.0848250252129219" calcext:value-type="float">
            <text:p>-0.0848250252</text:p>
          </table:table-cell>
          <table:table-cell table:number-columns-repeated="3"/>
        </table:table-row>
        <table:table-row table:style-name="ro1">
          <table:table-cell office:value-type="float" office:value="2132260.28084049" calcext:value-type="float">
            <text:p>2132260.28084049</text:p>
          </table:table-cell>
          <table:table-cell office:value-type="float" office:value="2143271.5595918" calcext:value-type="float">
            <text:p>2143271.5595918</text:p>
          </table:table-cell>
          <table:table-cell table:formula="of:=[.B306]-[.A306]" office:value-type="float" office:value="11011.2787513081" calcext:value-type="float">
            <text:p>11011.2787513081</text:p>
          </table:table-cell>
          <table:table-cell table:formula="of:=[.C306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2143271.5595918" calcext:value-type="float">
            <text:p>2143271.5595918</text:p>
          </table:table-cell>
          <table:table-cell office:value-type="float" office:value="2154282.61570413" calcext:value-type="float">
            <text:p>2154282.61570413</text:p>
          </table:table-cell>
          <table:table-cell table:formula="of:=[.B307]-[.A307]" office:value-type="float" office:value="11011.0561123258" calcext:value-type="float">
            <text:p>11011.0561123258</text:p>
          </table:table-cell>
          <table:table-cell table:formula="of:=[.C307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2154282.61570413" calcext:value-type="float">
            <text:p>2154282.61570413</text:p>
          </table:table-cell>
          <table:table-cell office:value-type="float" office:value="2165293.67181645" calcext:value-type="float">
            <text:p>2165293.67181645</text:p>
          </table:table-cell>
          <table:table-cell table:formula="of:=[.B308]-[.A308]" office:value-type="float" office:value="11011.0561123258" calcext:value-type="float">
            <text:p>11011.0561123258</text:p>
          </table:table-cell>
          <table:table-cell table:formula="of:=[.C308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2165293.67181645" calcext:value-type="float">
            <text:p>2165293.67181645</text:p>
          </table:table-cell>
          <table:table-cell office:value-type="float" office:value="2176304.95056776" calcext:value-type="float">
            <text:p>2176304.95056776</text:p>
          </table:table-cell>
          <table:table-cell table:formula="of:=[.B309]-[.A309]" office:value-type="float" office:value="11011.2787513076" calcext:value-type="float">
            <text:p>11011.2787513076</text:p>
          </table:table-cell>
          <table:table-cell table:formula="of:=[.C309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2176304.95056776" calcext:value-type="float">
            <text:p>2176304.95056776</text:p>
          </table:table-cell>
          <table:table-cell office:value-type="float" office:value="2187316.00668009" calcext:value-type="float">
            <text:p>2187316.00668009</text:p>
          </table:table-cell>
          <table:table-cell table:formula="of:=[.B310]-[.A310]" office:value-type="float" office:value="11011.0561123258" calcext:value-type="float">
            <text:p>11011.0561123258</text:p>
          </table:table-cell>
          <table:table-cell table:formula="of:=[.C310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2187316.00668009" calcext:value-type="float">
            <text:p>2187316.00668009</text:p>
          </table:table-cell>
          <table:table-cell office:value-type="float" office:value="2198327.2854314" calcext:value-type="float">
            <text:p>2198327.2854314</text:p>
          </table:table-cell>
          <table:table-cell table:formula="of:=[.B311]-[.A311]" office:value-type="float" office:value="11011.2787513076" calcext:value-type="float">
            <text:p>11011.2787513076</text:p>
          </table:table-cell>
          <table:table-cell table:formula="of:=[.C311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2198327.2854314" calcext:value-type="float">
            <text:p>2198327.2854314</text:p>
          </table:table-cell>
          <table:table-cell office:value-type="float" office:value="2209338.45286321" calcext:value-type="float">
            <text:p>2209338.45286321</text:p>
          </table:table-cell>
          <table:table-cell table:formula="of:=[.B312]-[.A312]" office:value-type="float" office:value="11011.1674318165" calcext:value-type="float">
            <text:p>11011.1674318165</text:p>
          </table:table-cell>
          <table:table-cell table:formula="of:=[.C312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209338.45286321" calcext:value-type="float">
            <text:p>2209338.45286321</text:p>
          </table:table-cell>
          <table:table-cell office:value-type="float" office:value="2220349.39765605" calcext:value-type="float">
            <text:p>2220349.39765605</text:p>
          </table:table-cell>
          <table:table-cell table:formula="of:=[.B313]-[.A313]" office:value-type="float" office:value="11010.944792835" calcext:value-type="float">
            <text:p>11010.944792835</text:p>
          </table:table-cell>
          <table:table-cell table:formula="of:=[.C313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2220349.39765605" calcext:value-type="float">
            <text:p>2220349.39765605</text:p>
          </table:table-cell>
          <table:table-cell office:value-type="float" office:value="2231360.56508786" calcext:value-type="float">
            <text:p>2231360.56508786</text:p>
          </table:table-cell>
          <table:table-cell table:formula="of:=[.B314]-[.A314]" office:value-type="float" office:value="11011.1674318169" calcext:value-type="float">
            <text:p>11011.1674318169</text:p>
          </table:table-cell>
          <table:table-cell table:formula="of:=[.C314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231360.56508786" calcext:value-type="float">
            <text:p>2231360.56508786</text:p>
          </table:table-cell>
          <table:table-cell office:value-type="float" office:value="2242371.73251968" calcext:value-type="float">
            <text:p>2242371.73251968</text:p>
          </table:table-cell>
          <table:table-cell table:formula="of:=[.B315]-[.A315]" office:value-type="float" office:value="11011.1674318165" calcext:value-type="float">
            <text:p>11011.1674318165</text:p>
          </table:table-cell>
          <table:table-cell table:formula="of:=[.C315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242371.73251968" calcext:value-type="float">
            <text:p>2242371.73251968</text:p>
          </table:table-cell>
          <table:table-cell office:value-type="float" office:value="2253382.8999515" calcext:value-type="float">
            <text:p>2253382.8999515</text:p>
          </table:table-cell>
          <table:table-cell table:formula="of:=[.B316]-[.A316]" office:value-type="float" office:value="11011.1674318165" calcext:value-type="float">
            <text:p>11011.1674318165</text:p>
          </table:table-cell>
          <table:table-cell table:formula="of:=[.C316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253382.8999515" calcext:value-type="float">
            <text:p>2253382.8999515</text:p>
          </table:table-cell>
          <table:table-cell office:value-type="float" office:value="2264393.84474433" calcext:value-type="float">
            <text:p>2264393.84474433</text:p>
          </table:table-cell>
          <table:table-cell table:formula="of:=[.B317]-[.A317]" office:value-type="float" office:value="11010.944792835" calcext:value-type="float">
            <text:p>11010.944792835</text:p>
          </table:table-cell>
          <table:table-cell table:formula="of:=[.C317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2264393.84474433" calcext:value-type="float">
            <text:p>2264393.84474433</text:p>
          </table:table-cell>
          <table:table-cell office:value-type="float" office:value="2275405.01217615" calcext:value-type="float">
            <text:p>2275405.01217615</text:p>
          </table:table-cell>
          <table:table-cell table:formula="of:=[.B318]-[.A318]" office:value-type="float" office:value="11011.1674318169" calcext:value-type="float">
            <text:p>11011.1674318169</text:p>
          </table:table-cell>
          <table:table-cell table:formula="of:=[.C318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275405.01217615" calcext:value-type="float">
            <text:p>2275405.01217615</text:p>
          </table:table-cell>
          <table:table-cell office:value-type="float" office:value="2286416.29092746" calcext:value-type="float">
            <text:p>2286416.29092746</text:p>
          </table:table-cell>
          <table:table-cell table:formula="of:=[.B319]-[.A319]" office:value-type="float" office:value="11011.2787513076" calcext:value-type="float">
            <text:p>11011.2787513076</text:p>
          </table:table-cell>
          <table:table-cell table:formula="of:=[.C319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2286416.29092746" calcext:value-type="float">
            <text:p>2286416.29092746</text:p>
          </table:table-cell>
          <table:table-cell office:value-type="float" office:value="2297427.45835927" calcext:value-type="float">
            <text:p>2297427.45835927</text:p>
          </table:table-cell>
          <table:table-cell table:formula="of:=[.B320]-[.A320]" office:value-type="float" office:value="11011.167431816" calcext:value-type="float">
            <text:p>11011.167431816</text:p>
          </table:table-cell>
          <table:table-cell table:formula="of:=[.C320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2297427.45835927" calcext:value-type="float">
            <text:p>2297427.45835927</text:p>
          </table:table-cell>
          <table:table-cell office:value-type="float" office:value="2308438.62579109" calcext:value-type="float">
            <text:p>2308438.62579109</text:p>
          </table:table-cell>
          <table:table-cell table:formula="of:=[.B321]-[.A321]" office:value-type="float" office:value="11011.1674318169" calcext:value-type="float">
            <text:p>11011.1674318169</text:p>
          </table:table-cell>
          <table:table-cell table:formula="of:=[.C321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308438.62579109" calcext:value-type="float">
            <text:p>2308438.62579109</text:p>
          </table:table-cell>
          <table:table-cell office:value-type="float" office:value="2319449.79322291" calcext:value-type="float">
            <text:p>2319449.79322291</text:p>
          </table:table-cell>
          <table:table-cell table:formula="of:=[.B322]-[.A322]" office:value-type="float" office:value="11011.1674318169" calcext:value-type="float">
            <text:p>11011.1674318169</text:p>
          </table:table-cell>
          <table:table-cell table:formula="of:=[.C322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319449.79322291" calcext:value-type="float">
            <text:p>2319449.79322291</text:p>
          </table:table-cell>
          <table:table-cell office:value-type="float" office:value="2330460.96065472" calcext:value-type="float">
            <text:p>2330460.96065472</text:p>
          </table:table-cell>
          <table:table-cell table:formula="of:=[.B323]-[.A323]" office:value-type="float" office:value="11011.1674318165" calcext:value-type="float">
            <text:p>11011.1674318165</text:p>
          </table:table-cell>
          <table:table-cell table:formula="of:=[.C323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330460.96065472" calcext:value-type="float">
            <text:p>2330460.96065472</text:p>
          </table:table-cell>
          <table:table-cell office:value-type="float" office:value="2341472.12808654" calcext:value-type="float">
            <text:p>2341472.12808654</text:p>
          </table:table-cell>
          <table:table-cell table:formula="of:=[.B324]-[.A324]" office:value-type="float" office:value="11011.1674318169" calcext:value-type="float">
            <text:p>11011.1674318169</text:p>
          </table:table-cell>
          <table:table-cell table:formula="of:=[.C324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341472.12808654" calcext:value-type="float">
            <text:p>2341472.12808654</text:p>
          </table:table-cell>
          <table:table-cell office:value-type="float" office:value="2352483.07287937" calcext:value-type="float">
            <text:p>2352483.07287937</text:p>
          </table:table-cell>
          <table:table-cell table:formula="of:=[.B325]-[.A325]" office:value-type="float" office:value="11010.9447928346" calcext:value-type="float">
            <text:p>11010.9447928346</text:p>
          </table:table-cell>
          <table:table-cell table:formula="of:=[.C325]-[.$C$524]" office:value-type="float" office:value="-0.196144515921333" calcext:value-type="float">
            <text:p>-0.1961445159</text:p>
          </table:table-cell>
          <table:table-cell table:number-columns-repeated="3"/>
        </table:table-row>
        <table:table-row table:style-name="ro1">
          <table:table-cell office:value-type="float" office:value="2352483.07287937" calcext:value-type="float">
            <text:p>2352483.07287937</text:p>
          </table:table-cell>
          <table:table-cell office:value-type="float" office:value="2363494.24031119" calcext:value-type="float">
            <text:p>2363494.24031119</text:p>
          </table:table-cell>
          <table:table-cell table:formula="of:=[.B326]-[.A326]" office:value-type="float" office:value="11011.1674318169" calcext:value-type="float">
            <text:p>11011.1674318169</text:p>
          </table:table-cell>
          <table:table-cell table:formula="of:=[.C326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363494.24031119" calcext:value-type="float">
            <text:p>2363494.24031119</text:p>
          </table:table-cell>
          <table:table-cell office:value-type="float" office:value="2374505.40774301" calcext:value-type="float">
            <text:p>2374505.40774301</text:p>
          </table:table-cell>
          <table:table-cell table:formula="of:=[.B327]-[.A327]" office:value-type="float" office:value="11011.1674318169" calcext:value-type="float">
            <text:p>11011.1674318169</text:p>
          </table:table-cell>
          <table:table-cell table:formula="of:=[.C327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374505.40774301" calcext:value-type="float">
            <text:p>2374505.40774301</text:p>
          </table:table-cell>
          <table:table-cell office:value-type="float" office:value="2385516.57517482" calcext:value-type="float">
            <text:p>2385516.57517482</text:p>
          </table:table-cell>
          <table:table-cell table:formula="of:=[.B328]-[.A328]" office:value-type="float" office:value="11011.167431816" calcext:value-type="float">
            <text:p>11011.167431816</text:p>
          </table:table-cell>
          <table:table-cell table:formula="of:=[.C328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2385516.57517482" calcext:value-type="float">
            <text:p>2385516.57517482</text:p>
          </table:table-cell>
          <table:table-cell office:value-type="float" office:value="2396527.63128715" calcext:value-type="float">
            <text:p>2396527.63128715</text:p>
          </table:table-cell>
          <table:table-cell table:formula="of:=[.B329]-[.A329]" office:value-type="float" office:value="11011.0561123262" calcext:value-type="float">
            <text:p>11011.0561123262</text:p>
          </table:table-cell>
          <table:table-cell table:formula="of:=[.C329]-[.$C$524]" office:value-type="float" office:value="-0.0848250242815993" calcext:value-type="float">
            <text:p>-0.0848250243</text:p>
          </table:table-cell>
          <table:table-cell table:number-columns-repeated="3"/>
        </table:table-row>
        <table:table-row table:style-name="ro1">
          <table:table-cell office:value-type="float" office:value="2396527.63128715" calcext:value-type="float">
            <text:p>2396527.63128715</text:p>
          </table:table-cell>
          <table:table-cell office:value-type="float" office:value="2407538.79871897" calcext:value-type="float">
            <text:p>2407538.79871897</text:p>
          </table:table-cell>
          <table:table-cell table:formula="of:=[.B330]-[.A330]" office:value-type="float" office:value="11011.1674318169" calcext:value-type="float">
            <text:p>11011.1674318169</text:p>
          </table:table-cell>
          <table:table-cell table:formula="of:=[.C330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407538.79871897" calcext:value-type="float">
            <text:p>2407538.79871897</text:p>
          </table:table-cell>
          <table:table-cell office:value-type="float" office:value="2418549.96615078" calcext:value-type="float">
            <text:p>2418549.96615078</text:p>
          </table:table-cell>
          <table:table-cell table:formula="of:=[.B331]-[.A331]" office:value-type="float" office:value="11011.1674318165" calcext:value-type="float">
            <text:p>11011.1674318165</text:p>
          </table:table-cell>
          <table:table-cell table:formula="of:=[.C331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418549.96615078" calcext:value-type="float">
            <text:p>2418549.96615078</text:p>
          </table:table-cell>
          <table:table-cell office:value-type="float" office:value="2429561.1335826" calcext:value-type="float">
            <text:p>2429561.1335826</text:p>
          </table:table-cell>
          <table:table-cell table:formula="of:=[.B332]-[.A332]" office:value-type="float" office:value="11011.1674318165" calcext:value-type="float">
            <text:p>11011.1674318165</text:p>
          </table:table-cell>
          <table:table-cell table:formula="of:=[.C332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429561.1335826" calcext:value-type="float">
            <text:p>2429561.1335826</text:p>
          </table:table-cell>
          <table:table-cell office:value-type="float" office:value="2440572.30101442" calcext:value-type="float">
            <text:p>2440572.30101442</text:p>
          </table:table-cell>
          <table:table-cell table:formula="of:=[.B333]-[.A333]" office:value-type="float" office:value="11011.1674318165" calcext:value-type="float">
            <text:p>11011.1674318165</text:p>
          </table:table-cell>
          <table:table-cell table:formula="of:=[.C333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440572.30101442" calcext:value-type="float">
            <text:p>2440572.30101442</text:p>
          </table:table-cell>
          <table:table-cell office:value-type="float" office:value="2451583.57976572" calcext:value-type="float">
            <text:p>2451583.57976572</text:p>
          </table:table-cell>
          <table:table-cell table:formula="of:=[.B334]-[.A334]" office:value-type="float" office:value="11011.2787513081" calcext:value-type="float">
            <text:p>11011.2787513081</text:p>
          </table:table-cell>
          <table:table-cell table:formula="of:=[.C334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2451583.57976572" calcext:value-type="float">
            <text:p>2451583.57976572</text:p>
          </table:table-cell>
          <table:table-cell office:value-type="float" office:value="2462594.63587805" calcext:value-type="float">
            <text:p>2462594.63587805</text:p>
          </table:table-cell>
          <table:table-cell table:formula="of:=[.B335]-[.A335]" office:value-type="float" office:value="11011.0561123253" calcext:value-type="float">
            <text:p>11011.0561123253</text:p>
          </table:table-cell>
          <table:table-cell table:formula="of:=[.C335]-[.$C$524]" office:value-type="float" office:value="-0.0848250252129219" calcext:value-type="float">
            <text:p>-0.0848250252</text:p>
          </table:table-cell>
          <table:table-cell table:number-columns-repeated="3"/>
        </table:table-row>
        <table:table-row table:style-name="ro1">
          <table:table-cell office:value-type="float" office:value="2462594.63587805" calcext:value-type="float">
            <text:p>2462594.63587805</text:p>
          </table:table-cell>
          <table:table-cell office:value-type="float" office:value="2473605.69199038" calcext:value-type="float">
            <text:p>2473605.69199038</text:p>
          </table:table-cell>
          <table:table-cell table:formula="of:=[.B336]-[.A336]" office:value-type="float" office:value="11011.0561123258" calcext:value-type="float">
            <text:p>11011.0561123258</text:p>
          </table:table-cell>
          <table:table-cell table:formula="of:=[.C336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2473605.69199038" calcext:value-type="float">
            <text:p>2473605.69199038</text:p>
          </table:table-cell>
          <table:table-cell office:value-type="float" office:value="2484616.85942219" calcext:value-type="float">
            <text:p>2484616.85942219</text:p>
          </table:table-cell>
          <table:table-cell table:formula="of:=[.B337]-[.A337]" office:value-type="float" office:value="11011.1674318174" calcext:value-type="float">
            <text:p>11011.1674318174</text:p>
          </table:table-cell>
          <table:table-cell table:formula="of:=[.C337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2484616.85942219" calcext:value-type="float">
            <text:p>2484616.85942219</text:p>
          </table:table-cell>
          <table:table-cell office:value-type="float" office:value="2495628.02685401" calcext:value-type="float">
            <text:p>2495628.02685401</text:p>
          </table:table-cell>
          <table:table-cell table:formula="of:=[.B338]-[.A338]" office:value-type="float" office:value="11011.1674318165" calcext:value-type="float">
            <text:p>11011.1674318165</text:p>
          </table:table-cell>
          <table:table-cell table:formula="of:=[.C338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495628.02685401" calcext:value-type="float">
            <text:p>2495628.02685401</text:p>
          </table:table-cell>
          <table:table-cell office:value-type="float" office:value="2506639.19428583" calcext:value-type="float">
            <text:p>2506639.19428583</text:p>
          </table:table-cell>
          <table:table-cell table:formula="of:=[.B339]-[.A339]" office:value-type="float" office:value="11011.1674318165" calcext:value-type="float">
            <text:p>11011.1674318165</text:p>
          </table:table-cell>
          <table:table-cell table:formula="of:=[.C339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506639.19428583" calcext:value-type="float">
            <text:p>2506639.19428583</text:p>
          </table:table-cell>
          <table:table-cell office:value-type="float" office:value="2517650.13907866" calcext:value-type="float">
            <text:p>2517650.13907866</text:p>
          </table:table-cell>
          <table:table-cell table:formula="of:=[.B340]-[.A340]" office:value-type="float" office:value="11010.944792835" calcext:value-type="float">
            <text:p>11010.944792835</text:p>
          </table:table-cell>
          <table:table-cell table:formula="of:=[.C340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2517650.13907866" calcext:value-type="float">
            <text:p>2517650.13907866</text:p>
          </table:table-cell>
          <table:table-cell office:value-type="float" office:value="2528661.30651048" calcext:value-type="float">
            <text:p>2528661.30651048</text:p>
          </table:table-cell>
          <table:table-cell table:formula="of:=[.B341]-[.A341]" office:value-type="float" office:value="11011.1674318165" calcext:value-type="float">
            <text:p>11011.1674318165</text:p>
          </table:table-cell>
          <table:table-cell table:formula="of:=[.C341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528661.30651048" calcext:value-type="float">
            <text:p>2528661.30651048</text:p>
          </table:table-cell>
          <table:table-cell office:value-type="float" office:value="2539672.47394229" calcext:value-type="float">
            <text:p>2539672.47394229</text:p>
          </table:table-cell>
          <table:table-cell table:formula="of:=[.B342]-[.A342]" office:value-type="float" office:value="11011.1674318169" calcext:value-type="float">
            <text:p>11011.1674318169</text:p>
          </table:table-cell>
          <table:table-cell table:formula="of:=[.C342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539672.47394229" calcext:value-type="float">
            <text:p>2539672.47394229</text:p>
          </table:table-cell>
          <table:table-cell office:value-type="float" office:value="2550683.64137411" calcext:value-type="float">
            <text:p>2550683.64137411</text:p>
          </table:table-cell>
          <table:table-cell table:formula="of:=[.B343]-[.A343]" office:value-type="float" office:value="11011.1674318169" calcext:value-type="float">
            <text:p>11011.1674318169</text:p>
          </table:table-cell>
          <table:table-cell table:formula="of:=[.C343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550683.64137411" calcext:value-type="float">
            <text:p>2550683.64137411</text:p>
          </table:table-cell>
          <table:table-cell office:value-type="float" office:value="2561694.80880593" calcext:value-type="float">
            <text:p>2561694.80880593</text:p>
          </table:table-cell>
          <table:table-cell table:formula="of:=[.B344]-[.A344]" office:value-type="float" office:value="11011.1674318165" calcext:value-type="float">
            <text:p>11011.1674318165</text:p>
          </table:table-cell>
          <table:table-cell table:formula="of:=[.C344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561694.80880593" calcext:value-type="float">
            <text:p>2561694.80880593</text:p>
          </table:table-cell>
          <table:table-cell office:value-type="float" office:value="2572706.08755723" calcext:value-type="float">
            <text:p>2572706.08755723</text:p>
          </table:table-cell>
          <table:table-cell table:formula="of:=[.B345]-[.A345]" office:value-type="float" office:value="11011.2787513072" calcext:value-type="float">
            <text:p>11011.2787513072</text:p>
          </table:table-cell>
          <table:table-cell table:formula="of:=[.C345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2572706.08755723" calcext:value-type="float">
            <text:p>2572706.08755723</text:p>
          </table:table-cell>
          <table:table-cell office:value-type="float" office:value="2583717.25498905" calcext:value-type="float">
            <text:p>2583717.25498905</text:p>
          </table:table-cell>
          <table:table-cell table:formula="of:=[.B346]-[.A346]" office:value-type="float" office:value="11011.1674318169" calcext:value-type="float">
            <text:p>11011.1674318169</text:p>
          </table:table-cell>
          <table:table-cell table:formula="of:=[.C346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583717.25498905" calcext:value-type="float">
            <text:p>2583717.25498905</text:p>
          </table:table-cell>
          <table:table-cell office:value-type="float" office:value="2594728.42242087" calcext:value-type="float">
            <text:p>2594728.42242087</text:p>
          </table:table-cell>
          <table:table-cell table:formula="of:=[.B347]-[.A347]" office:value-type="float" office:value="11011.1674318165" calcext:value-type="float">
            <text:p>11011.1674318165</text:p>
          </table:table-cell>
          <table:table-cell table:formula="of:=[.C347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594728.42242087" calcext:value-type="float">
            <text:p>2594728.42242087</text:p>
          </table:table-cell>
          <table:table-cell office:value-type="float" office:value="2605739.3672137" calcext:value-type="float">
            <text:p>2605739.3672137</text:p>
          </table:table-cell>
          <table:table-cell table:formula="of:=[.B348]-[.A348]" office:value-type="float" office:value="11010.944792835" calcext:value-type="float">
            <text:p>11010.944792835</text:p>
          </table:table-cell>
          <table:table-cell table:formula="of:=[.C348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2605739.3672137" calcext:value-type="float">
            <text:p>2605739.3672137</text:p>
          </table:table-cell>
          <table:table-cell office:value-type="float" office:value="2616750.53464552" calcext:value-type="float">
            <text:p>2616750.53464552</text:p>
          </table:table-cell>
          <table:table-cell table:formula="of:=[.B349]-[.A349]" office:value-type="float" office:value="11011.1674318169" calcext:value-type="float">
            <text:p>11011.1674318169</text:p>
          </table:table-cell>
          <table:table-cell table:formula="of:=[.C349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616750.53464552" calcext:value-type="float">
            <text:p>2616750.53464552</text:p>
          </table:table-cell>
          <table:table-cell office:value-type="float" office:value="2627761.70207734" calcext:value-type="float">
            <text:p>2627761.70207734</text:p>
          </table:table-cell>
          <table:table-cell table:formula="of:=[.B350]-[.A350]" office:value-type="float" office:value="11011.1674318169" calcext:value-type="float">
            <text:p>11011.1674318169</text:p>
          </table:table-cell>
          <table:table-cell table:formula="of:=[.C350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627761.70207734" calcext:value-type="float">
            <text:p>2627761.70207734</text:p>
          </table:table-cell>
          <table:table-cell office:value-type="float" office:value="2638772.64687017" calcext:value-type="float">
            <text:p>2638772.64687017</text:p>
          </table:table-cell>
          <table:table-cell table:formula="of:=[.B351]-[.A351]" office:value-type="float" office:value="11010.9447928346" calcext:value-type="float">
            <text:p>11010.9447928346</text:p>
          </table:table-cell>
          <table:table-cell table:formula="of:=[.C351]-[.$C$524]" office:value-type="float" office:value="-0.196144515921333" calcext:value-type="float">
            <text:p>-0.1961445159</text:p>
          </table:table-cell>
          <table:table-cell table:number-columns-repeated="3"/>
        </table:table-row>
        <table:table-row table:style-name="ro1">
          <table:table-cell office:value-type="float" office:value="2638772.64687017" calcext:value-type="float">
            <text:p>2638772.64687017</text:p>
          </table:table-cell>
          <table:table-cell office:value-type="float" office:value="2649783.81430199" calcext:value-type="float">
            <text:p>2649783.81430199</text:p>
          </table:table-cell>
          <table:table-cell table:formula="of:=[.B352]-[.A352]" office:value-type="float" office:value="11011.1674318165" calcext:value-type="float">
            <text:p>11011.1674318165</text:p>
          </table:table-cell>
          <table:table-cell table:formula="of:=[.C352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649783.81430199" calcext:value-type="float">
            <text:p>2649783.81430199</text:p>
          </table:table-cell>
          <table:table-cell office:value-type="float" office:value="2660794.98173381" calcext:value-type="float">
            <text:p>2660794.98173381</text:p>
          </table:table-cell>
          <table:table-cell table:formula="of:=[.B353]-[.A353]" office:value-type="float" office:value="11011.1674318174" calcext:value-type="float">
            <text:p>11011.1674318174</text:p>
          </table:table-cell>
          <table:table-cell table:formula="of:=[.C353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2660794.98173381" calcext:value-type="float">
            <text:p>2660794.98173381</text:p>
          </table:table-cell>
          <table:table-cell office:value-type="float" office:value="2671806.26048511" calcext:value-type="float">
            <text:p>2671806.26048511</text:p>
          </table:table-cell>
          <table:table-cell table:formula="of:=[.B354]-[.A354]" office:value-type="float" office:value="11011.2787513072" calcext:value-type="float">
            <text:p>11011.2787513072</text:p>
          </table:table-cell>
          <table:table-cell table:formula="of:=[.C354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2671806.26048511" calcext:value-type="float">
            <text:p>2671806.26048511</text:p>
          </table:table-cell>
          <table:table-cell office:value-type="float" office:value="2682817.42791693" calcext:value-type="float">
            <text:p>2682817.42791693</text:p>
          </table:table-cell>
          <table:table-cell table:formula="of:=[.B355]-[.A355]" office:value-type="float" office:value="11011.1674318165" calcext:value-type="float">
            <text:p>11011.1674318165</text:p>
          </table:table-cell>
          <table:table-cell table:formula="of:=[.C355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682817.42791693" calcext:value-type="float">
            <text:p>2682817.42791693</text:p>
          </table:table-cell>
          <table:table-cell office:value-type="float" office:value="2693828.59534875" calcext:value-type="float">
            <text:p>2693828.59534875</text:p>
          </table:table-cell>
          <table:table-cell table:formula="of:=[.B356]-[.A356]" office:value-type="float" office:value="11011.1674318165" calcext:value-type="float">
            <text:p>11011.1674318165</text:p>
          </table:table-cell>
          <table:table-cell table:formula="of:=[.C356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693828.59534875" calcext:value-type="float">
            <text:p>2693828.59534875</text:p>
          </table:table-cell>
          <table:table-cell office:value-type="float" office:value="2704839.76278056" calcext:value-type="float">
            <text:p>2704839.76278056</text:p>
          </table:table-cell>
          <table:table-cell table:formula="of:=[.B357]-[.A357]" office:value-type="float" office:value="11011.1674318169" calcext:value-type="float">
            <text:p>11011.1674318169</text:p>
          </table:table-cell>
          <table:table-cell table:formula="of:=[.C357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704839.76278056" calcext:value-type="float">
            <text:p>2704839.76278056</text:p>
          </table:table-cell>
          <table:table-cell office:value-type="float" office:value="2715850.93021238" calcext:value-type="float">
            <text:p>2715850.93021238</text:p>
          </table:table-cell>
          <table:table-cell table:formula="of:=[.B358]-[.A358]" office:value-type="float" office:value="11011.1674318165" calcext:value-type="float">
            <text:p>11011.1674318165</text:p>
          </table:table-cell>
          <table:table-cell table:formula="of:=[.C358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715850.93021238" calcext:value-type="float">
            <text:p>2715850.93021238</text:p>
          </table:table-cell>
          <table:table-cell office:value-type="float" office:value="2726862.20896369" calcext:value-type="float">
            <text:p>2726862.20896369</text:p>
          </table:table-cell>
          <table:table-cell table:formula="of:=[.B359]-[.A359]" office:value-type="float" office:value="11011.2787513072" calcext:value-type="float">
            <text:p>11011.2787513072</text:p>
          </table:table-cell>
          <table:table-cell table:formula="of:=[.C359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2726862.20896369" calcext:value-type="float">
            <text:p>2726862.20896369</text:p>
          </table:table-cell>
          <table:table-cell office:value-type="float" office:value="2737873.04243703" calcext:value-type="float">
            <text:p>2737873.04243703</text:p>
          </table:table-cell>
          <table:table-cell table:formula="of:=[.B360]-[.A360]" office:value-type="float" office:value="11010.8334733448" calcext:value-type="float">
            <text:p>11010.8334733448</text:p>
          </table:table-cell>
          <table:table-cell table:formula="of:=[.C360]-[.$C$524]" office:value-type="float" office:value="-0.307464005698421" calcext:value-type="float">
            <text:p>-0.3074640057</text:p>
          </table:table-cell>
          <table:table-cell table:number-columns-repeated="3"/>
        </table:table-row>
        <table:table-row table:style-name="ro1">
          <table:table-cell office:value-type="float" office:value="2737873.04243703" calcext:value-type="float">
            <text:p>2737873.04243703</text:p>
          </table:table-cell>
          <table:table-cell office:value-type="float" office:value="2748883.98722987" calcext:value-type="float">
            <text:p>2748883.98722987</text:p>
          </table:table-cell>
          <table:table-cell table:formula="of:=[.B361]-[.A361]" office:value-type="float" office:value="11010.944792835" calcext:value-type="float">
            <text:p>11010.944792835</text:p>
          </table:table-cell>
          <table:table-cell table:formula="of:=[.C361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2748883.98722987" calcext:value-type="float">
            <text:p>2748883.98722987</text:p>
          </table:table-cell>
          <table:table-cell office:value-type="float" office:value="2759895.15466168" calcext:value-type="float">
            <text:p>2759895.15466168</text:p>
          </table:table-cell>
          <table:table-cell table:formula="of:=[.B362]-[.A362]" office:value-type="float" office:value="11011.1674318169" calcext:value-type="float">
            <text:p>11011.1674318169</text:p>
          </table:table-cell>
          <table:table-cell table:formula="of:=[.C362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759895.15466168" calcext:value-type="float">
            <text:p>2759895.15466168</text:p>
          </table:table-cell>
          <table:table-cell office:value-type="float" office:value="2770906.43341299" calcext:value-type="float">
            <text:p>2770906.43341299</text:p>
          </table:table-cell>
          <table:table-cell table:formula="of:=[.B363]-[.A363]" office:value-type="float" office:value="11011.2787513072" calcext:value-type="float">
            <text:p>11011.2787513072</text:p>
          </table:table-cell>
          <table:table-cell table:formula="of:=[.C363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2770906.43341299" calcext:value-type="float">
            <text:p>2770906.43341299</text:p>
          </table:table-cell>
          <table:table-cell office:value-type="float" office:value="2781917.48952532" calcext:value-type="float">
            <text:p>2781917.48952532</text:p>
          </table:table-cell>
          <table:table-cell table:formula="of:=[.B364]-[.A364]" office:value-type="float" office:value="11011.0561123258" calcext:value-type="float">
            <text:p>11011.0561123258</text:p>
          </table:table-cell>
          <table:table-cell table:formula="of:=[.C364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2781917.48952532" calcext:value-type="float">
            <text:p>2781917.48952532</text:p>
          </table:table-cell>
          <table:table-cell office:value-type="float" office:value="2792928.76827662" calcext:value-type="float">
            <text:p>2792928.76827662</text:p>
          </table:table-cell>
          <table:table-cell table:formula="of:=[.B365]-[.A365]" office:value-type="float" office:value="11011.2787513076" calcext:value-type="float">
            <text:p>11011.2787513076</text:p>
          </table:table-cell>
          <table:table-cell table:formula="of:=[.C365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2792928.76827662" calcext:value-type="float">
            <text:p>2792928.76827662</text:p>
          </table:table-cell>
          <table:table-cell office:value-type="float" office:value="2803939.93570844" calcext:value-type="float">
            <text:p>2803939.93570844</text:p>
          </table:table-cell>
          <table:table-cell table:formula="of:=[.B366]-[.A366]" office:value-type="float" office:value="11011.1674318165" calcext:value-type="float">
            <text:p>11011.1674318165</text:p>
          </table:table-cell>
          <table:table-cell table:formula="of:=[.C366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803939.93570844" calcext:value-type="float">
            <text:p>2803939.93570844</text:p>
          </table:table-cell>
          <table:table-cell office:value-type="float" office:value="2814951.10314026" calcext:value-type="float">
            <text:p>2814951.10314026</text:p>
          </table:table-cell>
          <table:table-cell table:formula="of:=[.B367]-[.A367]" office:value-type="float" office:value="11011.1674318165" calcext:value-type="float">
            <text:p>11011.1674318165</text:p>
          </table:table-cell>
          <table:table-cell table:formula="of:=[.C367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814951.10314026" calcext:value-type="float">
            <text:p>2814951.10314026</text:p>
          </table:table-cell>
          <table:table-cell office:value-type="float" office:value="2825962.27057207" calcext:value-type="float">
            <text:p>2825962.27057207</text:p>
          </table:table-cell>
          <table:table-cell table:formula="of:=[.B368]-[.A368]" office:value-type="float" office:value="11011.1674318165" calcext:value-type="float">
            <text:p>11011.1674318165</text:p>
          </table:table-cell>
          <table:table-cell table:formula="of:=[.C368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825962.27057207" calcext:value-type="float">
            <text:p>2825962.27057207</text:p>
          </table:table-cell>
          <table:table-cell office:value-type="float" office:value="2836973.43800389" calcext:value-type="float">
            <text:p>2836973.43800389</text:p>
          </table:table-cell>
          <table:table-cell table:formula="of:=[.B369]-[.A369]" office:value-type="float" office:value="11011.1674318174" calcext:value-type="float">
            <text:p>11011.1674318174</text:p>
          </table:table-cell>
          <table:table-cell table:formula="of:=[.C369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2836973.43800389" calcext:value-type="float">
            <text:p>2836973.43800389</text:p>
          </table:table-cell>
          <table:table-cell office:value-type="float" office:value="2847984.60543571" calcext:value-type="float">
            <text:p>2847984.60543571</text:p>
          </table:table-cell>
          <table:table-cell table:formula="of:=[.B370]-[.A370]" office:value-type="float" office:value="11011.1674318165" calcext:value-type="float">
            <text:p>11011.1674318165</text:p>
          </table:table-cell>
          <table:table-cell table:formula="of:=[.C370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847984.60543571" calcext:value-type="float">
            <text:p>2847984.60543571</text:p>
          </table:table-cell>
          <table:table-cell office:value-type="float" office:value="2858995.66154803" calcext:value-type="float">
            <text:p>2858995.66154803</text:p>
          </table:table-cell>
          <table:table-cell table:formula="of:=[.B371]-[.A371]" office:value-type="float" office:value="11011.0561123258" calcext:value-type="float">
            <text:p>11011.0561123258</text:p>
          </table:table-cell>
          <table:table-cell table:formula="of:=[.C371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2858995.66154803" calcext:value-type="float">
            <text:p>2858995.66154803</text:p>
          </table:table-cell>
          <table:table-cell office:value-type="float" office:value="2870006.60634087" calcext:value-type="float">
            <text:p>2870006.60634087</text:p>
          </table:table-cell>
          <table:table-cell table:formula="of:=[.B372]-[.A372]" office:value-type="float" office:value="11010.9447928346" calcext:value-type="float">
            <text:p>11010.9447928346</text:p>
          </table:table-cell>
          <table:table-cell table:formula="of:=[.C372]-[.$C$524]" office:value-type="float" office:value="-0.196144515921333" calcext:value-type="float">
            <text:p>-0.1961445159</text:p>
          </table:table-cell>
          <table:table-cell table:number-columns-repeated="3"/>
        </table:table-row>
        <table:table-row table:style-name="ro1">
          <table:table-cell office:value-type="float" office:value="2870006.60634087" calcext:value-type="float">
            <text:p>2870006.60634087</text:p>
          </table:table-cell>
          <table:table-cell office:value-type="float" office:value="2881017.77377268" calcext:value-type="float">
            <text:p>2881017.77377268</text:p>
          </table:table-cell>
          <table:table-cell table:formula="of:=[.B373]-[.A373]" office:value-type="float" office:value="11011.1674318174" calcext:value-type="float">
            <text:p>11011.1674318174</text:p>
          </table:table-cell>
          <table:table-cell table:formula="of:=[.C373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2881017.77377268" calcext:value-type="float">
            <text:p>2881017.77377268</text:p>
          </table:table-cell>
          <table:table-cell office:value-type="float" office:value="2892028.9412045" calcext:value-type="float">
            <text:p>2892028.9412045</text:p>
          </table:table-cell>
          <table:table-cell table:formula="of:=[.B374]-[.A374]" office:value-type="float" office:value="11011.1674318165" calcext:value-type="float">
            <text:p>11011.1674318165</text:p>
          </table:table-cell>
          <table:table-cell table:formula="of:=[.C374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892028.9412045" calcext:value-type="float">
            <text:p>2892028.9412045</text:p>
          </table:table-cell>
          <table:table-cell office:value-type="float" office:value="2903040.10863632" calcext:value-type="float">
            <text:p>2903040.10863632</text:p>
          </table:table-cell>
          <table:table-cell table:formula="of:=[.B375]-[.A375]" office:value-type="float" office:value="11011.1674318165" calcext:value-type="float">
            <text:p>11011.1674318165</text:p>
          </table:table-cell>
          <table:table-cell table:formula="of:=[.C375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903040.10863632" calcext:value-type="float">
            <text:p>2903040.10863632</text:p>
          </table:table-cell>
          <table:table-cell office:value-type="float" office:value="2914051.27606813" calcext:value-type="float">
            <text:p>2914051.27606813</text:p>
          </table:table-cell>
          <table:table-cell table:formula="of:=[.B376]-[.A376]" office:value-type="float" office:value="11011.1674318174" calcext:value-type="float">
            <text:p>11011.1674318174</text:p>
          </table:table-cell>
          <table:table-cell table:formula="of:=[.C376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2914051.27606813" calcext:value-type="float">
            <text:p>2914051.27606813</text:p>
          </table:table-cell>
          <table:table-cell office:value-type="float" office:value="2925062.44349995" calcext:value-type="float">
            <text:p>2925062.44349995</text:p>
          </table:table-cell>
          <table:table-cell table:formula="of:=[.B377]-[.A377]" office:value-type="float" office:value="11011.167431816" calcext:value-type="float">
            <text:p>11011.167431816</text:p>
          </table:table-cell>
          <table:table-cell table:formula="of:=[.C377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2925062.44349995" calcext:value-type="float">
            <text:p>2925062.44349995</text:p>
          </table:table-cell>
          <table:table-cell office:value-type="float" office:value="2936073.61093177" calcext:value-type="float">
            <text:p>2936073.61093177</text:p>
          </table:table-cell>
          <table:table-cell table:formula="of:=[.B378]-[.A378]" office:value-type="float" office:value="11011.1674318169" calcext:value-type="float">
            <text:p>11011.1674318169</text:p>
          </table:table-cell>
          <table:table-cell table:formula="of:=[.C378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936073.61093177" calcext:value-type="float">
            <text:p>2936073.61093177</text:p>
          </table:table-cell>
          <table:table-cell office:value-type="float" office:value="2947084.77836358" calcext:value-type="float">
            <text:p>2947084.77836358</text:p>
          </table:table-cell>
          <table:table-cell table:formula="of:=[.B379]-[.A379]" office:value-type="float" office:value="11011.1674318165" calcext:value-type="float">
            <text:p>11011.1674318165</text:p>
          </table:table-cell>
          <table:table-cell table:formula="of:=[.C379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947084.77836358" calcext:value-type="float">
            <text:p>2947084.77836358</text:p>
          </table:table-cell>
          <table:table-cell office:value-type="float" office:value="2958096.05711489" calcext:value-type="float">
            <text:p>2958096.05711489</text:p>
          </table:table-cell>
          <table:table-cell table:formula="of:=[.B380]-[.A380]" office:value-type="float" office:value="11011.2787513076" calcext:value-type="float">
            <text:p>11011.2787513076</text:p>
          </table:table-cell>
          <table:table-cell table:formula="of:=[.C380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2958096.05711489" calcext:value-type="float">
            <text:p>2958096.05711489</text:p>
          </table:table-cell>
          <table:table-cell office:value-type="float" office:value="2969107.00190773" calcext:value-type="float">
            <text:p>2969107.00190773</text:p>
          </table:table-cell>
          <table:table-cell table:formula="of:=[.B381]-[.A381]" office:value-type="float" office:value="11010.944792835" calcext:value-type="float">
            <text:p>11010.944792835</text:p>
          </table:table-cell>
          <table:table-cell table:formula="of:=[.C381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2969107.00190773" calcext:value-type="float">
            <text:p>2969107.00190773</text:p>
          </table:table-cell>
          <table:table-cell office:value-type="float" office:value="2980118.16933954" calcext:value-type="float">
            <text:p>2980118.16933954</text:p>
          </table:table-cell>
          <table:table-cell table:formula="of:=[.B382]-[.A382]" office:value-type="float" office:value="11011.1674318165" calcext:value-type="float">
            <text:p>11011.1674318165</text:p>
          </table:table-cell>
          <table:table-cell table:formula="of:=[.C382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2980118.16933954" calcext:value-type="float">
            <text:p>2980118.16933954</text:p>
          </table:table-cell>
          <table:table-cell office:value-type="float" office:value="2991129.33677136" calcext:value-type="float">
            <text:p>2991129.33677136</text:p>
          </table:table-cell>
          <table:table-cell table:formula="of:=[.B383]-[.A383]" office:value-type="float" office:value="11011.1674318169" calcext:value-type="float">
            <text:p>11011.1674318169</text:p>
          </table:table-cell>
          <table:table-cell table:formula="of:=[.C383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2991129.33677136" calcext:value-type="float">
            <text:p>2991129.33677136</text:p>
          </table:table-cell>
          <table:table-cell office:value-type="float" office:value="3002140.2815642" calcext:value-type="float">
            <text:p>3002140.2815642</text:p>
          </table:table-cell>
          <table:table-cell table:formula="of:=[.B384]-[.A384]" office:value-type="float" office:value="11010.944792835" calcext:value-type="float">
            <text:p>11010.944792835</text:p>
          </table:table-cell>
          <table:table-cell table:formula="of:=[.C384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3002140.2815642" calcext:value-type="float">
            <text:p>3002140.2815642</text:p>
          </table:table-cell>
          <table:table-cell office:value-type="float" office:value="3013151.44899601" calcext:value-type="float">
            <text:p>3013151.44899601</text:p>
          </table:table-cell>
          <table:table-cell table:formula="of:=[.B385]-[.A385]" office:value-type="float" office:value="11011.1674318165" calcext:value-type="float">
            <text:p>11011.1674318165</text:p>
          </table:table-cell>
          <table:table-cell table:formula="of:=[.C385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013151.44899601" calcext:value-type="float">
            <text:p>3013151.44899601</text:p>
          </table:table-cell>
          <table:table-cell office:value-type="float" office:value="3024162.61642783" calcext:value-type="float">
            <text:p>3024162.61642783</text:p>
          </table:table-cell>
          <table:table-cell table:formula="of:=[.B386]-[.A386]" office:value-type="float" office:value="11011.1674318169" calcext:value-type="float">
            <text:p>11011.1674318169</text:p>
          </table:table-cell>
          <table:table-cell table:formula="of:=[.C386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3024162.61642783" calcext:value-type="float">
            <text:p>3024162.61642783</text:p>
          </table:table-cell>
          <table:table-cell office:value-type="float" office:value="3035173.78385964" calcext:value-type="float">
            <text:p>3035173.78385964</text:p>
          </table:table-cell>
          <table:table-cell table:formula="of:=[.B387]-[.A387]" office:value-type="float" office:value="11011.167431816" calcext:value-type="float">
            <text:p>11011.167431816</text:p>
          </table:table-cell>
          <table:table-cell table:formula="of:=[.C387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3035173.78385964" calcext:value-type="float">
            <text:p>3035173.78385964</text:p>
          </table:table-cell>
          <table:table-cell office:value-type="float" office:value="3046185.06261095" calcext:value-type="float">
            <text:p>3046185.06261095</text:p>
          </table:table-cell>
          <table:table-cell table:formula="of:=[.B388]-[.A388]" office:value-type="float" office:value="11011.2787513081" calcext:value-type="float">
            <text:p>11011.2787513081</text:p>
          </table:table-cell>
          <table:table-cell table:formula="of:=[.C388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3046185.06261095" calcext:value-type="float">
            <text:p>3046185.06261095</text:p>
          </table:table-cell>
          <table:table-cell office:value-type="float" office:value="3057196.11872328" calcext:value-type="float">
            <text:p>3057196.11872328</text:p>
          </table:table-cell>
          <table:table-cell table:formula="of:=[.B389]-[.A389]" office:value-type="float" office:value="11011.0561123258" calcext:value-type="float">
            <text:p>11011.0561123258</text:p>
          </table:table-cell>
          <table:table-cell table:formula="of:=[.C389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3057196.11872328" calcext:value-type="float">
            <text:p>3057196.11872328</text:p>
          </table:table-cell>
          <table:table-cell office:value-type="float" office:value="3068207.39747459" calcext:value-type="float">
            <text:p>3068207.39747459</text:p>
          </table:table-cell>
          <table:table-cell table:formula="of:=[.B390]-[.A390]" office:value-type="float" office:value="11011.2787513072" calcext:value-type="float">
            <text:p>11011.2787513072</text:p>
          </table:table-cell>
          <table:table-cell table:formula="of:=[.C390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3068207.39747459" calcext:value-type="float">
            <text:p>3068207.39747459</text:p>
          </table:table-cell>
          <table:table-cell office:value-type="float" office:value="3079218.45358691" calcext:value-type="float">
            <text:p>3079218.45358691</text:p>
          </table:table-cell>
          <table:table-cell table:formula="of:=[.B391]-[.A391]" office:value-type="float" office:value="11011.0561123262" calcext:value-type="float">
            <text:p>11011.0561123262</text:p>
          </table:table-cell>
          <table:table-cell table:formula="of:=[.C391]-[.$C$524]" office:value-type="float" office:value="-0.0848250242815993" calcext:value-type="float">
            <text:p>-0.0848250243</text:p>
          </table:table-cell>
          <table:table-cell table:number-columns-repeated="3"/>
        </table:table-row>
        <table:table-row table:style-name="ro1">
          <table:table-cell office:value-type="float" office:value="3079218.45358691" calcext:value-type="float">
            <text:p>3079218.45358691</text:p>
          </table:table-cell>
          <table:table-cell office:value-type="float" office:value="3090229.50969924" calcext:value-type="float">
            <text:p>3090229.50969924</text:p>
          </table:table-cell>
          <table:table-cell table:formula="of:=[.B392]-[.A392]" office:value-type="float" office:value="11011.0561123258" calcext:value-type="float">
            <text:p>11011.0561123258</text:p>
          </table:table-cell>
          <table:table-cell table:formula="of:=[.C392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3090229.50969924" calcext:value-type="float">
            <text:p>3090229.50969924</text:p>
          </table:table-cell>
          <table:table-cell office:value-type="float" office:value="3101240.78845054" calcext:value-type="float">
            <text:p>3101240.78845054</text:p>
          </table:table-cell>
          <table:table-cell table:formula="of:=[.B393]-[.A393]" office:value-type="float" office:value="11011.2787513076" calcext:value-type="float">
            <text:p>11011.2787513076</text:p>
          </table:table-cell>
          <table:table-cell table:formula="of:=[.C393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3101240.78845054" calcext:value-type="float">
            <text:p>3101240.78845054</text:p>
          </table:table-cell>
          <table:table-cell office:value-type="float" office:value="3112251.84456287" calcext:value-type="float">
            <text:p>3112251.84456287</text:p>
          </table:table-cell>
          <table:table-cell table:formula="of:=[.B394]-[.A394]" office:value-type="float" office:value="11011.0561123253" calcext:value-type="float">
            <text:p>11011.0561123253</text:p>
          </table:table-cell>
          <table:table-cell table:formula="of:=[.C394]-[.$C$524]" office:value-type="float" office:value="-0.0848250252129219" calcext:value-type="float">
            <text:p>-0.0848250252</text:p>
          </table:table-cell>
          <table:table-cell table:number-columns-repeated="3"/>
        </table:table-row>
        <table:table-row table:style-name="ro1">
          <table:table-cell office:value-type="float" office:value="3112251.84456287" calcext:value-type="float">
            <text:p>3112251.84456287</text:p>
          </table:table-cell>
          <table:table-cell office:value-type="float" office:value="3123263.12331418" calcext:value-type="float">
            <text:p>3123263.12331418</text:p>
          </table:table-cell>
          <table:table-cell table:formula="of:=[.B395]-[.A395]" office:value-type="float" office:value="11011.2787513081" calcext:value-type="float">
            <text:p>11011.2787513081</text:p>
          </table:table-cell>
          <table:table-cell table:formula="of:=[.C395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3123263.12331418" calcext:value-type="float">
            <text:p>3123263.12331418</text:p>
          </table:table-cell>
          <table:table-cell office:value-type="float" office:value="3134274.06810701" calcext:value-type="float">
            <text:p>3134274.06810701</text:p>
          </table:table-cell>
          <table:table-cell table:formula="of:=[.B396]-[.A396]" office:value-type="float" office:value="11010.944792835" calcext:value-type="float">
            <text:p>11010.944792835</text:p>
          </table:table-cell>
          <table:table-cell table:formula="of:=[.C396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3134274.06810701" calcext:value-type="float">
            <text:p>3134274.06810701</text:p>
          </table:table-cell>
          <table:table-cell office:value-type="float" office:value="3145285.23553883" calcext:value-type="float">
            <text:p>3145285.23553883</text:p>
          </table:table-cell>
          <table:table-cell table:formula="of:=[.B397]-[.A397]" office:value-type="float" office:value="11011.1674318165" calcext:value-type="float">
            <text:p>11011.1674318165</text:p>
          </table:table-cell>
          <table:table-cell table:formula="of:=[.C397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145285.23553883" calcext:value-type="float">
            <text:p>3145285.23553883</text:p>
          </table:table-cell>
          <table:table-cell office:value-type="float" office:value="3156296.40297065" calcext:value-type="float">
            <text:p>3156296.40297065</text:p>
          </table:table-cell>
          <table:table-cell table:formula="of:=[.B398]-[.A398]" office:value-type="float" office:value="11011.1674318165" calcext:value-type="float">
            <text:p>11011.1674318165</text:p>
          </table:table-cell>
          <table:table-cell table:formula="of:=[.C398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156296.40297065" calcext:value-type="float">
            <text:p>3156296.40297065</text:p>
          </table:table-cell>
          <table:table-cell office:value-type="float" office:value="3167307.57040246" calcext:value-type="float">
            <text:p>3167307.57040246</text:p>
          </table:table-cell>
          <table:table-cell table:formula="of:=[.B399]-[.A399]" office:value-type="float" office:value="11011.1674318165" calcext:value-type="float">
            <text:p>11011.1674318165</text:p>
          </table:table-cell>
          <table:table-cell table:formula="of:=[.C399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167307.57040246" calcext:value-type="float">
            <text:p>3167307.57040246</text:p>
          </table:table-cell>
          <table:table-cell office:value-type="float" office:value="3178318.73783428" calcext:value-type="float">
            <text:p>3178318.73783428</text:p>
          </table:table-cell>
          <table:table-cell table:formula="of:=[.B400]-[.A400]" office:value-type="float" office:value="11011.1674318169" calcext:value-type="float">
            <text:p>11011.1674318169</text:p>
          </table:table-cell>
          <table:table-cell table:formula="of:=[.C400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3178318.73783428" calcext:value-type="float">
            <text:p>3178318.73783428</text:p>
          </table:table-cell>
          <table:table-cell office:value-type="float" office:value="3189329.9052661" calcext:value-type="float">
            <text:p>3189329.9052661</text:p>
          </table:table-cell>
          <table:table-cell table:formula="of:=[.B401]-[.A401]" office:value-type="float" office:value="11011.1674318174" calcext:value-type="float">
            <text:p>11011.1674318174</text:p>
          </table:table-cell>
          <table:table-cell table:formula="of:=[.C401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3189329.9052661" calcext:value-type="float">
            <text:p>3189329.9052661</text:p>
          </table:table-cell>
          <table:table-cell office:value-type="float" office:value="3200341.07269791" calcext:value-type="float">
            <text:p>3200341.07269791</text:p>
          </table:table-cell>
          <table:table-cell table:formula="of:=[.B402]-[.A402]" office:value-type="float" office:value="11011.167431816" calcext:value-type="float">
            <text:p>11011.167431816</text:p>
          </table:table-cell>
          <table:table-cell table:formula="of:=[.C402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3200341.07269791" calcext:value-type="float">
            <text:p>3200341.07269791</text:p>
          </table:table-cell>
          <table:table-cell office:value-type="float" office:value="3211352.24012973" calcext:value-type="float">
            <text:p>3211352.24012973</text:p>
          </table:table-cell>
          <table:table-cell table:formula="of:=[.B403]-[.A403]" office:value-type="float" office:value="11011.1674318165" calcext:value-type="float">
            <text:p>11011.1674318165</text:p>
          </table:table-cell>
          <table:table-cell table:formula="of:=[.C403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211352.24012973" calcext:value-type="float">
            <text:p>3211352.24012973</text:p>
          </table:table-cell>
          <table:table-cell office:value-type="float" office:value="3222363.18492257" calcext:value-type="float">
            <text:p>3222363.18492257</text:p>
          </table:table-cell>
          <table:table-cell table:formula="of:=[.B404]-[.A404]" office:value-type="float" office:value="11010.9447928355" calcext:value-type="float">
            <text:p>11010.9447928355</text:p>
          </table:table-cell>
          <table:table-cell table:formula="of:=[.C404]-[.$C$524]" office:value-type="float" office:value="-0.19614451499001" calcext:value-type="float">
            <text:p>-0.196144515</text:p>
          </table:table-cell>
          <table:table-cell table:number-columns-repeated="3"/>
        </table:table-row>
        <table:table-row table:style-name="ro1">
          <table:table-cell office:value-type="float" office:value="3222363.18492257" calcext:value-type="float">
            <text:p>3222363.18492257</text:p>
          </table:table-cell>
          <table:table-cell office:value-type="float" office:value="3233374.57499336" calcext:value-type="float">
            <text:p>3233374.57499336</text:p>
          </table:table-cell>
          <table:table-cell table:formula="of:=[.B405]-[.A405]" office:value-type="float" office:value="11011.3900707979" calcext:value-type="float">
            <text:p>11011.3900707979</text:p>
          </table:table-cell>
          <table:table-cell table:formula="of:=[.C405]-[.$C$524]" office:value-type="float" office:value="0.249133447377972" calcext:value-type="float">
            <text:p>0.2491334474</text:p>
          </table:table-cell>
          <table:table-cell table:number-columns-repeated="3"/>
        </table:table-row>
        <table:table-row table:style-name="ro1">
          <table:table-cell office:value-type="float" office:value="3233374.57499336" calcext:value-type="float">
            <text:p>3233374.57499336</text:p>
          </table:table-cell>
          <table:table-cell office:value-type="float" office:value="3244385.40846671" calcext:value-type="float">
            <text:p>3244385.40846671</text:p>
          </table:table-cell>
          <table:table-cell table:formula="of:=[.B406]-[.A406]" office:value-type="float" office:value="11010.8334733443" calcext:value-type="float">
            <text:p>11010.8334733443</text:p>
          </table:table-cell>
          <table:table-cell table:formula="of:=[.C406]-[.$C$524]" office:value-type="float" office:value="-0.307464006164082" calcext:value-type="float">
            <text:p>-0.3074640062</text:p>
          </table:table-cell>
          <table:table-cell table:number-columns-repeated="3"/>
        </table:table-row>
        <table:table-row table:style-name="ro1">
          <table:table-cell office:value-type="float" office:value="3244385.40846671" calcext:value-type="float">
            <text:p>3244385.40846671</text:p>
          </table:table-cell>
          <table:table-cell office:value-type="float" office:value="3255396.57589852" calcext:value-type="float">
            <text:p>3255396.57589852</text:p>
          </table:table-cell>
          <table:table-cell table:formula="of:=[.B407]-[.A407]" office:value-type="float" office:value="11011.1674318169" calcext:value-type="float">
            <text:p>11011.1674318169</text:p>
          </table:table-cell>
          <table:table-cell table:formula="of:=[.C407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3255396.57589852" calcext:value-type="float">
            <text:p>3255396.57589852</text:p>
          </table:table-cell>
          <table:table-cell office:value-type="float" office:value="3266407.74333034" calcext:value-type="float">
            <text:p>3266407.74333034</text:p>
          </table:table-cell>
          <table:table-cell table:formula="of:=[.B408]-[.A408]" office:value-type="float" office:value="11011.1674318165" calcext:value-type="float">
            <text:p>11011.1674318165</text:p>
          </table:table-cell>
          <table:table-cell table:formula="of:=[.C408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266407.74333034" calcext:value-type="float">
            <text:p>3266407.74333034</text:p>
          </table:table-cell>
          <table:table-cell office:value-type="float" office:value="3277418.91076216" calcext:value-type="float">
            <text:p>3277418.91076216</text:p>
          </table:table-cell>
          <table:table-cell table:formula="of:=[.B409]-[.A409]" office:value-type="float" office:value="11011.1674318169" calcext:value-type="float">
            <text:p>11011.1674318169</text:p>
          </table:table-cell>
          <table:table-cell table:formula="of:=[.C409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3277418.91076216" calcext:value-type="float">
            <text:p>3277418.91076216</text:p>
          </table:table-cell>
          <table:table-cell office:value-type="float" office:value="3288430.07819397" calcext:value-type="float">
            <text:p>3288430.07819397</text:p>
          </table:table-cell>
          <table:table-cell table:formula="of:=[.B410]-[.A410]" office:value-type="float" office:value="11011.1674318165" calcext:value-type="float">
            <text:p>11011.1674318165</text:p>
          </table:table-cell>
          <table:table-cell table:formula="of:=[.C410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288430.07819397" calcext:value-type="float">
            <text:p>3288430.07819397</text:p>
          </table:table-cell>
          <table:table-cell office:value-type="float" office:value="3299441.24562579" calcext:value-type="float">
            <text:p>3299441.24562579</text:p>
          </table:table-cell>
          <table:table-cell table:formula="of:=[.B411]-[.A411]" office:value-type="float" office:value="11011.1674318165" calcext:value-type="float">
            <text:p>11011.1674318165</text:p>
          </table:table-cell>
          <table:table-cell table:formula="of:=[.C411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299441.24562579" calcext:value-type="float">
            <text:p>3299441.24562579</text:p>
          </table:table-cell>
          <table:table-cell office:value-type="float" office:value="3310452.41305761" calcext:value-type="float">
            <text:p>3310452.41305761</text:p>
          </table:table-cell>
          <table:table-cell table:formula="of:=[.B412]-[.A412]" office:value-type="float" office:value="11011.1674318165" calcext:value-type="float">
            <text:p>11011.1674318165</text:p>
          </table:table-cell>
          <table:table-cell table:formula="of:=[.C412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310452.41305761" calcext:value-type="float">
            <text:p>3310452.41305761</text:p>
          </table:table-cell>
          <table:table-cell office:value-type="float" office:value="3321463.58048942" calcext:value-type="float">
            <text:p>3321463.58048942</text:p>
          </table:table-cell>
          <table:table-cell table:formula="of:=[.B413]-[.A413]" office:value-type="float" office:value="11011.1674318169" calcext:value-type="float">
            <text:p>11011.1674318169</text:p>
          </table:table-cell>
          <table:table-cell table:formula="of:=[.C413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3321463.58048942" calcext:value-type="float">
            <text:p>3321463.58048942</text:p>
          </table:table-cell>
          <table:table-cell office:value-type="float" office:value="3332474.63660175" calcext:value-type="float">
            <text:p>3332474.63660175</text:p>
          </table:table-cell>
          <table:table-cell table:formula="of:=[.B414]-[.A414]" office:value-type="float" office:value="11011.0561123258" calcext:value-type="float">
            <text:p>11011.0561123258</text:p>
          </table:table-cell>
          <table:table-cell table:formula="of:=[.C414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3332474.63660175" calcext:value-type="float">
            <text:p>3332474.63660175</text:p>
          </table:table-cell>
          <table:table-cell office:value-type="float" office:value="3343485.80403357" calcext:value-type="float">
            <text:p>3343485.80403357</text:p>
          </table:table-cell>
          <table:table-cell table:formula="of:=[.B415]-[.A415]" office:value-type="float" office:value="11011.1674318165" calcext:value-type="float">
            <text:p>11011.1674318165</text:p>
          </table:table-cell>
          <table:table-cell table:formula="of:=[.C415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343485.80403357" calcext:value-type="float">
            <text:p>3343485.80403357</text:p>
          </table:table-cell>
          <table:table-cell office:value-type="float" office:value="3354496.97146538" calcext:value-type="float">
            <text:p>3354496.97146538</text:p>
          </table:table-cell>
          <table:table-cell table:formula="of:=[.B416]-[.A416]" office:value-type="float" office:value="11011.1674318169" calcext:value-type="float">
            <text:p>11011.1674318169</text:p>
          </table:table-cell>
          <table:table-cell table:formula="of:=[.C416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3354496.97146538" calcext:value-type="float">
            <text:p>3354496.97146538</text:p>
          </table:table-cell>
          <table:table-cell office:value-type="float" office:value="3365508.1388972" calcext:value-type="float">
            <text:p>3365508.1388972</text:p>
          </table:table-cell>
          <table:table-cell table:formula="of:=[.B417]-[.A417]" office:value-type="float" office:value="11011.1674318165" calcext:value-type="float">
            <text:p>11011.1674318165</text:p>
          </table:table-cell>
          <table:table-cell table:formula="of:=[.C417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365508.1388972" calcext:value-type="float">
            <text:p>3365508.1388972</text:p>
          </table:table-cell>
          <table:table-cell office:value-type="float" office:value="3376519.08369003" calcext:value-type="float">
            <text:p>3376519.08369003</text:p>
          </table:table-cell>
          <table:table-cell table:formula="of:=[.B418]-[.A418]" office:value-type="float" office:value="11010.9447928355" calcext:value-type="float">
            <text:p>11010.9447928355</text:p>
          </table:table-cell>
          <table:table-cell table:formula="of:=[.C418]-[.$C$524]" office:value-type="float" office:value="-0.19614451499001" calcext:value-type="float">
            <text:p>-0.196144515</text:p>
          </table:table-cell>
          <table:table-cell table:number-columns-repeated="3"/>
        </table:table-row>
        <table:table-row table:style-name="ro1">
          <table:table-cell office:value-type="float" office:value="3376519.08369003" calcext:value-type="float">
            <text:p>3376519.08369003</text:p>
          </table:table-cell>
          <table:table-cell office:value-type="float" office:value="3387530.25112185" calcext:value-type="float">
            <text:p>3387530.25112185</text:p>
          </table:table-cell>
          <table:table-cell table:formula="of:=[.B419]-[.A419]" office:value-type="float" office:value="11011.1674318165" calcext:value-type="float">
            <text:p>11011.1674318165</text:p>
          </table:table-cell>
          <table:table-cell table:formula="of:=[.C419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387530.25112185" calcext:value-type="float">
            <text:p>3387530.25112185</text:p>
          </table:table-cell>
          <table:table-cell office:value-type="float" office:value="3398541.41855367" calcext:value-type="float">
            <text:p>3398541.41855367</text:p>
          </table:table-cell>
          <table:table-cell table:formula="of:=[.B420]-[.A420]" office:value-type="float" office:value="11011.167431816" calcext:value-type="float">
            <text:p>11011.167431816</text:p>
          </table:table-cell>
          <table:table-cell table:formula="of:=[.C420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3398541.41855367" calcext:value-type="float">
            <text:p>3398541.41855367</text:p>
          </table:table-cell>
          <table:table-cell office:value-type="float" office:value="3409552.58598549" calcext:value-type="float">
            <text:p>3409552.58598549</text:p>
          </table:table-cell>
          <table:table-cell table:formula="of:=[.B421]-[.A421]" office:value-type="float" office:value="11011.1674318174" calcext:value-type="float">
            <text:p>11011.1674318174</text:p>
          </table:table-cell>
          <table:table-cell table:formula="of:=[.C421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3409552.58598549" calcext:value-type="float">
            <text:p>3409552.58598549</text:p>
          </table:table-cell>
          <table:table-cell office:value-type="float" office:value="3420563.86473679" calcext:value-type="float">
            <text:p>3420563.86473679</text:p>
          </table:table-cell>
          <table:table-cell table:formula="of:=[.B422]-[.A422]" office:value-type="float" office:value="11011.2787513076" calcext:value-type="float">
            <text:p>11011.2787513076</text:p>
          </table:table-cell>
          <table:table-cell table:formula="of:=[.C422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3420563.86473679" calcext:value-type="float">
            <text:p>3420563.86473679</text:p>
          </table:table-cell>
          <table:table-cell office:value-type="float" office:value="3431575.03216861" calcext:value-type="float">
            <text:p>3431575.03216861</text:p>
          </table:table-cell>
          <table:table-cell table:formula="of:=[.B423]-[.A423]" office:value-type="float" office:value="11011.167431816" calcext:value-type="float">
            <text:p>11011.167431816</text:p>
          </table:table-cell>
          <table:table-cell table:formula="of:=[.C423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3431575.03216861" calcext:value-type="float">
            <text:p>3431575.03216861</text:p>
          </table:table-cell>
          <table:table-cell office:value-type="float" office:value="3442586.19960042" calcext:value-type="float">
            <text:p>3442586.19960042</text:p>
          </table:table-cell>
          <table:table-cell table:formula="of:=[.B424]-[.A424]" office:value-type="float" office:value="11011.1674318165" calcext:value-type="float">
            <text:p>11011.1674318165</text:p>
          </table:table-cell>
          <table:table-cell table:formula="of:=[.C424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442586.19960042" calcext:value-type="float">
            <text:p>3442586.19960042</text:p>
          </table:table-cell>
          <table:table-cell office:value-type="float" office:value="3453597.36703224" calcext:value-type="float">
            <text:p>3453597.36703224</text:p>
          </table:table-cell>
          <table:table-cell table:formula="of:=[.B425]-[.A425]" office:value-type="float" office:value="11011.1674318174" calcext:value-type="float">
            <text:p>11011.1674318174</text:p>
          </table:table-cell>
          <table:table-cell table:formula="of:=[.C425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3453597.36703224" calcext:value-type="float">
            <text:p>3453597.36703224</text:p>
          </table:table-cell>
          <table:table-cell office:value-type="float" office:value="3464608.53446406" calcext:value-type="float">
            <text:p>3464608.53446406</text:p>
          </table:table-cell>
          <table:table-cell table:formula="of:=[.B426]-[.A426]" office:value-type="float" office:value="11011.167431816" calcext:value-type="float">
            <text:p>11011.167431816</text:p>
          </table:table-cell>
          <table:table-cell table:formula="of:=[.C426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3464608.53446406" calcext:value-type="float">
            <text:p>3464608.53446406</text:p>
          </table:table-cell>
          <table:table-cell office:value-type="float" office:value="3475619.70189588" calcext:value-type="float">
            <text:p>3475619.70189588</text:p>
          </table:table-cell>
          <table:table-cell table:formula="of:=[.B427]-[.A427]" office:value-type="float" office:value="11011.1674318174" calcext:value-type="float">
            <text:p>11011.1674318174</text:p>
          </table:table-cell>
          <table:table-cell table:formula="of:=[.C427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3475619.70189588" calcext:value-type="float">
            <text:p>3475619.70189588</text:p>
          </table:table-cell>
          <table:table-cell office:value-type="float" office:value="3486630.86932769" calcext:value-type="float">
            <text:p>3486630.86932769</text:p>
          </table:table-cell>
          <table:table-cell table:formula="of:=[.B428]-[.A428]" office:value-type="float" office:value="11011.1674318169" calcext:value-type="float">
            <text:p>11011.1674318169</text:p>
          </table:table-cell>
          <table:table-cell table:formula="of:=[.C428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3486630.86932769" calcext:value-type="float">
            <text:p>3486630.86932769</text:p>
          </table:table-cell>
          <table:table-cell office:value-type="float" office:value="3497642.03675951" calcext:value-type="float">
            <text:p>3497642.03675951</text:p>
          </table:table-cell>
          <table:table-cell table:formula="of:=[.B429]-[.A429]" office:value-type="float" office:value="11011.1674318165" calcext:value-type="float">
            <text:p>11011.1674318165</text:p>
          </table:table-cell>
          <table:table-cell table:formula="of:=[.C429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497642.03675951" calcext:value-type="float">
            <text:p>3497642.03675951</text:p>
          </table:table-cell>
          <table:table-cell office:value-type="float" office:value="3508652.75891336" calcext:value-type="float">
            <text:p>3508652.75891336</text:p>
          </table:table-cell>
          <table:table-cell table:formula="of:=[.B430]-[.A430]" office:value-type="float" office:value="11010.7221538536" calcext:value-type="float">
            <text:p>11010.7221538536</text:p>
          </table:table-cell>
          <table:table-cell table:formula="of:=[.C430]-[.$C$524]" office:value-type="float" office:value="-0.418783496872493" calcext:value-type="float">
            <text:p>-0.4187834969</text:p>
          </table:table-cell>
          <table:table-cell table:number-columns-repeated="3"/>
        </table:table-row>
        <table:table-row table:style-name="ro1">
          <table:table-cell office:value-type="float" office:value="3508652.75891336" calcext:value-type="float">
            <text:p>3508652.75891336</text:p>
          </table:table-cell>
          <table:table-cell office:value-type="float" office:value="3519664.03766467" calcext:value-type="float">
            <text:p>3519664.03766467</text:p>
          </table:table-cell>
          <table:table-cell table:formula="of:=[.B431]-[.A431]" office:value-type="float" office:value="11011.2787513067" calcext:value-type="float">
            <text:p>11011.2787513067</text:p>
          </table:table-cell>
          <table:table-cell table:formula="of:=[.C431]-[.$C$524]" office:value-type="float" office:value="0.1378139562039" calcext:value-type="float">
            <text:p>0.1378139562</text:p>
          </table:table-cell>
          <table:table-cell table:number-columns-repeated="3"/>
        </table:table-row>
        <table:table-row table:style-name="ro1">
          <table:table-cell office:value-type="float" office:value="3519664.03766467" calcext:value-type="float">
            <text:p>3519664.03766467</text:p>
          </table:table-cell>
          <table:table-cell office:value-type="float" office:value="3530675.20509649" calcext:value-type="float">
            <text:p>3530675.20509649</text:p>
          </table:table-cell>
          <table:table-cell table:formula="of:=[.B432]-[.A432]" office:value-type="float" office:value="11011.1674318174" calcext:value-type="float">
            <text:p>11011.1674318174</text:p>
          </table:table-cell>
          <table:table-cell table:formula="of:=[.C432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3530675.20509649" calcext:value-type="float">
            <text:p>3530675.20509649</text:p>
          </table:table-cell>
          <table:table-cell office:value-type="float" office:value="3541686.3725283" calcext:value-type="float">
            <text:p>3541686.3725283</text:p>
          </table:table-cell>
          <table:table-cell table:formula="of:=[.B433]-[.A433]" office:value-type="float" office:value="11011.167431816" calcext:value-type="float">
            <text:p>11011.167431816</text:p>
          </table:table-cell>
          <table:table-cell table:formula="of:=[.C433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3541686.3725283" calcext:value-type="float">
            <text:p>3541686.3725283</text:p>
          </table:table-cell>
          <table:table-cell office:value-type="float" office:value="3552697.53996012" calcext:value-type="float">
            <text:p>3552697.53996012</text:p>
          </table:table-cell>
          <table:table-cell table:formula="of:=[.B434]-[.A434]" office:value-type="float" office:value="11011.1674318174" calcext:value-type="float">
            <text:p>11011.1674318174</text:p>
          </table:table-cell>
          <table:table-cell table:formula="of:=[.C434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3552697.53996012" calcext:value-type="float">
            <text:p>3552697.53996012</text:p>
          </table:table-cell>
          <table:table-cell office:value-type="float" office:value="3563708.70739194" calcext:value-type="float">
            <text:p>3563708.70739194</text:p>
          </table:table-cell>
          <table:table-cell table:formula="of:=[.B435]-[.A435]" office:value-type="float" office:value="11011.167431816" calcext:value-type="float">
            <text:p>11011.167431816</text:p>
          </table:table-cell>
          <table:table-cell table:formula="of:=[.C435]-[.$C$524]" office:value-type="float" office:value="0.0264944654954888" calcext:value-type="float">
            <text:p>0.0264944655</text:p>
          </table:table-cell>
          <table:table-cell table:number-columns-repeated="3"/>
        </table:table-row>
        <table:table-row table:style-name="ro1">
          <table:table-cell office:value-type="float" office:value="3563708.70739194" calcext:value-type="float">
            <text:p>3563708.70739194</text:p>
          </table:table-cell>
          <table:table-cell office:value-type="float" office:value="3574719.87482375" calcext:value-type="float">
            <text:p>3574719.87482375</text:p>
          </table:table-cell>
          <table:table-cell table:formula="of:=[.B436]-[.A436]" office:value-type="float" office:value="11011.1674318165" calcext:value-type="float">
            <text:p>11011.1674318165</text:p>
          </table:table-cell>
          <table:table-cell table:formula="of:=[.C436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574719.87482375" calcext:value-type="float">
            <text:p>3574719.87482375</text:p>
          </table:table-cell>
          <table:table-cell office:value-type="float" office:value="3585731.04225557" calcext:value-type="float">
            <text:p>3585731.04225557</text:p>
          </table:table-cell>
          <table:table-cell table:formula="of:=[.B437]-[.A437]" office:value-type="float" office:value="11011.1674318174" calcext:value-type="float">
            <text:p>11011.1674318174</text:p>
          </table:table-cell>
          <table:table-cell table:formula="of:=[.C437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3585731.04225557" calcext:value-type="float">
            <text:p>3585731.04225557</text:p>
          </table:table-cell>
          <table:table-cell office:value-type="float" office:value="3596741.65308993" calcext:value-type="float">
            <text:p>3596741.65308993</text:p>
          </table:table-cell>
          <table:table-cell table:formula="of:=[.B438]-[.A438]" office:value-type="float" office:value="11010.610834362" calcext:value-type="float">
            <text:p>11010.610834362</text:p>
          </table:table-cell>
          <table:table-cell table:formula="of:=[.C438]-[.$C$524]" office:value-type="float" office:value="-0.530102988512226" calcext:value-type="float">
            <text:p>-0.5301029885</text:p>
          </table:table-cell>
          <table:table-cell table:number-columns-repeated="3"/>
        </table:table-row>
        <table:table-row table:style-name="ro1">
          <table:table-cell office:value-type="float" office:value="3596741.65308993" calcext:value-type="float">
            <text:p>3596741.65308993</text:p>
          </table:table-cell>
          <table:table-cell office:value-type="float" office:value="3607753.04316073" calcext:value-type="float">
            <text:p>3607753.04316073</text:p>
          </table:table-cell>
          <table:table-cell table:formula="of:=[.B439]-[.A439]" office:value-type="float" office:value="11011.3900707983" calcext:value-type="float">
            <text:p>11011.3900707983</text:p>
          </table:table-cell>
          <table:table-cell table:formula="of:=[.C439]-[.$C$524]" office:value-type="float" office:value="0.249133447843633" calcext:value-type="float">
            <text:p>0.2491334478</text:p>
          </table:table-cell>
          <table:table-cell table:number-columns-repeated="3"/>
        </table:table-row>
        <table:table-row table:style-name="ro1">
          <table:table-cell office:value-type="float" office:value="3607753.04316073" calcext:value-type="float">
            <text:p>3607753.04316073</text:p>
          </table:table-cell>
          <table:table-cell office:value-type="float" office:value="3618763.98795357" calcext:value-type="float">
            <text:p>3618763.98795357</text:p>
          </table:table-cell>
          <table:table-cell table:formula="of:=[.B440]-[.A440]" office:value-type="float" office:value="11010.944792836" calcext:value-type="float">
            <text:p>11010.944792836</text:p>
          </table:table-cell>
          <table:table-cell table:formula="of:=[.C440]-[.$C$524]" office:value-type="float" office:value="-0.196144514524349" calcext:value-type="float">
            <text:p>-0.1961445145</text:p>
          </table:table-cell>
          <table:table-cell table:number-columns-repeated="3"/>
        </table:table-row>
        <table:table-row table:style-name="ro1">
          <table:table-cell office:value-type="float" office:value="3618763.98795357" calcext:value-type="float">
            <text:p>3618763.98795357</text:p>
          </table:table-cell>
          <table:table-cell office:value-type="float" office:value="3629775.37802436" calcext:value-type="float">
            <text:p>3629775.37802436</text:p>
          </table:table-cell>
          <table:table-cell table:formula="of:=[.B441]-[.A441]" office:value-type="float" office:value="11011.3900707983" calcext:value-type="float">
            <text:p>11011.3900707983</text:p>
          </table:table-cell>
          <table:table-cell table:formula="of:=[.C441]-[.$C$524]" office:value-type="float" office:value="0.249133447843633" calcext:value-type="float">
            <text:p>0.2491334478</text:p>
          </table:table-cell>
          <table:table-cell table:number-columns-repeated="3"/>
        </table:table-row>
        <table:table-row table:style-name="ro1">
          <table:table-cell office:value-type="float" office:value="3629775.37802436" calcext:value-type="float">
            <text:p>3629775.37802436</text:p>
          </table:table-cell>
          <table:table-cell office:value-type="float" office:value="3640786.3228172" calcext:value-type="float">
            <text:p>3640786.3228172</text:p>
          </table:table-cell>
          <table:table-cell table:formula="of:=[.B442]-[.A442]" office:value-type="float" office:value="11010.9447928346" calcext:value-type="float">
            <text:p>11010.9447928346</text:p>
          </table:table-cell>
          <table:table-cell table:formula="of:=[.C442]-[.$C$524]" office:value-type="float" office:value="-0.196144515921333" calcext:value-type="float">
            <text:p>-0.1961445159</text:p>
          </table:table-cell>
          <table:table-cell table:number-columns-repeated="3"/>
        </table:table-row>
        <table:table-row table:style-name="ro1">
          <table:table-cell office:value-type="float" office:value="3640786.3228172" calcext:value-type="float">
            <text:p>3640786.3228172</text:p>
          </table:table-cell>
          <table:table-cell office:value-type="float" office:value="3651797.712888" calcext:value-type="float">
            <text:p>3651797.712888</text:p>
          </table:table-cell>
          <table:table-cell table:formula="of:=[.B443]-[.A443]" office:value-type="float" office:value="11011.3900707979" calcext:value-type="float">
            <text:p>11011.3900707979</text:p>
          </table:table-cell>
          <table:table-cell table:formula="of:=[.C443]-[.$C$524]" office:value-type="float" office:value="0.249133447377972" calcext:value-type="float">
            <text:p>0.2491334474</text:p>
          </table:table-cell>
          <table:table-cell table:number-columns-repeated="3"/>
        </table:table-row>
        <table:table-row table:style-name="ro1">
          <table:table-cell office:value-type="float" office:value="3651797.712888" calcext:value-type="float">
            <text:p>3651797.712888</text:p>
          </table:table-cell>
          <table:table-cell office:value-type="float" office:value="3662808.88031981" calcext:value-type="float">
            <text:p>3662808.88031981</text:p>
          </table:table-cell>
          <table:table-cell table:formula="of:=[.B444]-[.A444]" office:value-type="float" office:value="11011.1674318165" calcext:value-type="float">
            <text:p>11011.1674318165</text:p>
          </table:table-cell>
          <table:table-cell table:formula="of:=[.C444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662808.88031981" calcext:value-type="float">
            <text:p>3662808.88031981</text:p>
          </table:table-cell>
          <table:table-cell office:value-type="float" office:value="3673820.04775163" calcext:value-type="float">
            <text:p>3673820.04775163</text:p>
          </table:table-cell>
          <table:table-cell table:formula="of:=[.B445]-[.A445]" office:value-type="float" office:value="11011.1674318169" calcext:value-type="float">
            <text:p>11011.1674318169</text:p>
          </table:table-cell>
          <table:table-cell table:formula="of:=[.C445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3673820.04775163" calcext:value-type="float">
            <text:p>3673820.04775163</text:p>
          </table:table-cell>
          <table:table-cell office:value-type="float" office:value="3684831.21518345" calcext:value-type="float">
            <text:p>3684831.21518345</text:p>
          </table:table-cell>
          <table:table-cell table:formula="of:=[.B446]-[.A446]" office:value-type="float" office:value="11011.1674318165" calcext:value-type="float">
            <text:p>11011.1674318165</text:p>
          </table:table-cell>
          <table:table-cell table:formula="of:=[.C446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684831.21518345" calcext:value-type="float">
            <text:p>3684831.21518345</text:p>
          </table:table-cell>
          <table:table-cell office:value-type="float" office:value="3695842.38261526" calcext:value-type="float">
            <text:p>3695842.38261526</text:p>
          </table:table-cell>
          <table:table-cell table:formula="of:=[.B447]-[.A447]" office:value-type="float" office:value="11011.1674318165" calcext:value-type="float">
            <text:p>11011.1674318165</text:p>
          </table:table-cell>
          <table:table-cell table:formula="of:=[.C447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695842.38261526" calcext:value-type="float">
            <text:p>3695842.38261526</text:p>
          </table:table-cell>
          <table:table-cell office:value-type="float" office:value="3706853.55004708" calcext:value-type="float">
            <text:p>3706853.55004708</text:p>
          </table:table-cell>
          <table:table-cell table:formula="of:=[.B448]-[.A448]" office:value-type="float" office:value="11011.1674318179" calcext:value-type="float">
            <text:p>11011.1674318179</text:p>
          </table:table-cell>
          <table:table-cell table:formula="of:=[.C448]-[.$C$524]" office:value-type="float" office:value="0.026494467358134" calcext:value-type="float">
            <text:p>0.0264944674</text:p>
          </table:table-cell>
          <table:table-cell table:number-columns-repeated="3"/>
        </table:table-row>
        <table:table-row table:style-name="ro1">
          <table:table-cell office:value-type="float" office:value="3706853.55004708" calcext:value-type="float">
            <text:p>3706853.55004708</text:p>
          </table:table-cell>
          <table:table-cell office:value-type="float" office:value="3717864.82879839" calcext:value-type="float">
            <text:p>3717864.82879839</text:p>
          </table:table-cell>
          <table:table-cell table:formula="of:=[.B449]-[.A449]" office:value-type="float" office:value="11011.2787513067" calcext:value-type="float">
            <text:p>11011.2787513067</text:p>
          </table:table-cell>
          <table:table-cell table:formula="of:=[.C449]-[.$C$524]" office:value-type="float" office:value="0.1378139562039" calcext:value-type="float">
            <text:p>0.1378139562</text:p>
          </table:table-cell>
          <table:table-cell table:number-columns-repeated="3"/>
        </table:table-row>
        <table:table-row table:style-name="ro1">
          <table:table-cell office:value-type="float" office:value="3717864.82879839" calcext:value-type="float">
            <text:p>3717864.82879839</text:p>
          </table:table-cell>
          <table:table-cell office:value-type="float" office:value="3728875.9962302" calcext:value-type="float">
            <text:p>3728875.9962302</text:p>
          </table:table-cell>
          <table:table-cell table:formula="of:=[.B450]-[.A450]" office:value-type="float" office:value="11011.1674318165" calcext:value-type="float">
            <text:p>11011.1674318165</text:p>
          </table:table-cell>
          <table:table-cell table:formula="of:=[.C450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728875.9962302" calcext:value-type="float">
            <text:p>3728875.9962302</text:p>
          </table:table-cell>
          <table:table-cell office:value-type="float" office:value="3739886.71838406" calcext:value-type="float">
            <text:p>3739886.71838406</text:p>
          </table:table-cell>
          <table:table-cell table:formula="of:=[.B451]-[.A451]" office:value-type="float" office:value="11010.7221538536" calcext:value-type="float">
            <text:p>11010.7221538536</text:p>
          </table:table-cell>
          <table:table-cell table:formula="of:=[.C451]-[.$C$524]" office:value-type="float" office:value="-0.418783496872493" calcext:value-type="float">
            <text:p>-0.4187834969</text:p>
          </table:table-cell>
          <table:table-cell table:number-columns-repeated="3"/>
        </table:table-row>
        <table:table-row table:style-name="ro1">
          <table:table-cell office:value-type="float" office:value="3739886.71838406" calcext:value-type="float">
            <text:p>3739886.71838406</text:p>
          </table:table-cell>
          <table:table-cell office:value-type="float" office:value="3750897.99713537" calcext:value-type="float">
            <text:p>3750897.99713537</text:p>
          </table:table-cell>
          <table:table-cell table:formula="of:=[.B452]-[.A452]" office:value-type="float" office:value="11011.2787513076" calcext:value-type="float">
            <text:p>11011.2787513076</text:p>
          </table:table-cell>
          <table:table-cell table:formula="of:=[.C452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3750897.99713537" calcext:value-type="float">
            <text:p>3750897.99713537</text:p>
          </table:table-cell>
          <table:table-cell office:value-type="float" office:value="3761909.05324769" calcext:value-type="float">
            <text:p>3761909.05324769</text:p>
          </table:table-cell>
          <table:table-cell table:formula="of:=[.B453]-[.A453]" office:value-type="float" office:value="11011.0561123258" calcext:value-type="float">
            <text:p>11011.0561123258</text:p>
          </table:table-cell>
          <table:table-cell table:formula="of:=[.C453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3761909.05324769" calcext:value-type="float">
            <text:p>3761909.05324769</text:p>
          </table:table-cell>
          <table:table-cell office:value-type="float" office:value="3772920.331999" calcext:value-type="float">
            <text:p>3772920.331999</text:p>
          </table:table-cell>
          <table:table-cell table:formula="of:=[.B454]-[.A454]" office:value-type="float" office:value="11011.2787513067" calcext:value-type="float">
            <text:p>11011.2787513067</text:p>
          </table:table-cell>
          <table:table-cell table:formula="of:=[.C454]-[.$C$524]" office:value-type="float" office:value="0.1378139562039" calcext:value-type="float">
            <text:p>0.1378139562</text:p>
          </table:table-cell>
          <table:table-cell table:number-columns-repeated="3"/>
        </table:table-row>
        <table:table-row table:style-name="ro1">
          <table:table-cell office:value-type="float" office:value="3772920.331999" calcext:value-type="float">
            <text:p>3772920.331999</text:p>
          </table:table-cell>
          <table:table-cell office:value-type="float" office:value="3783931.38811132" calcext:value-type="float">
            <text:p>3783931.38811132</text:p>
          </table:table-cell>
          <table:table-cell table:formula="of:=[.B455]-[.A455]" office:value-type="float" office:value="11011.0561123262" calcext:value-type="float">
            <text:p>11011.0561123262</text:p>
          </table:table-cell>
          <table:table-cell table:formula="of:=[.C455]-[.$C$524]" office:value-type="float" office:value="-0.0848250242815993" calcext:value-type="float">
            <text:p>-0.0848250243</text:p>
          </table:table-cell>
          <table:table-cell table:number-columns-repeated="3"/>
        </table:table-row>
        <table:table-row table:style-name="ro1">
          <table:table-cell office:value-type="float" office:value="3783931.38811132" calcext:value-type="float">
            <text:p>3783931.38811132</text:p>
          </table:table-cell>
          <table:table-cell office:value-type="float" office:value="3794942.66686263" calcext:value-type="float">
            <text:p>3794942.66686263</text:p>
          </table:table-cell>
          <table:table-cell table:formula="of:=[.B456]-[.A456]" office:value-type="float" office:value="11011.2787513081" calcext:value-type="float">
            <text:p>11011.2787513081</text:p>
          </table:table-cell>
          <table:table-cell table:formula="of:=[.C456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3794942.66686263" calcext:value-type="float">
            <text:p>3794942.66686263</text:p>
          </table:table-cell>
          <table:table-cell office:value-type="float" office:value="3805953.83429445" calcext:value-type="float">
            <text:p>3805953.83429445</text:p>
          </table:table-cell>
          <table:table-cell table:formula="of:=[.B457]-[.A457]" office:value-type="float" office:value="11011.1674318165" calcext:value-type="float">
            <text:p>11011.1674318165</text:p>
          </table:table-cell>
          <table:table-cell table:formula="of:=[.C457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805953.83429445" calcext:value-type="float">
            <text:p>3805953.83429445</text:p>
          </table:table-cell>
          <table:table-cell office:value-type="float" office:value="3816965.00172627" calcext:value-type="float">
            <text:p>3816965.00172627</text:p>
          </table:table-cell>
          <table:table-cell table:formula="of:=[.B458]-[.A458]" office:value-type="float" office:value="11011.1674318165" calcext:value-type="float">
            <text:p>11011.1674318165</text:p>
          </table:table-cell>
          <table:table-cell table:formula="of:=[.C458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816965.00172627" calcext:value-type="float">
            <text:p>3816965.00172627</text:p>
          </table:table-cell>
          <table:table-cell office:value-type="float" office:value="3827976.16915808" calcext:value-type="float">
            <text:p>3827976.16915808</text:p>
          </table:table-cell>
          <table:table-cell table:formula="of:=[.B459]-[.A459]" office:value-type="float" office:value="11011.1674318169" calcext:value-type="float">
            <text:p>11011.1674318169</text:p>
          </table:table-cell>
          <table:table-cell table:formula="of:=[.C459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3827976.16915808" calcext:value-type="float">
            <text:p>3827976.16915808</text:p>
          </table:table-cell>
          <table:table-cell office:value-type="float" office:value="3838987.3365899" calcext:value-type="float">
            <text:p>3838987.3365899</text:p>
          </table:table-cell>
          <table:table-cell table:formula="of:=[.B460]-[.A460]" office:value-type="float" office:value="11011.1674318165" calcext:value-type="float">
            <text:p>11011.1674318165</text:p>
          </table:table-cell>
          <table:table-cell table:formula="of:=[.C460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838987.3365899" calcext:value-type="float">
            <text:p>3838987.3365899</text:p>
          </table:table-cell>
          <table:table-cell office:value-type="float" office:value="3849998.50402172" calcext:value-type="float">
            <text:p>3849998.50402172</text:p>
          </table:table-cell>
          <table:table-cell table:formula="of:=[.B461]-[.A461]" office:value-type="float" office:value="11011.1674318165" calcext:value-type="float">
            <text:p>11011.1674318165</text:p>
          </table:table-cell>
          <table:table-cell table:formula="of:=[.C461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849998.50402172" calcext:value-type="float">
            <text:p>3849998.50402172</text:p>
          </table:table-cell>
          <table:table-cell office:value-type="float" office:value="3861009.22617557" calcext:value-type="float">
            <text:p>3861009.22617557</text:p>
          </table:table-cell>
          <table:table-cell table:formula="of:=[.B462]-[.A462]" office:value-type="float" office:value="11010.7221538532" calcext:value-type="float">
            <text:p>11010.7221538532</text:p>
          </table:table-cell>
          <table:table-cell table:formula="of:=[.C462]-[.$C$524]" office:value-type="float" office:value="-0.418783497338154" calcext:value-type="float">
            <text:p>-0.4187834973</text:p>
          </table:table-cell>
          <table:table-cell table:number-columns-repeated="3"/>
        </table:table-row>
        <table:table-row table:style-name="ro1">
          <table:table-cell office:value-type="float" office:value="3861009.22617557" calcext:value-type="float">
            <text:p>3861009.22617557</text:p>
          </table:table-cell>
          <table:table-cell office:value-type="float" office:value="3872020.28228789" calcext:value-type="float">
            <text:p>3872020.28228789</text:p>
          </table:table-cell>
          <table:table-cell table:formula="of:=[.B463]-[.A463]" office:value-type="float" office:value="11011.0561123262" calcext:value-type="float">
            <text:p>11011.0561123262</text:p>
          </table:table-cell>
          <table:table-cell table:formula="of:=[.C463]-[.$C$524]" office:value-type="float" office:value="-0.0848250242815993" calcext:value-type="float">
            <text:p>-0.0848250243</text:p>
          </table:table-cell>
          <table:table-cell table:number-columns-repeated="3"/>
        </table:table-row>
        <table:table-row table:style-name="ro1">
          <table:table-cell office:value-type="float" office:value="3872020.28228789" calcext:value-type="float">
            <text:p>3872020.28228789</text:p>
          </table:table-cell>
          <table:table-cell office:value-type="float" office:value="3883031.5610392" calcext:value-type="float">
            <text:p>3883031.5610392</text:p>
          </table:table-cell>
          <table:table-cell table:formula="of:=[.B464]-[.A464]" office:value-type="float" office:value="11011.2787513081" calcext:value-type="float">
            <text:p>11011.2787513081</text:p>
          </table:table-cell>
          <table:table-cell table:formula="of:=[.C464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3883031.5610392" calcext:value-type="float">
            <text:p>3883031.5610392</text:p>
          </table:table-cell>
          <table:table-cell office:value-type="float" office:value="3894042.61715153" calcext:value-type="float">
            <text:p>3894042.61715153</text:p>
          </table:table-cell>
          <table:table-cell table:formula="of:=[.B465]-[.A465]" office:value-type="float" office:value="11011.0561123258" calcext:value-type="float">
            <text:p>11011.0561123258</text:p>
          </table:table-cell>
          <table:table-cell table:formula="of:=[.C465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3894042.61715153" calcext:value-type="float">
            <text:p>3894042.61715153</text:p>
          </table:table-cell>
          <table:table-cell office:value-type="float" office:value="3905054.00722233" calcext:value-type="float">
            <text:p>3905054.00722233</text:p>
          </table:table-cell>
          <table:table-cell table:formula="of:=[.B466]-[.A466]" office:value-type="float" office:value="11011.3900707983" calcext:value-type="float">
            <text:p>11011.3900707983</text:p>
          </table:table-cell>
          <table:table-cell table:formula="of:=[.C466]-[.$C$524]" office:value-type="float" office:value="0.249133447843633" calcext:value-type="float">
            <text:p>0.2491334478</text:p>
          </table:table-cell>
          <table:table-cell table:number-columns-repeated="3"/>
        </table:table-row>
        <table:table-row table:style-name="ro1">
          <table:table-cell office:value-type="float" office:value="3905054.00722233" calcext:value-type="float">
            <text:p>3905054.00722233</text:p>
          </table:table-cell>
          <table:table-cell office:value-type="float" office:value="3916064.95201516" calcext:value-type="float">
            <text:p>3916064.95201516</text:p>
          </table:table-cell>
          <table:table-cell table:formula="of:=[.B467]-[.A467]" office:value-type="float" office:value="11010.9447928346" calcext:value-type="float">
            <text:p>11010.9447928346</text:p>
          </table:table-cell>
          <table:table-cell table:formula="of:=[.C467]-[.$C$524]" office:value-type="float" office:value="-0.196144515921333" calcext:value-type="float">
            <text:p>-0.1961445159</text:p>
          </table:table-cell>
          <table:table-cell table:number-columns-repeated="3"/>
        </table:table-row>
        <table:table-row table:style-name="ro1">
          <table:table-cell office:value-type="float" office:value="3916064.95201516" calcext:value-type="float">
            <text:p>3916064.95201516</text:p>
          </table:table-cell>
          <table:table-cell office:value-type="float" office:value="3927076.34208596" calcext:value-type="float">
            <text:p>3927076.34208596</text:p>
          </table:table-cell>
          <table:table-cell table:formula="of:=[.B468]-[.A468]" office:value-type="float" office:value="11011.3900707979" calcext:value-type="float">
            <text:p>11011.3900707979</text:p>
          </table:table-cell>
          <table:table-cell table:formula="of:=[.C468]-[.$C$524]" office:value-type="float" office:value="0.249133447377972" calcext:value-type="float">
            <text:p>0.2491334474</text:p>
          </table:table-cell>
          <table:table-cell table:number-columns-repeated="3"/>
        </table:table-row>
        <table:table-row table:style-name="ro1">
          <table:table-cell office:value-type="float" office:value="3927076.34208596" calcext:value-type="float">
            <text:p>3927076.34208596</text:p>
          </table:table-cell>
          <table:table-cell office:value-type="float" office:value="3938087.50951778" calcext:value-type="float">
            <text:p>3938087.50951778</text:p>
          </table:table-cell>
          <table:table-cell table:formula="of:=[.B469]-[.A469]" office:value-type="float" office:value="11011.1674318165" calcext:value-type="float">
            <text:p>11011.1674318165</text:p>
          </table:table-cell>
          <table:table-cell table:formula="of:=[.C469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3938087.50951778" calcext:value-type="float">
            <text:p>3938087.50951778</text:p>
          </table:table-cell>
          <table:table-cell office:value-type="float" office:value="3949098.67694959" calcext:value-type="float">
            <text:p>3949098.67694959</text:p>
          </table:table-cell>
          <table:table-cell table:formula="of:=[.B470]-[.A470]" office:value-type="float" office:value="11011.1674318174" calcext:value-type="float">
            <text:p>11011.1674318174</text:p>
          </table:table-cell>
          <table:table-cell table:formula="of:=[.C470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3949098.67694959" calcext:value-type="float">
            <text:p>3949098.67694959</text:p>
          </table:table-cell>
          <table:table-cell office:value-type="float" office:value="3960109.62174243" calcext:value-type="float">
            <text:p>3960109.62174243</text:p>
          </table:table-cell>
          <table:table-cell table:formula="of:=[.B471]-[.A471]" office:value-type="float" office:value="11010.9447928346" calcext:value-type="float">
            <text:p>11010.9447928346</text:p>
          </table:table-cell>
          <table:table-cell table:formula="of:=[.C471]-[.$C$524]" office:value-type="float" office:value="-0.196144515921333" calcext:value-type="float">
            <text:p>-0.1961445159</text:p>
          </table:table-cell>
          <table:table-cell table:number-columns-repeated="3"/>
        </table:table-row>
        <table:table-row table:style-name="ro1">
          <table:table-cell office:value-type="float" office:value="3960109.62174243" calcext:value-type="float">
            <text:p>3960109.62174243</text:p>
          </table:table-cell>
          <table:table-cell office:value-type="float" office:value="3971120.56653526" calcext:value-type="float">
            <text:p>3971120.56653526</text:p>
          </table:table-cell>
          <table:table-cell table:formula="of:=[.B472]-[.A472]" office:value-type="float" office:value="11010.944792836" calcext:value-type="float">
            <text:p>11010.944792836</text:p>
          </table:table-cell>
          <table:table-cell table:formula="of:=[.C472]-[.$C$524]" office:value-type="float" office:value="-0.196144514524349" calcext:value-type="float">
            <text:p>-0.1961445145</text:p>
          </table:table-cell>
          <table:table-cell table:number-columns-repeated="3"/>
        </table:table-row>
        <table:table-row table:style-name="ro1">
          <table:table-cell office:value-type="float" office:value="3971120.56653526" calcext:value-type="float">
            <text:p>3971120.56653526</text:p>
          </table:table-cell>
          <table:table-cell office:value-type="float" office:value="3982131.95660606" calcext:value-type="float">
            <text:p>3982131.95660606</text:p>
          </table:table-cell>
          <table:table-cell table:formula="of:=[.B473]-[.A473]" office:value-type="float" office:value="11011.3900707979" calcext:value-type="float">
            <text:p>11011.3900707979</text:p>
          </table:table-cell>
          <table:table-cell table:formula="of:=[.C473]-[.$C$524]" office:value-type="float" office:value="0.249133447377972" calcext:value-type="float">
            <text:p>0.2491334474</text:p>
          </table:table-cell>
          <table:table-cell table:number-columns-repeated="3"/>
        </table:table-row>
        <table:table-row table:style-name="ro1">
          <table:table-cell office:value-type="float" office:value="3982131.95660606" calcext:value-type="float">
            <text:p>3982131.95660606</text:p>
          </table:table-cell>
          <table:table-cell office:value-type="float" office:value="3993143.01271839" calcext:value-type="float">
            <text:p>3993143.01271839</text:p>
          </table:table-cell>
          <table:table-cell table:formula="of:=[.B474]-[.A474]" office:value-type="float" office:value="11011.0561123262" calcext:value-type="float">
            <text:p>11011.0561123262</text:p>
          </table:table-cell>
          <table:table-cell table:formula="of:=[.C474]-[.$C$524]" office:value-type="float" office:value="-0.0848250242815993" calcext:value-type="float">
            <text:p>-0.0848250243</text:p>
          </table:table-cell>
          <table:table-cell table:number-columns-repeated="3"/>
        </table:table-row>
        <table:table-row table:style-name="ro1">
          <table:table-cell office:value-type="float" office:value="3993143.01271839" calcext:value-type="float">
            <text:p>3993143.01271839</text:p>
          </table:table-cell>
          <table:table-cell office:value-type="float" office:value="4004154.29146969" calcext:value-type="float">
            <text:p>4004154.29146969</text:p>
          </table:table-cell>
          <table:table-cell table:formula="of:=[.B475]-[.A475]" office:value-type="float" office:value="11011.2787513067" calcext:value-type="float">
            <text:p>11011.2787513067</text:p>
          </table:table-cell>
          <table:table-cell table:formula="of:=[.C475]-[.$C$524]" office:value-type="float" office:value="0.1378139562039" calcext:value-type="float">
            <text:p>0.1378139562</text:p>
          </table:table-cell>
          <table:table-cell table:number-columns-repeated="3"/>
        </table:table-row>
        <table:table-row table:style-name="ro1">
          <table:table-cell office:value-type="float" office:value="4004154.29146969" calcext:value-type="float">
            <text:p>4004154.29146969</text:p>
          </table:table-cell>
          <table:table-cell office:value-type="float" office:value="4015165.34758202" calcext:value-type="float">
            <text:p>4015165.34758202</text:p>
          </table:table-cell>
          <table:table-cell table:formula="of:=[.B476]-[.A476]" office:value-type="float" office:value="11011.0561123258" calcext:value-type="float">
            <text:p>11011.0561123258</text:p>
          </table:table-cell>
          <table:table-cell table:formula="of:=[.C476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015165.34758202" calcext:value-type="float">
            <text:p>4015165.34758202</text:p>
          </table:table-cell>
          <table:table-cell office:value-type="float" office:value="4026176.62633333" calcext:value-type="float">
            <text:p>4026176.62633333</text:p>
          </table:table-cell>
          <table:table-cell table:formula="of:=[.B477]-[.A477]" office:value-type="float" office:value="11011.2787513076" calcext:value-type="float">
            <text:p>11011.2787513076</text:p>
          </table:table-cell>
          <table:table-cell table:formula="of:=[.C477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4026176.62633333" calcext:value-type="float">
            <text:p>4026176.62633333</text:p>
          </table:table-cell>
          <table:table-cell office:value-type="float" office:value="4037187.68244565" calcext:value-type="float">
            <text:p>4037187.68244565</text:p>
          </table:table-cell>
          <table:table-cell table:formula="of:=[.B478]-[.A478]" office:value-type="float" office:value="11011.0561123258" calcext:value-type="float">
            <text:p>11011.0561123258</text:p>
          </table:table-cell>
          <table:table-cell table:formula="of:=[.C478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037187.68244565" calcext:value-type="float">
            <text:p>4037187.68244565</text:p>
          </table:table-cell>
          <table:table-cell office:value-type="float" office:value="4048198.96119696" calcext:value-type="float">
            <text:p>4048198.96119696</text:p>
          </table:table-cell>
          <table:table-cell table:formula="of:=[.B479]-[.A479]" office:value-type="float" office:value="11011.2787513076" calcext:value-type="float">
            <text:p>11011.2787513076</text:p>
          </table:table-cell>
          <table:table-cell table:formula="of:=[.C479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4048198.96119696" calcext:value-type="float">
            <text:p>4048198.96119696</text:p>
          </table:table-cell>
          <table:table-cell office:value-type="float" office:value="4059210.01730929" calcext:value-type="float">
            <text:p>4059210.01730929</text:p>
          </table:table-cell>
          <table:table-cell table:formula="of:=[.B480]-[.A480]" office:value-type="float" office:value="11011.0561123258" calcext:value-type="float">
            <text:p>11011.0561123258</text:p>
          </table:table-cell>
          <table:table-cell table:formula="of:=[.C480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059210.01730929" calcext:value-type="float">
            <text:p>4059210.01730929</text:p>
          </table:table-cell>
          <table:table-cell office:value-type="float" office:value="4070221.2960606" calcext:value-type="float">
            <text:p>4070221.2960606</text:p>
          </table:table-cell>
          <table:table-cell table:formula="of:=[.B481]-[.A481]" office:value-type="float" office:value="11011.2787513076" calcext:value-type="float">
            <text:p>11011.2787513076</text:p>
          </table:table-cell>
          <table:table-cell table:formula="of:=[.C481]-[.$C$524]" office:value-type="float" office:value="0.137813957135222" calcext:value-type="float">
            <text:p>0.1378139571</text:p>
          </table:table-cell>
          <table:table-cell table:number-columns-repeated="3"/>
        </table:table-row>
        <table:table-row table:style-name="ro1">
          <table:table-cell office:value-type="float" office:value="4070221.2960606" calcext:value-type="float">
            <text:p>4070221.2960606</text:p>
          </table:table-cell>
          <table:table-cell office:value-type="float" office:value="4081232.35217292" calcext:value-type="float">
            <text:p>4081232.35217292</text:p>
          </table:table-cell>
          <table:table-cell table:formula="of:=[.B482]-[.A482]" office:value-type="float" office:value="11011.0561123262" calcext:value-type="float">
            <text:p>11011.0561123262</text:p>
          </table:table-cell>
          <table:table-cell table:formula="of:=[.C482]-[.$C$524]" office:value-type="float" office:value="-0.0848250242815993" calcext:value-type="float">
            <text:p>-0.0848250243</text:p>
          </table:table-cell>
          <table:table-cell table:number-columns-repeated="3"/>
        </table:table-row>
        <table:table-row table:style-name="ro1">
          <table:table-cell office:value-type="float" office:value="4081232.35217292" calcext:value-type="float">
            <text:p>4081232.35217292</text:p>
          </table:table-cell>
          <table:table-cell office:value-type="float" office:value="4092243.63092423" calcext:value-type="float">
            <text:p>4092243.63092423</text:p>
          </table:table-cell>
          <table:table-cell table:formula="of:=[.B483]-[.A483]" office:value-type="float" office:value="11011.2787513067" calcext:value-type="float">
            <text:p>11011.2787513067</text:p>
          </table:table-cell>
          <table:table-cell table:formula="of:=[.C483]-[.$C$524]" office:value-type="float" office:value="0.1378139562039" calcext:value-type="float">
            <text:p>0.1378139562</text:p>
          </table:table-cell>
          <table:table-cell table:number-columns-repeated="3"/>
        </table:table-row>
        <table:table-row table:style-name="ro1">
          <table:table-cell office:value-type="float" office:value="4092243.63092423" calcext:value-type="float">
            <text:p>4092243.63092423</text:p>
          </table:table-cell>
          <table:table-cell office:value-type="float" office:value="4103254.79835605" calcext:value-type="float">
            <text:p>4103254.79835605</text:p>
          </table:table-cell>
          <table:table-cell table:formula="of:=[.B484]-[.A484]" office:value-type="float" office:value="11011.1674318169" calcext:value-type="float">
            <text:p>11011.1674318169</text:p>
          </table:table-cell>
          <table:table-cell table:formula="of:=[.C484]-[.$C$524]" office:value-type="float" office:value="0.0264944664268114" calcext:value-type="float">
            <text:p>0.0264944664</text:p>
          </table:table-cell>
          <table:table-cell table:number-columns-repeated="3"/>
        </table:table-row>
        <table:table-row table:style-name="ro1">
          <table:table-cell office:value-type="float" office:value="4103254.79835605" calcext:value-type="float">
            <text:p>4103254.79835605</text:p>
          </table:table-cell>
          <table:table-cell office:value-type="float" office:value="4114265.96578786" calcext:value-type="float">
            <text:p>4114265.96578786</text:p>
          </table:table-cell>
          <table:table-cell table:formula="of:=[.B485]-[.A485]" office:value-type="float" office:value="11011.1674318165" calcext:value-type="float">
            <text:p>11011.1674318165</text:p>
          </table:table-cell>
          <table:table-cell table:formula="of:=[.C485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4114265.96578786" calcext:value-type="float">
            <text:p>4114265.96578786</text:p>
          </table:table-cell>
          <table:table-cell office:value-type="float" office:value="4125276.57662222" calcext:value-type="float">
            <text:p>4125276.57662222</text:p>
          </table:table-cell>
          <table:table-cell table:formula="of:=[.B486]-[.A486]" office:value-type="float" office:value="11010.6108343625" calcext:value-type="float">
            <text:p>11010.6108343625</text:p>
          </table:table-cell>
          <table:table-cell table:formula="of:=[.C486]-[.$C$524]" office:value-type="float" office:value="-0.530102988046565" calcext:value-type="float">
            <text:p>-0.530102988</text:p>
          </table:table-cell>
          <table:table-cell table:number-columns-repeated="3"/>
        </table:table-row>
        <table:table-row table:style-name="ro1">
          <table:table-cell office:value-type="float" office:value="4125276.57662222" calcext:value-type="float">
            <text:p>4125276.57662222</text:p>
          </table:table-cell>
          <table:table-cell office:value-type="float" office:value="4136287.85537353" calcext:value-type="float">
            <text:p>4136287.85537353</text:p>
          </table:table-cell>
          <table:table-cell table:formula="of:=[.B487]-[.A487]" office:value-type="float" office:value="11011.2787513081" calcext:value-type="float">
            <text:p>11011.2787513081</text:p>
          </table:table-cell>
          <table:table-cell table:formula="of:=[.C487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4136287.85537353" calcext:value-type="float">
            <text:p>4136287.85537353</text:p>
          </table:table-cell>
          <table:table-cell office:value-type="float" office:value="4147298.91148586" calcext:value-type="float">
            <text:p>4147298.91148586</text:p>
          </table:table-cell>
          <table:table-cell table:formula="of:=[.B488]-[.A488]" office:value-type="float" office:value="11011.0561123262" calcext:value-type="float">
            <text:p>11011.0561123262</text:p>
          </table:table-cell>
          <table:table-cell table:formula="of:=[.C488]-[.$C$524]" office:value-type="float" office:value="-0.0848250242815993" calcext:value-type="float">
            <text:p>-0.0848250243</text:p>
          </table:table-cell>
          <table:table-cell table:number-columns-repeated="3"/>
        </table:table-row>
        <table:table-row table:style-name="ro1">
          <table:table-cell office:value-type="float" office:value="4147298.91148586" calcext:value-type="float">
            <text:p>4147298.91148586</text:p>
          </table:table-cell>
          <table:table-cell office:value-type="float" office:value="4158310.19023717" calcext:value-type="float">
            <text:p>4158310.19023717</text:p>
          </table:table-cell>
          <table:table-cell table:formula="of:=[.B489]-[.A489]" office:value-type="float" office:value="11011.2787513072" calcext:value-type="float">
            <text:p>11011.2787513072</text:p>
          </table:table-cell>
          <table:table-cell table:formula="of:=[.C489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4158310.19023717" calcext:value-type="float">
            <text:p>4158310.19023717</text:p>
          </table:table-cell>
          <table:table-cell office:value-type="float" office:value="4169321.24634949" calcext:value-type="float">
            <text:p>4169321.24634949</text:p>
          </table:table-cell>
          <table:table-cell table:formula="of:=[.B490]-[.A490]" office:value-type="float" office:value="11011.0561123262" calcext:value-type="float">
            <text:p>11011.0561123262</text:p>
          </table:table-cell>
          <table:table-cell table:formula="of:=[.C490]-[.$C$524]" office:value-type="float" office:value="-0.0848250242815993" calcext:value-type="float">
            <text:p>-0.0848250243</text:p>
          </table:table-cell>
          <table:table-cell table:number-columns-repeated="3"/>
        </table:table-row>
        <table:table-row table:style-name="ro1">
          <table:table-cell office:value-type="float" office:value="4169321.24634949" calcext:value-type="float">
            <text:p>4169321.24634949</text:p>
          </table:table-cell>
          <table:table-cell office:value-type="float" office:value="4180332.63642029" calcext:value-type="float">
            <text:p>4180332.63642029</text:p>
          </table:table-cell>
          <table:table-cell table:formula="of:=[.B491]-[.A491]" office:value-type="float" office:value="11011.3900707979" calcext:value-type="float">
            <text:p>11011.3900707979</text:p>
          </table:table-cell>
          <table:table-cell table:formula="of:=[.C491]-[.$C$524]" office:value-type="float" office:value="0.249133447377972" calcext:value-type="float">
            <text:p>0.2491334474</text:p>
          </table:table-cell>
          <table:table-cell table:number-columns-repeated="3"/>
        </table:table-row>
        <table:table-row table:style-name="ro1">
          <table:table-cell office:value-type="float" office:value="4180332.63642029" calcext:value-type="float">
            <text:p>4180332.63642029</text:p>
          </table:table-cell>
          <table:table-cell office:value-type="float" office:value="4191343.58121312" calcext:value-type="float">
            <text:p>4191343.58121312</text:p>
          </table:table-cell>
          <table:table-cell table:formula="of:=[.B492]-[.A492]" office:value-type="float" office:value="11010.9447928346" calcext:value-type="float">
            <text:p>11010.9447928346</text:p>
          </table:table-cell>
          <table:table-cell table:formula="of:=[.C492]-[.$C$524]" office:value-type="float" office:value="-0.196144515921333" calcext:value-type="float">
            <text:p>-0.1961445159</text:p>
          </table:table-cell>
          <table:table-cell table:number-columns-repeated="3"/>
        </table:table-row>
        <table:table-row table:style-name="ro1">
          <table:table-cell office:value-type="float" office:value="4191343.58121312" calcext:value-type="float">
            <text:p>4191343.58121312</text:p>
          </table:table-cell>
          <table:table-cell office:value-type="float" office:value="4202354.97128392" calcext:value-type="float">
            <text:p>4202354.97128392</text:p>
          </table:table-cell>
          <table:table-cell table:formula="of:=[.B493]-[.A493]" office:value-type="float" office:value="11011.3900707983" calcext:value-type="float">
            <text:p>11011.3900707983</text:p>
          </table:table-cell>
          <table:table-cell table:formula="of:=[.C493]-[.$C$524]" office:value-type="float" office:value="0.249133447843633" calcext:value-type="float">
            <text:p>0.2491334478</text:p>
          </table:table-cell>
          <table:table-cell table:number-columns-repeated="3"/>
        </table:table-row>
        <table:table-row table:style-name="ro1">
          <table:table-cell office:value-type="float" office:value="4202354.97128392" calcext:value-type="float">
            <text:p>4202354.97128392</text:p>
          </table:table-cell>
          <table:table-cell office:value-type="float" office:value="4213365.69343778" calcext:value-type="float">
            <text:p>4213365.69343778</text:p>
          </table:table-cell>
          <table:table-cell table:formula="of:=[.B494]-[.A494]" office:value-type="float" office:value="11010.7221538536" calcext:value-type="float">
            <text:p>11010.7221538536</text:p>
          </table:table-cell>
          <table:table-cell table:formula="of:=[.C494]-[.$C$524]" office:value-type="float" office:value="-0.418783496872493" calcext:value-type="float">
            <text:p>-0.4187834969</text:p>
          </table:table-cell>
          <table:table-cell table:number-columns-repeated="3"/>
        </table:table-row>
        <table:table-row table:style-name="ro1">
          <table:table-cell office:value-type="float" office:value="4213365.69343778" calcext:value-type="float">
            <text:p>4213365.69343778</text:p>
          </table:table-cell>
          <table:table-cell office:value-type="float" office:value="4224376.86086959" calcext:value-type="float">
            <text:p>4224376.86086959</text:p>
          </table:table-cell>
          <table:table-cell table:formula="of:=[.B495]-[.A495]" office:value-type="float" office:value="11011.1674318174" calcext:value-type="float">
            <text:p>11011.1674318174</text:p>
          </table:table-cell>
          <table:table-cell table:formula="of:=[.C495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office:value-type="float" office:value="4224376.86086959" calcext:value-type="float">
            <text:p>4224376.86086959</text:p>
          </table:table-cell>
          <table:table-cell office:value-type="float" office:value="4235388.25094039" calcext:value-type="float">
            <text:p>4235388.25094039</text:p>
          </table:table-cell>
          <table:table-cell table:formula="of:=[.B496]-[.A496]" office:value-type="float" office:value="11011.3900707979" calcext:value-type="float">
            <text:p>11011.3900707979</text:p>
          </table:table-cell>
          <table:table-cell table:formula="of:=[.C496]-[.$C$524]" office:value-type="float" office:value="0.249133447377972" calcext:value-type="float">
            <text:p>0.2491334474</text:p>
          </table:table-cell>
          <table:table-cell table:number-columns-repeated="3"/>
        </table:table-row>
        <table:table-row table:style-name="ro1">
          <table:table-cell office:value-type="float" office:value="4235388.25094039" calcext:value-type="float">
            <text:p>4235388.25094039</text:p>
          </table:table-cell>
          <table:table-cell office:value-type="float" office:value="4246399.19573323" calcext:value-type="float">
            <text:p>4246399.19573323</text:p>
          </table:table-cell>
          <table:table-cell table:formula="of:=[.B497]-[.A497]" office:value-type="float" office:value="11010.944792835" calcext:value-type="float">
            <text:p>11010.944792835</text:p>
          </table:table-cell>
          <table:table-cell table:formula="of:=[.C497]-[.$C$524]" office:value-type="float" office:value="-0.196144515455671" calcext:value-type="float">
            <text:p>-0.1961445155</text:p>
          </table:table-cell>
          <table:table-cell table:number-columns-repeated="3"/>
        </table:table-row>
        <table:table-row table:style-name="ro1">
          <table:table-cell office:value-type="float" office:value="4246399.19573323" calcext:value-type="float">
            <text:p>4246399.19573323</text:p>
          </table:table-cell>
          <table:table-cell office:value-type="float" office:value="4257410.58580402" calcext:value-type="float">
            <text:p>4257410.58580402</text:p>
          </table:table-cell>
          <table:table-cell table:formula="of:=[.B498]-[.A498]" office:value-type="float" office:value="11011.3900707979" calcext:value-type="float">
            <text:p>11011.3900707979</text:p>
          </table:table-cell>
          <table:table-cell table:formula="of:=[.C498]-[.$C$524]" office:value-type="float" office:value="0.249133447377972" calcext:value-type="float">
            <text:p>0.2491334474</text:p>
          </table:table-cell>
          <table:table-cell table:number-columns-repeated="3"/>
        </table:table-row>
        <table:table-row table:style-name="ro1">
          <table:table-cell office:value-type="float" office:value="4257410.58580402" calcext:value-type="float">
            <text:p>4257410.58580402</text:p>
          </table:table-cell>
          <table:table-cell office:value-type="float" office:value="4268421.64191635" calcext:value-type="float">
            <text:p>4268421.64191635</text:p>
          </table:table-cell>
          <table:table-cell table:formula="of:=[.B499]-[.A499]" office:value-type="float" office:value="11011.0561123258" calcext:value-type="float">
            <text:p>11011.0561123258</text:p>
          </table:table-cell>
          <table:table-cell table:formula="of:=[.C499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268421.64191635" calcext:value-type="float">
            <text:p>4268421.64191635</text:p>
          </table:table-cell>
          <table:table-cell office:value-type="float" office:value="4279432.92066766" calcext:value-type="float">
            <text:p>4279432.92066766</text:p>
          </table:table-cell>
          <table:table-cell table:formula="of:=[.B500]-[.A500]" office:value-type="float" office:value="11011.2787513072" calcext:value-type="float">
            <text:p>11011.2787513072</text:p>
          </table:table-cell>
          <table:table-cell table:formula="of:=[.C500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4279432.92066766" calcext:value-type="float">
            <text:p>4279432.92066766</text:p>
          </table:table-cell>
          <table:table-cell office:value-type="float" office:value="4290443.97677998" calcext:value-type="float">
            <text:p>4290443.97677998</text:p>
          </table:table-cell>
          <table:table-cell table:formula="of:=[.B501]-[.A501]" office:value-type="float" office:value="11011.0561123258" calcext:value-type="float">
            <text:p>11011.0561123258</text:p>
          </table:table-cell>
          <table:table-cell table:formula="of:=[.C501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290443.97677998" calcext:value-type="float">
            <text:p>4290443.97677998</text:p>
          </table:table-cell>
          <table:table-cell office:value-type="float" office:value="4301455.25553129" calcext:value-type="float">
            <text:p>4301455.25553129</text:p>
          </table:table-cell>
          <table:table-cell table:formula="of:=[.B502]-[.A502]" office:value-type="float" office:value="11011.2787513081" calcext:value-type="float">
            <text:p>11011.2787513081</text:p>
          </table:table-cell>
          <table:table-cell table:formula="of:=[.C502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4301455.25553129" calcext:value-type="float">
            <text:p>4301455.25553129</text:p>
          </table:table-cell>
          <table:table-cell office:value-type="float" office:value="4312466.31164362" calcext:value-type="float">
            <text:p>4312466.31164362</text:p>
          </table:table-cell>
          <table:table-cell table:formula="of:=[.B503]-[.A503]" office:value-type="float" office:value="11011.0561123267" calcext:value-type="float">
            <text:p>11011.0561123267</text:p>
          </table:table-cell>
          <table:table-cell table:formula="of:=[.C503]-[.$C$524]" office:value-type="float" office:value="-0.084825023815938" calcext:value-type="float">
            <text:p>-0.0848250238</text:p>
          </table:table-cell>
          <table:table-cell table:number-columns-repeated="3"/>
        </table:table-row>
        <table:table-row table:style-name="ro1">
          <table:table-cell office:value-type="float" office:value="4312466.31164362" calcext:value-type="float">
            <text:p>4312466.31164362</text:p>
          </table:table-cell>
          <table:table-cell office:value-type="float" office:value="4323477.59039492" calcext:value-type="float">
            <text:p>4323477.59039492</text:p>
          </table:table-cell>
          <table:table-cell table:formula="of:=[.B504]-[.A504]" office:value-type="float" office:value="11011.2787513062" calcext:value-type="float">
            <text:p>11011.2787513062</text:p>
          </table:table-cell>
          <table:table-cell table:formula="of:=[.C504]-[.$C$524]" office:value-type="float" office:value="0.137813955738238" calcext:value-type="float">
            <text:p>0.1378139557</text:p>
          </table:table-cell>
          <table:table-cell table:number-columns-repeated="3"/>
        </table:table-row>
        <table:table-row table:style-name="ro1">
          <table:table-cell office:value-type="float" office:value="4323477.59039492" calcext:value-type="float">
            <text:p>4323477.59039492</text:p>
          </table:table-cell>
          <table:table-cell office:value-type="float" office:value="4334488.64650725" calcext:value-type="float">
            <text:p>4334488.64650725</text:p>
          </table:table-cell>
          <table:table-cell table:formula="of:=[.B505]-[.A505]" office:value-type="float" office:value="11011.0561123258" calcext:value-type="float">
            <text:p>11011.0561123258</text:p>
          </table:table-cell>
          <table:table-cell table:formula="of:=[.C505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334488.64650725" calcext:value-type="float">
            <text:p>4334488.64650725</text:p>
          </table:table-cell>
          <table:table-cell office:value-type="float" office:value="4345499.92525856" calcext:value-type="float">
            <text:p>4345499.92525856</text:p>
          </table:table-cell>
          <table:table-cell table:formula="of:=[.B506]-[.A506]" office:value-type="float" office:value="11011.2787513081" calcext:value-type="float">
            <text:p>11011.2787513081</text:p>
          </table:table-cell>
          <table:table-cell table:formula="of:=[.C506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4345499.92525856" calcext:value-type="float">
            <text:p>4345499.92525856</text:p>
          </table:table-cell>
          <table:table-cell office:value-type="float" office:value="4356510.53609292" calcext:value-type="float">
            <text:p>4356510.53609292</text:p>
          </table:table-cell>
          <table:table-cell table:formula="of:=[.B507]-[.A507]" office:value-type="float" office:value="11010.610834362" calcext:value-type="float">
            <text:p>11010.610834362</text:p>
          </table:table-cell>
          <table:table-cell table:formula="of:=[.C507]-[.$C$524]" office:value-type="float" office:value="-0.530102988512226" calcext:value-type="float">
            <text:p>-0.5301029885</text:p>
          </table:table-cell>
          <table:table-cell table:number-columns-repeated="3"/>
        </table:table-row>
        <table:table-row table:style-name="ro1">
          <table:table-cell office:value-type="float" office:value="4356510.53609292" calcext:value-type="float">
            <text:p>4356510.53609292</text:p>
          </table:table-cell>
          <table:table-cell office:value-type="float" office:value="4367521.81484423" calcext:value-type="float">
            <text:p>4367521.81484423</text:p>
          </table:table-cell>
          <table:table-cell table:formula="of:=[.B508]-[.A508]" office:value-type="float" office:value="11011.2787513081" calcext:value-type="float">
            <text:p>11011.2787513081</text:p>
          </table:table-cell>
          <table:table-cell table:formula="of:=[.C508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4367521.81484423" calcext:value-type="float">
            <text:p>4367521.81484423</text:p>
          </table:table-cell>
          <table:table-cell office:value-type="float" office:value="4378532.87095655" calcext:value-type="float">
            <text:p>4378532.87095655</text:p>
          </table:table-cell>
          <table:table-cell table:formula="of:=[.B509]-[.A509]" office:value-type="float" office:value="11011.0561123258" calcext:value-type="float">
            <text:p>11011.0561123258</text:p>
          </table:table-cell>
          <table:table-cell table:formula="of:=[.C509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378532.87095655" calcext:value-type="float">
            <text:p>4378532.87095655</text:p>
          </table:table-cell>
          <table:table-cell office:value-type="float" office:value="4389544.14970786" calcext:value-type="float">
            <text:p>4389544.14970786</text:p>
          </table:table-cell>
          <table:table-cell table:formula="of:=[.B510]-[.A510]" office:value-type="float" office:value="11011.2787513081" calcext:value-type="float">
            <text:p>11011.2787513081</text:p>
          </table:table-cell>
          <table:table-cell table:formula="of:=[.C510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4389544.14970786" calcext:value-type="float">
            <text:p>4389544.14970786</text:p>
          </table:table-cell>
          <table:table-cell office:value-type="float" office:value="4400555.20582019" calcext:value-type="float">
            <text:p>4400555.20582019</text:p>
          </table:table-cell>
          <table:table-cell table:formula="of:=[.B511]-[.A511]" office:value-type="float" office:value="11011.0561123248" calcext:value-type="float">
            <text:p>11011.0561123248</text:p>
          </table:table-cell>
          <table:table-cell table:formula="of:=[.C511]-[.$C$524]" office:value-type="float" office:value="-0.0848250256785832" calcext:value-type="float">
            <text:p>-0.0848250257</text:p>
          </table:table-cell>
          <table:table-cell table:number-columns-repeated="3"/>
        </table:table-row>
        <table:table-row table:style-name="ro1">
          <table:table-cell office:value-type="float" office:value="4400555.20582019" calcext:value-type="float">
            <text:p>4400555.20582019</text:p>
          </table:table-cell>
          <table:table-cell office:value-type="float" office:value="4411566.48457149" calcext:value-type="float">
            <text:p>4411566.48457149</text:p>
          </table:table-cell>
          <table:table-cell table:formula="of:=[.B512]-[.A512]" office:value-type="float" office:value="11011.2787513081" calcext:value-type="float">
            <text:p>11011.2787513081</text:p>
          </table:table-cell>
          <table:table-cell table:formula="of:=[.C512]-[.$C$524]" office:value-type="float" office:value="0.137813957600883" calcext:value-type="float">
            <text:p>0.1378139576</text:p>
          </table:table-cell>
          <table:table-cell table:number-columns-repeated="3"/>
        </table:table-row>
        <table:table-row table:style-name="ro1">
          <table:table-cell office:value-type="float" office:value="4411566.48457149" calcext:value-type="float">
            <text:p>4411566.48457149</text:p>
          </table:table-cell>
          <table:table-cell office:value-type="float" office:value="4422577.54068382" calcext:value-type="float">
            <text:p>4422577.54068382</text:p>
          </table:table-cell>
          <table:table-cell table:formula="of:=[.B513]-[.A513]" office:value-type="float" office:value="11011.0561123258" calcext:value-type="float">
            <text:p>11011.0561123258</text:p>
          </table:table-cell>
          <table:table-cell table:formula="of:=[.C513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422577.54068382" calcext:value-type="float">
            <text:p>4422577.54068382</text:p>
          </table:table-cell>
          <table:table-cell office:value-type="float" office:value="4433588.81943513" calcext:value-type="float">
            <text:p>4433588.81943513</text:p>
          </table:table-cell>
          <table:table-cell table:formula="of:=[.B514]-[.A514]" office:value-type="float" office:value="11011.2787513072" calcext:value-type="float">
            <text:p>11011.2787513072</text:p>
          </table:table-cell>
          <table:table-cell table:formula="of:=[.C514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4433588.81943513" calcext:value-type="float">
            <text:p>4433588.81943513</text:p>
          </table:table-cell>
          <table:table-cell office:value-type="float" office:value="4444599.87554745" calcext:value-type="float">
            <text:p>4444599.87554745</text:p>
          </table:table-cell>
          <table:table-cell table:formula="of:=[.B515]-[.A515]" office:value-type="float" office:value="11011.0561123258" calcext:value-type="float">
            <text:p>11011.0561123258</text:p>
          </table:table-cell>
          <table:table-cell table:formula="of:=[.C515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444599.87554745" calcext:value-type="float">
            <text:p>4444599.87554745</text:p>
          </table:table-cell>
          <table:table-cell office:value-type="float" office:value="4455611.15429876" calcext:value-type="float">
            <text:p>4455611.15429876</text:p>
          </table:table-cell>
          <table:table-cell table:formula="of:=[.B516]-[.A516]" office:value-type="float" office:value="11011.2787513072" calcext:value-type="float">
            <text:p>11011.2787513072</text:p>
          </table:table-cell>
          <table:table-cell table:formula="of:=[.C516]-[.$C$524]" office:value-type="float" office:value="0.137813956669561" calcext:value-type="float">
            <text:p>0.1378139567</text:p>
          </table:table-cell>
          <table:table-cell table:number-columns-repeated="3"/>
        </table:table-row>
        <table:table-row table:style-name="ro1">
          <table:table-cell office:value-type="float" office:value="4455611.15429876" calcext:value-type="float">
            <text:p>4455611.15429876</text:p>
          </table:table-cell>
          <table:table-cell office:value-type="float" office:value="4466622.21041109" calcext:value-type="float">
            <text:p>4466622.21041109</text:p>
          </table:table-cell>
          <table:table-cell table:formula="of:=[.B517]-[.A517]" office:value-type="float" office:value="11011.0561123258" calcext:value-type="float">
            <text:p>11011.0561123258</text:p>
          </table:table-cell>
          <table:table-cell table:formula="of:=[.C517]-[.$C$524]" office:value-type="float" office:value="-0.0848250247472606" calcext:value-type="float">
            <text:p>-0.0848250247</text:p>
          </table:table-cell>
          <table:table-cell table:number-columns-repeated="3"/>
        </table:table-row>
        <table:table-row table:style-name="ro1">
          <table:table-cell office:value-type="float" office:value="4466622.21041109" calcext:value-type="float">
            <text:p>4466622.21041109</text:p>
          </table:table-cell>
          <table:table-cell office:value-type="float" office:value="4477633.15520392" calcext:value-type="float">
            <text:p>4477633.15520392</text:p>
          </table:table-cell>
          <table:table-cell table:formula="of:=[.B518]-[.A518]" office:value-type="float" office:value="11010.944792836" calcext:value-type="float">
            <text:p>11010.944792836</text:p>
          </table:table-cell>
          <table:table-cell table:formula="of:=[.C518]-[.$C$524]" office:value-type="float" office:value="-0.196144514524349" calcext:value-type="float">
            <text:p>-0.1961445145</text:p>
          </table:table-cell>
          <table:table-cell table:number-columns-repeated="3"/>
        </table:table-row>
        <table:table-row table:style-name="ro1">
          <table:table-cell office:value-type="float" office:value="4477633.15520392" calcext:value-type="float">
            <text:p>4477633.15520392</text:p>
          </table:table-cell>
          <table:table-cell office:value-type="float" office:value="4488644.32263574" calcext:value-type="float">
            <text:p>4488644.32263574</text:p>
          </table:table-cell>
          <table:table-cell table:formula="of:=[.B519]-[.A519]" office:value-type="float" office:value="11011.1674318165" calcext:value-type="float">
            <text:p>11011.1674318165</text:p>
          </table:table-cell>
          <table:table-cell table:formula="of:=[.C519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4488644.32263574" calcext:value-type="float">
            <text:p>4488644.32263574</text:p>
          </table:table-cell>
          <table:table-cell office:value-type="float" office:value="4499655.49006755" calcext:value-type="float">
            <text:p>4499655.49006755</text:p>
          </table:table-cell>
          <table:table-cell table:formula="of:=[.B520]-[.A520]" office:value-type="float" office:value="11011.1674318165" calcext:value-type="float">
            <text:p>11011.1674318165</text:p>
          </table:table-cell>
          <table:table-cell table:formula="of:=[.C520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4499655.49006755" calcext:value-type="float">
            <text:p>4499655.49006755</text:p>
          </table:table-cell>
          <table:table-cell office:value-type="float" office:value="4510666.65749937" calcext:value-type="float">
            <text:p>4510666.65749937</text:p>
          </table:table-cell>
          <table:table-cell table:formula="of:=[.B521]-[.A521]" office:value-type="float" office:value="11011.1674318165" calcext:value-type="float">
            <text:p>11011.1674318165</text:p>
          </table:table-cell>
          <table:table-cell table:formula="of:=[.C521]-[.$C$524]" office:value-type="float" office:value="0.0264944659611501" calcext:value-type="float">
            <text:p>0.026494466</text:p>
          </table:table-cell>
          <table:table-cell table:number-columns-repeated="3"/>
        </table:table-row>
        <table:table-row table:style-name="ro1">
          <table:table-cell office:value-type="float" office:value="4510666.65749937" calcext:value-type="float">
            <text:p>4510666.65749937</text:p>
          </table:table-cell>
          <table:table-cell office:value-type="float" office:value="4521677.82493119" calcext:value-type="float">
            <text:p>4521677.82493119</text:p>
          </table:table-cell>
          <table:table-cell table:formula="of:=[.B522]-[.A522]" office:value-type="float" office:value="11011.1674318174" calcext:value-type="float">
            <text:p>11011.1674318174</text:p>
          </table:table-cell>
          <table:table-cell table:formula="of:=[.C522]-[.$C$524]" office:value-type="float" office:value="0.0264944668924727" calcext:value-type="float">
            <text:p>0.026494466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:.C522])" office:value-type="float" office:value="11011.1409373505" calcext:value-type="float">
            <text:p>11011.1409373505</text:p>
          </table:table-cell>
          <table:table-cell office:value-type="string" calcext:value-type="string">
            <text:p>var max</text:p>
          </table:table-cell>
          <table:table-cell table:formula="of:=MAX([.D2:.D522])" office:value-type="float" office:value="0.249133447843633" calcext:value-type="float">
            <text:p>0.2491334478</text:p>
          </table:table-cell>
          <table:table-cell office:value-type="string" calcext:value-type="string">
            <text:p>Var % max</text:p>
          </table:table-cell>
          <table:table-cell table:formula="of:=100*[.E524]/[.C524]" office:value-type="float" office:value="0.00226255797887898" calcext:value-type="float">
            <text:p>0.0022625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 min</text:p>
          </table:table-cell>
          <table:table-cell table:formula="of:=MIN([.D2:.D522])" office:value-type="float" office:value="-0.530102988512226" calcext:value-type="float">
            <text:p>-0.5301029885</text:p>
          </table:table-cell>
          <table:table-cell office:value-type="string" calcext:value-type="string">
            <text:p>Var % min</text:p>
          </table:table-cell>
          <table:table-cell table:formula="of:=100*[.E525]/[.C524]" office:value-type="float" office:value="-0.0048142421528189" calcext:value-type="float">
            <text:p>-0.0048142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21:52:46.998000000</dc:date>
    <meta:editing-duration>PT6M31S</meta:editing-duration>
    <meta:editing-cycles>2</meta:editing-cycles>
    <meta:generator>LibreOffice/5.1.3.2$Windows_X86_64 LibreOffice_project/644e4637d1d8544fd9f56425bd6cec110e49301b</meta:generator>
    <meta:document-statistic meta:table-count="1" meta:cell-count="2098" meta:object-count="0"/>
  </office:meta>
</office:document-meta>
</file>